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OpenSymbol2" svg:font-family="OpenSymbol, 'Arial Unicode MS'"/>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4" svg:font-family="'Gentium Basic'" style:font-pitch="variable"/>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Symbol1" svg:font-family="Symbol" style:font-pitch="variable"/>
    <style:font-face style:name="Symbol" svg:font-family="Symbol"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Verdana1" svg:font-family="Verdan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368c6e5"/>
    </style:style>
    <style:style style:name="P2" style:family="paragraph" style:parent-style-name="Standard">
      <style:paragraph-properties fo:text-align="justify" style:justify-single-word="false"/>
      <style:text-properties style:font-name="Gentium Basic4" fo:language="es" fo:country="VE" officeooo:paragraph-rsid="03862dad"/>
    </style:style>
    <style:style style:name="P3" style:family="paragraph" style:parent-style-name="Text_20_body">
      <style:text-properties fo:font-weight="bold" officeooo:paragraph-rsid="03862dad" style:font-weight-asian="bold" style:font-weight-complex="bold"/>
    </style:style>
    <style:style style:name="P4" style:family="paragraph" style:parent-style-name="Text_20_body">
      <style:text-properties officeooo:paragraph-rsid="03862dad"/>
    </style:style>
    <style:style style:name="P5" style:family="paragraph" style:parent-style-name="Text_20_body">
      <style:text-properties style:font-name="Gentium Basic4"/>
    </style:style>
    <style:style style:name="P6" style:family="paragraph" style:parent-style-name="Text_20_body">
      <style:text-properties style:font-name="Gentium Basic4" officeooo:paragraph-rsid="03862dad"/>
    </style:style>
    <style:style style:name="P7" style:family="paragraph" style:parent-style-name="Text_20_body">
      <style:text-properties style:font-name="Gentium Basic4" officeooo:paragraph-rsid="03897cbb"/>
    </style:style>
    <style:style style:name="P8" style:family="paragraph" style:parent-style-name="Text_20_body">
      <style:text-properties style:font-name="Gentium Basic4" officeooo:paragraph-rsid="03bf0851"/>
    </style:style>
    <style:style style:name="P9" style:family="paragraph" style:parent-style-name="Text_20_body">
      <style:text-properties officeooo:paragraph-rsid="038932b8"/>
    </style:style>
    <style:style style:name="P10" style:family="paragraph" style:parent-style-name="Text_20_body">
      <style:text-properties officeooo:paragraph-rsid="03d5a6cd"/>
    </style:style>
    <style:style style:name="P11" style:family="paragraph" style:parent-style-name="metadatos">
      <style:paragraph-properties fo:break-before="page"/>
      <style:text-properties officeooo:paragraph-rsid="03862dad"/>
    </style:style>
    <style:style style:name="P12" style:family="paragraph" style:parent-style-name="Title">
      <style:text-properties officeooo:paragraph-rsid="03862dad"/>
    </style:style>
    <style:style style:name="P13" style:family="paragraph" style:parent-style-name="Footnote">
      <style:text-properties fo:language="es" fo:country="VE"/>
    </style:style>
    <style:style style:name="P14" style:family="paragraph" style:parent-style-name="Footnote">
      <style:text-properties officeooo:paragraph-rsid="038f66d0"/>
    </style:style>
    <style:style style:name="P15" style:family="paragraph" style:parent-style-name="Footnote">
      <style:text-properties officeooo:rsid="038f66d0" officeooo:paragraph-rsid="038f66d0"/>
    </style:style>
    <style:style style:name="P16" style:family="paragraph" style:parent-style-name="Footnote">
      <style:text-properties officeooo:rsid="03a9d106" officeooo:paragraph-rsid="039079ce"/>
    </style:style>
    <style:style style:name="P17" style:family="paragraph" style:parent-style-name="Footnote">
      <style:text-properties officeooo:paragraph-rsid="039c6aed"/>
    </style:style>
    <style:style style:name="P18" style:family="paragraph" style:parent-style-name="Footnote">
      <style:text-properties officeooo:paragraph-rsid="03b26975"/>
    </style:style>
    <style:style style:name="P19" style:family="paragraph" style:parent-style-name="Footnote">
      <style:text-properties officeooo:rsid="03e3bee0" officeooo:paragraph-rsid="03e3bee0"/>
    </style:style>
    <style:style style:name="P20" style:family="paragraph" style:parent-style-name="Footnote">
      <style:text-properties officeooo:paragraph-rsid="03e9a30b"/>
    </style:style>
    <style:style style:name="P21" style:family="paragraph" style:parent-style-name="Footnote">
      <style:text-properties officeooo:paragraph-rsid="03ec8744"/>
    </style:style>
    <style:style style:name="P22" style:family="paragraph" style:parent-style-name="Quotations">
      <style:text-properties style:font-name="Gentium Basic4" officeooo:paragraph-rsid="03862dad"/>
    </style:style>
    <style:style style:name="P23" style:family="paragraph" style:parent-style-name="metadatos">
      <style:text-properties officeooo:paragraph-rsid="03862dad"/>
    </style:style>
    <style:style style:name="P24" style:family="paragraph" style:parent-style-name="metadatos">
      <style:text-properties officeooo:paragraph-rsid="039079ce"/>
    </style:style>
    <style:style style:name="P25" style:family="paragraph" style:parent-style-name="licencia-copyleft">
      <style:text-properties fo:font-weight="bold" officeooo:paragraph-rsid="03862dad" style:font-weight-asian="bold" style:font-weight-complex="bold"/>
    </style:style>
    <style:style style:name="P26" style:family="paragraph" style:parent-style-name="licencia-copyleft">
      <style:text-properties officeooo:paragraph-rsid="03862dad"/>
    </style:style>
    <style:style style:name="P27" style:family="paragraph" style:parent-style-name="seccion-id">
      <style:text-properties officeooo:paragraph-rsid="03862dad"/>
    </style:style>
    <style:style style:name="P28" style:family="paragraph" style:parent-style-name="Bibliography_20_1">
      <style:text-properties style:font-name="Gentium Basic4" fo:font-style="normal" officeooo:rsid="000d95e6" officeooo:paragraph-rsid="03ca5066" style:font-style-asian="normal"/>
    </style:style>
    <style:style style:name="P29" style:family="paragraph" style:parent-style-name="Bibliography_20_1">
      <style:text-properties style:font-name="Gentium Basic4" fo:font-style="normal" officeooo:rsid="000fb43c" officeooo:paragraph-rsid="03ca5066" style:font-style-asian="normal"/>
    </style:style>
    <style:style style:name="P30" style:family="paragraph" style:parent-style-name="Bibliography_20_1">
      <style:text-properties style:font-name="Gentium Basic4" fo:font-style="normal" officeooo:paragraph-rsid="03ca5066" style:font-style-asian="normal"/>
    </style:style>
    <style:style style:name="P31" style:family="paragraph" style:parent-style-name="Bibliography_20_1">
      <style:text-properties style:font-name="Gentium Basic4" officeooo:rsid="000cf27f" officeooo:paragraph-rsid="03ca5066"/>
    </style:style>
    <style:style style:name="P32" style:family="paragraph" style:parent-style-name="Bibliography_20_1">
      <style:text-properties style:font-name="Gentium Basic4" officeooo:paragraph-rsid="03ca5066"/>
    </style:style>
    <style:style style:name="P33" style:family="paragraph" style:parent-style-name="Bibliography_20_1">
      <style:text-properties officeooo:paragraph-rsid="03ca5066"/>
    </style:style>
    <style:style style:name="P34" style:family="paragraph" style:parent-style-name="Contents_20_2">
      <style:paragraph-properties>
        <style:tab-stops>
          <style:tab-stop style:position="12.98cm" style:type="right" style:leader-style="dotted" style:leader-text="."/>
        </style:tab-stops>
      </style:paragraph-properties>
    </style:style>
    <style:style style:name="P35" style:family="paragraph" style:parent-style-name="Contents_20_1">
      <style:paragraph-properties>
        <style:tab-stops>
          <style:tab-stop style:position="12.98cm" style:type="right" style:leader-style="dotted" style:leader-text="."/>
        </style:tab-stops>
      </style:paragraph-properties>
    </style:style>
    <style:style style:name="P36" style:family="paragraph" style:parent-style-name="Contents_20_3">
      <style:paragraph-properties>
        <style:tab-stops>
          <style:tab-stop style:position="12.98cm" style:type="right" style:leader-style="dotted" style:leader-text="."/>
        </style:tab-stops>
      </style:paragraph-properties>
    </style:style>
    <style:style style:name="P37" style:family="paragraph" style:parent-style-name="Standard" style:list-style-name="WW8Num12">
      <style:paragraph-properties fo:text-align="justify" style:justify-single-word="false"/>
      <style:text-properties style:font-name="Gentium Basic4" officeooo:paragraph-rsid="03862dad"/>
    </style:style>
    <style:style style:name="P38" style:family="paragraph" style:parent-style-name="Text_20_body" style:list-style-name="WW8Num3">
      <style:text-properties style:font-name="Gentium Basic4" officeooo:paragraph-rsid="03862dad"/>
    </style:style>
    <style:style style:name="P39" style:family="paragraph" style:parent-style-name="Text_20_body" style:list-style-name="WW8Num4">
      <style:text-properties style:font-name="Gentium Basic4" officeooo:paragraph-rsid="03862dad"/>
    </style:style>
    <style:style style:name="P40" style:family="paragraph" style:parent-style-name="Text_20_body" style:list-style-name="WW8Num5">
      <style:text-properties style:font-name="Gentium Basic4" officeooo:paragraph-rsid="03862dad"/>
    </style:style>
    <style:style style:name="P41" style:family="paragraph" style:parent-style-name="Text_20_body" style:list-style-name="WW8Num6">
      <style:text-properties style:font-name="Gentium Basic4" officeooo:paragraph-rsid="03862dad"/>
    </style:style>
    <style:style style:name="P42" style:family="paragraph" style:parent-style-name="Text_20_body" style:list-style-name="L1">
      <style:text-properties style:font-name="Gentium Basic4" officeooo:paragraph-rsid="038932b8"/>
    </style:style>
    <style:style style:name="P43" style:family="paragraph" style:parent-style-name="Text_20_body" style:list-style-name="L2">
      <style:text-properties style:font-name="Gentium Basic4" officeooo:paragraph-rsid="03897cbb"/>
    </style:style>
    <style:style style:name="P44" style:family="paragraph" style:parent-style-name="Text_20_body" style:list-style-name="WW8Num9">
      <style:text-properties style:font-name="Gentium Basic4" officeooo:paragraph-rsid="03862dad"/>
    </style:style>
    <style:style style:name="P45" style:family="paragraph" style:parent-style-name="Text_20_body" style:list-style-name="WW8Num10">
      <style:text-properties style:font-name="Gentium Basic4" officeooo:paragraph-rsid="03862dad"/>
    </style:style>
    <style:style style:name="P46" style:family="paragraph" style:parent-style-name="Text_20_body" style:list-style-name="L3">
      <style:text-properties style:font-name="Gentium Basic4" officeooo:paragraph-rsid="03862dad"/>
    </style:style>
    <style:style style:name="P47" style:family="paragraph" style:parent-style-name="Text_20_body" style:list-style-name="WW8Num12">
      <style:text-properties style:font-name="Gentium Basic4" officeooo:paragraph-rsid="03862dad"/>
    </style:style>
    <style:style style:name="P48" style:family="paragraph" style:parent-style-name="Text_20_body" style:list-style-name="WW8Num13">
      <style:text-properties style:font-name="Gentium Basic4" officeooo:paragraph-rsid="03862dad"/>
    </style:style>
    <style:style style:name="P49" style:family="paragraph" style:parent-style-name="Text_20_body" style:list-style-name="WW8Num14">
      <style:text-properties style:font-name="Gentium Basic4" officeooo:paragraph-rsid="03862dad"/>
    </style:style>
    <style:style style:name="P50" style:family="paragraph" style:parent-style-name="Text_20_body" style:list-style-name="WW8Num15">
      <style:text-properties style:font-name="Gentium Basic4" officeooo:paragraph-rsid="03862dad"/>
    </style:style>
    <style:style style:name="P51" style:family="paragraph" style:parent-style-name="Text_20_body" style:list-style-name="WW8Num16">
      <style:text-properties style:font-name="Gentium Basic4" officeooo:paragraph-rsid="03862dad"/>
    </style:style>
    <style:style style:name="P52" style:family="paragraph" style:parent-style-name="Text_20_body" style:list-style-name="WW8Num17">
      <style:text-properties style:font-name="Gentium Basic4" officeooo:paragraph-rsid="03862dad"/>
    </style:style>
    <style:style style:name="P53" style:family="paragraph" style:parent-style-name="Text_20_body" style:list-style-name="WW8Num5">
      <style:text-properties officeooo:paragraph-rsid="03862dad"/>
    </style:style>
    <style:style style:name="P54" style:family="paragraph" style:parent-style-name="Text_20_body" style:list-style-name="L1">
      <style:text-properties officeooo:paragraph-rsid="038932b8"/>
    </style:style>
    <style:style style:name="P55" style:family="paragraph" style:parent-style-name="Text_20_body" style:list-style-name="L2">
      <style:text-properties officeooo:paragraph-rsid="03897cbb"/>
    </style:style>
    <style:style style:name="P56" style:family="paragraph" style:parent-style-name="Text_20_body" style:list-style-name="L3">
      <style:text-properties officeooo:paragraph-rsid="03862dad"/>
    </style:style>
    <style:style style:name="P57" style:family="paragraph" style:parent-style-name="Text_20_body" style:list-style-name="WW8Num13">
      <style:text-properties officeooo:paragraph-rsid="03862dad"/>
    </style:style>
    <style:style style:name="P58" style:family="paragraph" style:parent-style-name="Text_20_body" style:list-style-name="L4">
      <style:text-properties officeooo:paragraph-rsid="03c275bc"/>
    </style:style>
    <style:style style:name="P59" style:family="paragraph" style:parent-style-name="Text_20_body" style:list-style-name="WW8Num16">
      <style:text-properties officeooo:paragraph-rsid="03862dad"/>
    </style:style>
    <style:style style:name="P60" style:family="paragraph" style:parent-style-name="Heading_20_2">
      <style:text-properties style:font-name="Gentium Basic4" officeooo:paragraph-rsid="03862dad"/>
    </style:style>
    <style:style style:name="P61" style:family="paragraph" style:parent-style-name="Heading_20_2">
      <style:text-properties officeooo:paragraph-rsid="03862dad"/>
    </style:style>
    <style:style style:name="P62" style:family="paragraph" style:parent-style-name="Heading_20_1">
      <style:text-properties style:font-name="Gentium Basic4" officeooo:paragraph-rsid="03862dad"/>
    </style:style>
    <style:style style:name="P63" style:family="paragraph" style:parent-style-name="Heading_20_1">
      <style:paragraph-properties>
        <style:tab-stops>
          <style:tab-stop style:position="0cm"/>
        </style:tab-stops>
      </style:paragraph-properties>
      <style:text-properties style:font-name="Gentium Basic4" fo:language="es" fo:country="VE" officeooo:paragraph-rsid="03862dad"/>
    </style:style>
    <style:style style:name="P64" style:family="paragraph" style:parent-style-name="Heading_20_1">
      <style:text-properties officeooo:paragraph-rsid="03862dad"/>
    </style:style>
    <style:style style:name="P65" style:family="paragraph" style:parent-style-name="Heading_20_1">
      <style:paragraph-properties fo:break-before="page"/>
      <style:text-properties officeooo:paragraph-rsid="03862dad"/>
    </style:style>
    <style:style style:name="P66" style:family="paragraph" style:parent-style-name="Heading_20_3">
      <style:text-properties style:font-name="Gentium Basic4" officeooo:paragraph-rsid="03862dad"/>
    </style:style>
    <style:style style:name="P67" style:family="paragraph" style:parent-style-name="seccion-id" style:master-page-name="Standard">
      <style:paragraph-properties style:page-number="653"/>
      <style:text-properties officeooo:paragraph-rsid="03862dad"/>
    </style:style>
    <style:style style:name="T1" style:family="text">
      <style:text-properties fo:font-size="10.5pt" style:font-size-asian="10.5pt" style:font-size-complex="10.5pt"/>
    </style:style>
    <style:style style:name="T2" style:family="text">
      <style:text-properties fo:font-size="10.5pt" officeooo:rsid="03867ab9" style:font-size-asian="10.5pt" style:font-size-complex="10.5pt"/>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style:font-style-asian="normal" style:font-name-complex="Times New Roman2" style:font-style-complex="normal"/>
    </style:style>
    <style:style style:name="T6" style:family="text">
      <style:text-properties fo:font-style="normal" officeooo:rsid="000e1fdc" style:font-style-asian="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3ac658f" style:font-style-asian="italic" style:font-style-complex="italic"/>
    </style:style>
    <style:style style:name="T10" style:family="text">
      <style:text-properties fo:font-style="italic" officeooo:rsid="03bdef75" style:font-style-asian="italic" style:font-style-complex="italic"/>
    </style:style>
    <style:style style:name="T11" style:family="text">
      <style:text-properties fo:font-style="italic" officeooo:rsid="03cebac6" style:font-style-asian="italic" style:font-style-complex="italic"/>
    </style:style>
    <style:style style:name="T12" style:family="text">
      <style:text-properties fo:font-style="italic" style:font-style-asian="italic" style:font-name-complex="Times New Roman2"/>
    </style:style>
    <style:style style:name="T13" style:family="text">
      <style:text-properties fo:font-style="italic" style:font-style-asian="italic" style:font-name-complex="Times New Roman2" style:font-style-complex="italic"/>
    </style:style>
    <style:style style:name="T14" style:family="text">
      <style:text-properties fo:font-style="italic" style:font-style-asian="normal"/>
    </style:style>
    <style:style style:name="T15" style:family="text">
      <style:text-properties fo:font-style="italic" officeooo:rsid="000e1fdc" style:font-style-asian="normal"/>
    </style:style>
    <style:style style:name="T16" style:family="text">
      <style:text-properties fo:font-style="italic" officeooo:rsid="000cf27f"/>
    </style:style>
    <style:style style:name="T17" style:family="text">
      <style:text-properties style:text-position="super 58%"/>
    </style:style>
    <style:style style:name="T18" style:family="text">
      <style:text-properties style:text-position="super 58%" style:font-name="Gentium Basic4"/>
    </style:style>
    <style:style style:name="T19" style:family="text">
      <style:text-properties fo:color="#000000" fo:language="es" fo:country="VE"/>
    </style:style>
    <style:style style:name="T20" style:family="text">
      <style:text-properties fo:color="#000000" fo:language="es" fo:country="VE" fo:font-style="italic" style:font-style-asian="italic" style:font-style-complex="italic"/>
    </style:style>
    <style:style style:name="T21" style:family="text">
      <style:text-properties fo:language="es" fo:country="EC"/>
    </style:style>
    <style:style style:name="T22" style:family="text">
      <style:text-properties fo:language="es" fo:country="EC" fo:font-style="italic" style:font-style-asian="italic"/>
    </style:style>
    <style:style style:name="T23" style:family="text">
      <style:text-properties fo:language="es" fo:country="EC" officeooo:rsid="03c6629e"/>
    </style:style>
    <style:style style:name="T24" style:family="text">
      <style:text-properties fo:language="es" fo:country="VE"/>
    </style:style>
    <style:style style:name="T25" style:family="text">
      <style:text-properties fo:language="es" fo:country="VE" fo:font-style="italic" style:font-style-asian="italic"/>
    </style:style>
    <style:style style:name="T26" style:family="text">
      <style:text-properties fo:language="es" fo:country="VE" fo:font-style="italic" style:font-style-asian="italic" style:font-weight-complex="bold"/>
    </style:style>
    <style:style style:name="T27" style:family="text">
      <style:text-properties fo:language="es" fo:country="VE" fo:font-style="italic" style:font-style-asian="italic" style:font-style-complex="italic"/>
    </style:style>
    <style:style style:name="T28" style:family="text">
      <style:text-properties fo:language="es" fo:country="VE" fo:font-style="italic" style:font-style-asian="italic" style:font-name-complex="Times New Roman2"/>
    </style:style>
    <style:style style:name="T29" style:family="text">
      <style:text-properties fo:language="es" fo:country="VE" fo:font-weight="bold" style:font-weight-asian="bold" style:font-weight-complex="bold"/>
    </style:style>
    <style:style style:name="T30" style:family="text">
      <style:text-properties fo:language="es" fo:country="VE" style:font-weight-complex="bold"/>
    </style:style>
    <style:style style:name="T31" style:family="text">
      <style:text-properties fo:language="es" fo:country="VE" fo:font-weight="normal" style:font-weight-asian="normal" style:font-weight-complex="normal"/>
    </style:style>
    <style:style style:name="T32" style:family="text">
      <style:text-properties fo:language="es" fo:country="VE" officeooo:rsid="039f6211"/>
    </style:style>
    <style:style style:name="T33" style:family="text">
      <style:text-properties fo:language="es" fo:country="VE" officeooo:rsid="03a1e436"/>
    </style:style>
    <style:style style:name="T34" style:family="text">
      <style:text-properties fo:language="es" fo:country="VE" officeooo:rsid="03a6d858"/>
    </style:style>
    <style:style style:name="T35" style:family="text">
      <style:text-properties fo:language="es" fo:country="VE" officeooo:rsid="03aa7186"/>
    </style:style>
    <style:style style:name="T36" style:family="text">
      <style:text-properties fo:language="es" fo:country="VE" officeooo:rsid="03af4b89"/>
    </style:style>
    <style:style style:name="T37" style:family="text">
      <style:text-properties fo:language="es" fo:country="VE" officeooo:rsid="03b7ccd1"/>
    </style:style>
    <style:style style:name="T38" style:family="text">
      <style:text-properties fo:language="es" fo:country="VE" officeooo:rsid="03b81aa5"/>
    </style:style>
    <style:style style:name="T39" style:family="text">
      <style:text-properties fo:language="es" fo:country="VE" officeooo:rsid="03c17ba9"/>
    </style:style>
    <style:style style:name="T40" style:family="text">
      <style:text-properties fo:language="es" fo:country="VE" officeooo:rsid="03c40d0c"/>
    </style:style>
    <style:style style:name="T41" style:family="text">
      <style:text-properties fo:language="es" fo:country="VE" officeooo:rsid="03c537dc"/>
    </style:style>
    <style:style style:name="T42" style:family="text">
      <style:text-properties fo:language="es" fo:country="VE" fo:font-style="normal" style:font-style-asian="normal" style:font-style-complex="normal"/>
    </style:style>
    <style:style style:name="T43" style:family="text">
      <style:text-properties fo:language="es" fo:country="VE" fo:font-style="normal" style:font-style-asian="normal" style:font-style-complex="normal" style:font-weight-complex="bold"/>
    </style:style>
    <style:style style:name="T44" style:family="text">
      <style:text-properties fo:language="es" fo:country="VE" fo:font-style="normal" officeooo:rsid="03a6d858" style:font-style-asian="normal" style:font-style-complex="normal" style:font-weight-complex="bold"/>
    </style:style>
    <style:style style:name="T45" style:family="text">
      <style:text-properties fo:language="es" fo:country="VE" officeooo:rsid="03de9ee1"/>
    </style:style>
    <style:style style:name="T46" style:family="text">
      <style:text-properties officeooo:rsid="03b58f8a"/>
    </style:style>
    <style:style style:name="T47" style:family="text">
      <style:text-properties fo:font-weight="bold" style:font-weight-asian="bold" style:font-weight-complex="bold"/>
    </style:style>
    <style:style style:name="T48" style:family="text">
      <style:text-properties fo:font-weight="bold" officeooo:rsid="0397c90c" style:font-weight-asian="bold" style:font-weight-complex="bold"/>
    </style:style>
    <style:style style:name="T49" style:family="text">
      <style:text-properties fo:font-weight="bold" officeooo:rsid="039b12dd" style:font-weight-asian="bold" style:font-weight-complex="bold"/>
    </style:style>
    <style:style style:name="T50" style:family="text">
      <style:text-properties officeooo:rsid="039b12dd"/>
    </style:style>
    <style:style style:name="T51" style:family="text">
      <style:text-properties officeooo:rsid="03ac658f"/>
    </style:style>
    <style:style style:name="T52" style:family="text">
      <style:text-properties officeooo:rsid="03b06e0c"/>
    </style:style>
    <style:style style:name="T53" style:family="text">
      <style:text-properties style:font-size-complex="9pt"/>
    </style:style>
    <style:style style:name="T54" style:family="text">
      <style:text-properties style:font-weight-complex="bold"/>
    </style:style>
    <style:style style:name="T55" style:family="text">
      <style:text-properties style:font-name="Gentium Basic4"/>
    </style:style>
    <style:style style:name="T56" style:family="text">
      <style:text-properties style:font-name="Gentium Basic4" fo:font-style="italic" style:font-style-asian="italic"/>
    </style:style>
    <style:style style:name="T57" style:family="text">
      <style:text-properties style:font-name="Gentium Basic4" fo:font-style="italic" style:font-style-asian="italic" style:font-name-complex="Times New Roman2"/>
    </style:style>
    <style:style style:name="T58" style:family="text">
      <style:text-properties style:font-name="Gentium Basic4" fo:font-style="italic" style:font-style-asian="italic" style:font-style-complex="italic"/>
    </style:style>
    <style:style style:name="T59" style:family="text">
      <style:text-properties style:font-name="Gentium Basic4" fo:font-style="italic" officeooo:rsid="0337fb81" style:font-style-asian="italic" style:font-style-complex="normal"/>
    </style:style>
    <style:style style:name="T60" style:family="text">
      <style:text-properties style:font-name="Gentium Basic4" fo:font-style="italic" fo:font-weight="normal" style:font-style-asian="italic" style:font-weight-asian="normal" style:font-name-complex="Times New Roman2" style:font-weight-complex="normal"/>
    </style:style>
    <style:style style:name="T61" style:family="text">
      <style:text-properties style:font-name="Gentium Basic4" fo:language="es" fo:country="VE"/>
    </style:style>
    <style:style style:name="T62" style:family="text">
      <style:text-properties style:font-name="Gentium Basic4" fo:language="es" fo:country="VE" fo:font-style="italic" style:font-style-asian="italic"/>
    </style:style>
    <style:style style:name="T63" style:family="text">
      <style:text-properties style:font-name="Gentium Basic4" fo:language="es" fo:country="VE" fo:font-style="italic" style:font-style-asian="italic" style:font-style-complex="italic"/>
    </style:style>
    <style:style style:name="T64" style:family="text">
      <style:text-properties style:font-name="Gentium Basic4" fo:language="es" fo:country="VE" fo:font-style="italic" style:font-style-asian="italic" style:font-name-complex="Times New Roman2"/>
    </style:style>
    <style:style style:name="T65" style:family="text">
      <style:text-properties style:font-name="Gentium Basic4" fo:language="es" fo:country="VE" officeooo:rsid="03b413df"/>
    </style:style>
    <style:style style:name="T66" style:family="text">
      <style:text-properties style:font-name="Gentium Basic4" fo:language="es" fo:country="VE" officeooo:rsid="03bb91ef"/>
    </style:style>
    <style:style style:name="T67" style:family="text">
      <style:text-properties style:font-name="Gentium Basic4" fo:language="es" fo:country="VE" officeooo:rsid="03bc9617"/>
    </style:style>
    <style:style style:name="T68" style:family="text">
      <style:text-properties style:font-name="Gentium Basic4" fo:language="es" fo:country="VE" officeooo:rsid="03db116b"/>
    </style:style>
    <style:style style:name="T69" style:family="text">
      <style:text-properties style:font-name="Gentium Basic4" fo:language="es" fo:country="EC"/>
    </style:style>
    <style:style style:name="T70" style:family="text">
      <style:text-properties style:font-name="Gentium Basic4" fo:language="es" fo:country="EC" style:font-name-complex="Times New Roman2"/>
    </style:style>
    <style:style style:name="T71" style:family="text">
      <style:text-properties style:font-name="Gentium Basic4" fo:language="es" fo:country="EC" fo:font-style="italic" style:font-style-asian="italic"/>
    </style:style>
    <style:style style:name="T72" style:family="text">
      <style:text-properties style:font-name="Gentium Basic4" fo:language="es" fo:country="EC" fo:font-style="italic" style:font-style-asian="italic" style:font-weight-complex="bold"/>
    </style:style>
    <style:style style:name="T73" style:family="text">
      <style:text-properties style:font-name="Gentium Basic4" fo:language="es" fo:country="EC" fo:font-style="italic" style:font-style-asian="italic" style:font-name-complex="Times New Roman2"/>
    </style:style>
    <style:style style:name="T74" style:family="text">
      <style:text-properties style:font-name="Gentium Basic4" fo:language="es" fo:country="EC" officeooo:rsid="03a6d858"/>
    </style:style>
    <style:style style:name="T75" style:family="text">
      <style:text-properties style:font-name="Gentium Basic4" fo:language="es" fo:country="EC" fo:font-style="normal" style:font-style-asian="normal" style:font-style-complex="normal" style:font-weight-complex="bold"/>
    </style:style>
    <style:style style:name="T76" style:family="text">
      <style:text-properties style:font-name="Gentium Basic4" fo:language="es" fo:country="EC" fo:font-style="normal" officeooo:rsid="03d90a12" style:font-style-asian="normal" style:font-style-complex="normal" style:font-weight-complex="bold"/>
    </style:style>
    <style:style style:name="T77" style:family="text">
      <style:text-properties style:font-name="Gentium Basic4" fo:font-weight="normal" style:font-weight-asian="normal" style:font-weight-complex="normal"/>
    </style:style>
    <style:style style:name="T78" style:family="text">
      <style:text-properties style:font-name="Gentium Basic4" fo:font-weight="normal" officeooo:rsid="03999a22" style:font-weight-asian="normal" style:font-weight-complex="normal"/>
    </style:style>
    <style:style style:name="T79" style:family="text">
      <style:text-properties style:font-name="Gentium Basic4" fo:font-weight="normal" officeooo:rsid="03d086b9" style:font-weight-asian="normal" style:font-weight-complex="normal"/>
    </style:style>
    <style:style style:name="T80" style:family="text">
      <style:text-properties style:font-name="Gentium Basic4" style:font-name-complex="Times New Roman2"/>
    </style:style>
    <style:style style:name="T81" style:family="text">
      <style:text-properties style:font-name="Gentium Basic4" officeooo:rsid="03a4eeca"/>
    </style:style>
    <style:style style:name="T82" style:family="text">
      <style:text-properties style:font-name="Gentium Basic4" officeooo:rsid="03999a22"/>
    </style:style>
    <style:style style:name="T83" style:family="text">
      <style:text-properties style:font-name="Gentium Basic4" fo:font-style="normal" style:font-style-asian="normal"/>
    </style:style>
    <style:style style:name="T84" style:family="text">
      <style:text-properties style:font-name="Gentium Basic4" fo:font-style="normal" style:font-style-asian="normal" style:font-style-complex="normal"/>
    </style:style>
    <style:style style:name="T85" style:family="text">
      <style:text-properties style:font-name="Gentium Basic4" fo:font-style="normal" officeooo:rsid="03a1e436" style:font-style-asian="normal" style:font-style-complex="normal"/>
    </style:style>
    <style:style style:name="T86" style:family="text">
      <style:text-properties style:font-name="Gentium Basic4" fo:font-style="normal" officeooo:rsid="0337fb81" style:font-style-asian="normal" style:font-style-complex="normal"/>
    </style:style>
    <style:style style:name="T87" style:family="text">
      <style:text-properties style:font-name="Gentium Basic4" fo:font-style="normal" officeooo:rsid="000d95e6" style:font-style-asian="normal"/>
    </style:style>
    <style:style style:name="T88" style:family="text">
      <style:text-properties style:font-name="Gentium Basic4" fo:font-style="normal" style:font-style-asian="normal" style:font-name-complex="Times New Roman2" style:font-style-complex="normal"/>
    </style:style>
    <style:style style:name="T89" style:family="text">
      <style:text-properties style:font-name="Gentium Basic4" officeooo:rsid="039afb5f"/>
    </style:style>
    <style:style style:name="T90" style:family="text">
      <style:text-properties style:font-name="Gentium Basic4" officeooo:rsid="039f6211"/>
    </style:style>
    <style:style style:name="T91" style:family="text">
      <style:text-properties style:font-name="Gentium Basic4" officeooo:rsid="03a06050"/>
    </style:style>
    <style:style style:name="T92" style:family="text">
      <style:text-properties style:font-name="Gentium Basic4" officeooo:rsid="03a1e436"/>
    </style:style>
    <style:style style:name="T93" style:family="text">
      <style:text-properties style:font-name="Gentium Basic4" officeooo:rsid="03a3ea67"/>
    </style:style>
    <style:style style:name="T94" style:family="text">
      <style:text-properties style:font-name="Gentium Basic4" officeooo:rsid="03a81a53"/>
    </style:style>
    <style:style style:name="T95" style:family="text">
      <style:text-properties style:font-name="Gentium Basic4" officeooo:rsid="03aa0243"/>
    </style:style>
    <style:style style:name="T96" style:family="text">
      <style:text-properties style:font-name="Gentium Basic4" officeooo:rsid="03aa7186"/>
    </style:style>
    <style:style style:name="T97" style:family="text">
      <style:text-properties style:font-name="Gentium Basic4" officeooo:rsid="03adb864"/>
    </style:style>
    <style:style style:name="T98" style:family="text">
      <style:text-properties style:font-name="Gentium Basic4" officeooo:rsid="03b1343f"/>
    </style:style>
    <style:style style:name="T99" style:family="text">
      <style:text-properties style:font-name="Gentium Basic4" officeooo:rsid="03b60f3e"/>
    </style:style>
    <style:style style:name="T100" style:family="text">
      <style:text-properties style:font-name="Gentium Basic4" officeooo:rsid="03b7ccd1"/>
    </style:style>
    <style:style style:name="T101" style:family="text">
      <style:text-properties style:font-name="Gentium Basic4" officeooo:rsid="03b81aa5"/>
    </style:style>
    <style:style style:name="T102" style:family="text">
      <style:text-properties style:font-name="Gentium Basic4" officeooo:rsid="03b8f160"/>
    </style:style>
    <style:style style:name="T103" style:family="text">
      <style:text-properties style:font-name="Gentium Basic4" officeooo:rsid="03bb91ef"/>
    </style:style>
    <style:style style:name="T104" style:family="text">
      <style:text-properties style:font-name="Gentium Basic4" officeooo:rsid="03bc9617"/>
    </style:style>
    <style:style style:name="T105" style:family="text">
      <style:text-properties style:font-name="Gentium Basic4" officeooo:rsid="03bf9754"/>
    </style:style>
    <style:style style:name="T106" style:family="text">
      <style:text-properties style:font-name="Gentium Basic4" officeooo:rsid="03c0261d"/>
    </style:style>
    <style:style style:name="T107" style:family="text">
      <style:text-properties style:font-name="Gentium Basic4" officeooo:rsid="03d2683c"/>
    </style:style>
    <style:style style:name="T108" style:family="text">
      <style:text-properties style:font-name="Gentium Basic4" officeooo:rsid="03d9e67c"/>
    </style:style>
    <style:style style:name="T109" style:family="text">
      <style:text-properties style:font-name="Gentium Basic4" officeooo:rsid="03dac3cf"/>
    </style:style>
    <style:style style:name="T110" style:family="text">
      <style:text-properties style:font-name-complex="Times New Roman2"/>
    </style:style>
    <style:style style:name="T111" style:family="text">
      <style:text-properties officeooo:rsid="03a3657a" style:font-name-complex="Times New Roman2"/>
    </style:style>
    <style:style style:name="T112" style:family="text">
      <style:text-properties officeooo:rsid="039079ce"/>
    </style:style>
    <style:style style:name="T113" style:family="text">
      <style:text-properties style:text-position="0% 100%"/>
    </style:style>
    <style:style style:name="T114" style:family="text">
      <style:text-properties style:text-position="0% 100%" officeooo:rsid="0395d209"/>
    </style:style>
    <style:style style:name="T115" style:family="text">
      <style:text-properties style:text-position="0% 100%" style:font-name="Gentium Basic4"/>
    </style:style>
    <style:style style:name="T116" style:family="text">
      <style:text-properties style:text-position="0% 100%" style:font-name="Gentium Basic4" officeooo:rsid="03bb91ef"/>
    </style:style>
    <style:style style:name="T117" style:family="text">
      <style:text-properties style:text-position="0% 100%" style:font-name="Gentium Basic4" fo:language="es" fo:country="VE"/>
    </style:style>
    <style:style style:name="T118" style:family="text">
      <style:text-properties style:text-position="0% 100%" style:font-name="Gentium Basic4" officeooo:rsid="03d9e67c"/>
    </style:style>
    <style:style style:name="T119" style:family="text">
      <style:text-properties officeooo:rsid="03915ea2"/>
    </style:style>
    <style:style style:name="T120" style:family="text">
      <style:text-properties style:font-name="Gentium Basic3" fo:font-style="italic" fo:font-weight="normal"/>
    </style:style>
    <style:style style:name="T121" style:family="text">
      <style:text-properties style:font-name="Gentium Basic3" fo:font-style="italic" fo:font-weight="normal" style:font-style-asian="italic" style:font-style-complex="italic"/>
    </style:style>
    <style:style style:name="T122" style:family="text">
      <style:text-properties style:font-name="Gentium Basic3" fo:language="es" fo:country="VE" fo:font-style="italic" fo:font-weight="normal"/>
    </style:style>
    <style:style style:name="T123" style:family="text">
      <style:text-properties style:font-name="Gentium Basic3" fo:language="es" fo:country="VE" fo:font-style="normal" fo:font-weight="normal"/>
    </style:style>
    <style:style style:name="T124" style:family="text">
      <style:text-properties style:font-name="Gentium Basic3" fo:font-style="normal" fo:font-weight="normal"/>
    </style:style>
    <style:style style:name="T125" style:family="text">
      <style:text-properties officeooo:rsid="0395d209"/>
    </style:style>
    <style:style style:name="T126" style:family="text">
      <style:text-properties officeooo:rsid="0395f32d"/>
    </style:style>
    <style:style style:name="T127" style:family="text">
      <style:text-properties officeooo:rsid="0397b0e3"/>
    </style:style>
    <style:style style:name="T128" style:family="text">
      <style:text-properties officeooo:rsid="03980778"/>
    </style:style>
    <style:style style:name="T129" style:family="text">
      <style:text-properties officeooo:rsid="03999a22"/>
    </style:style>
    <style:style style:name="T130" style:family="text">
      <style:text-properties officeooo:rsid="039afb5f"/>
    </style:style>
    <style:style style:name="T131" style:family="text">
      <style:text-properties officeooo:rsid="039c6aed"/>
    </style:style>
    <style:style style:name="T132" style:family="text">
      <style:text-properties officeooo:rsid="039dec99"/>
    </style:style>
    <style:style style:name="T133" style:family="text">
      <style:text-properties officeooo:rsid="039f6211"/>
    </style:style>
    <style:style style:name="T134" style:family="text">
      <style:text-properties officeooo:rsid="03a4f04d"/>
    </style:style>
    <style:style style:name="T135" style:family="text">
      <style:text-properties officeooo:rsid="03aa0243"/>
    </style:style>
    <style:style style:name="T136" style:family="text">
      <style:text-properties officeooo:rsid="03aa7186"/>
    </style:style>
    <style:style style:name="T137" style:family="text">
      <style:text-properties officeooo:rsid="03aba349"/>
    </style:style>
    <style:style style:name="T138" style:family="text">
      <style:text-properties officeooo:rsid="03acb16c"/>
    </style:style>
    <style:style style:name="T139" style:family="text">
      <style:text-properties officeooo:rsid="03adb864"/>
    </style:style>
    <style:style style:name="T140" style:family="text">
      <style:text-properties officeooo:rsid="03aee466"/>
    </style:style>
    <style:style style:name="T141" style:family="text">
      <style:text-properties officeooo:rsid="03af4b89"/>
    </style:style>
    <style:style style:name="T142" style:family="text">
      <style:text-properties officeooo:rsid="03b26975"/>
    </style:style>
    <style:style style:name="T143" style:family="text">
      <style:text-properties officeooo:rsid="03b413df"/>
    </style:style>
    <style:style style:name="T144" style:family="text">
      <style:text-properties officeooo:rsid="03b7ccd1"/>
    </style:style>
    <style:style style:name="T145" style:family="text">
      <style:text-properties officeooo:rsid="03b81aa5"/>
    </style:style>
    <style:style style:name="T146" style:family="text">
      <style:text-properties officeooo:rsid="03bb91ef"/>
    </style:style>
    <style:style style:name="T147" style:family="text">
      <style:text-properties officeooo:rsid="03bc9617"/>
    </style:style>
    <style:style style:name="T148" style:family="text">
      <style:text-properties officeooo:rsid="03bf0851"/>
    </style:style>
    <style:style style:name="T149" style:family="text">
      <style:text-properties officeooo:rsid="03bf8403"/>
    </style:style>
    <style:style style:name="T150" style:family="text">
      <style:text-properties officeooo:rsid="03c17ba9"/>
    </style:style>
    <style:style style:name="T151" style:family="text">
      <style:text-properties officeooo:rsid="03c6629e"/>
    </style:style>
    <style:style style:name="T152" style:family="text">
      <style:text-properties officeooo:rsid="000cf27f"/>
    </style:style>
    <style:style style:name="T153" style:family="text">
      <style:text-properties officeooo:rsid="03cd390a"/>
    </style:style>
    <style:style style:name="T154" style:family="text">
      <style:text-properties officeooo:rsid="03d171f0"/>
    </style:style>
    <style:style style:name="T155" style:family="text">
      <style:text-properties officeooo:rsid="03d90a12"/>
    </style:style>
    <style:style style:name="T156" style:family="text">
      <style:text-properties officeooo:rsid="03d95b42"/>
    </style:style>
    <style:style style:name="T157" style:family="text">
      <style:text-properties officeooo:rsid="03d9bb7b"/>
    </style:style>
    <style:style style:name="T158" style:family="text">
      <style:text-properties officeooo:rsid="03e07461"/>
    </style:style>
    <style:style style:name="T159" style:family="text">
      <style:text-properties officeooo:rsid="03e5905b"/>
    </style:style>
    <style:style style:name="T160" style:family="text">
      <style:text-properties officeooo:rsid="03e9a30b"/>
    </style:style>
    <style:style style:name="T161" style:family="text">
      <style:text-properties officeooo:rsid="03ec874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Línea 4: Infraestructuras técnicas abiertas y libres</text:p>
      <text:p text:style-name="P27"><text:span text:style-name="T46">Documento de política pública </text:span>4.2</text:p>
      <text:p text:style-name="P12"><text:bookmark-start text:name="__RefHeading__1609_1526190229"/><text:bookmark text:name="docs-internal-guid-e4e96243-0062-2384-e6"/>Software<text:bookmark-end text:name="__RefHeading__1609_1526190229"/></text:p>
      <text:p text:style-name="Subtitle"><text:bookmark-start text:name="__RefHeading__2770_1710328226"/>Programas libres y de código abierto en la Administración Pública<text:bookmark-end text:name="__RefHeading__2770_1710328226"/></text:p>
      <text:p text:style-name="autoria-marca"><text:bookmark-start text:name="__RefHeading__2772_1710328226"/><text:s/>Buen Conocer - FLOK Society<text:span text:style-name="Ref._20_de_20_nota_20_al_20_pie"><text:note text:id="ftn1" text:note-class="footnote"><text:note-citation>1</text:note-citation><text:note-body><text:p text:style-name="Footnote">Proyecto realizado bajo convenio con el Ministerio Coordinador del Conocimiento y Talento Humano, la Secretaría de Educación Superior, Ciencia, Tecnología e Innovación y el Instituto de Altos Estudios Nacionales de el Ecuador. </text:p></text:note-body></text:note></text:span><text:bookmark-end text:name="__RefHeading__2772_1710328226"/></text:p>
      <text:p text:style-name="version"><text:bookmark-start text:name="__RefHeading__15186_1643977891"/>v. 2.0<text:bookmark-end text:name="__RefHeading__15186_1643977891"/></text:p>
      <text:p text:style-name="fecha">11/3/2015</text:p>
      <text:p text:style-name="P23"><text:span text:style-name="T47">Editor</text:span>: David Vila-Viñas<text:span text:style-name="Ref._20_de_20_nota_20_al_20_pie"><text:note text:id="ftn2" text:note-class="footnote"><text:note-citation>2</text:note-citation><text:note-body><text:p text:style-name="P19">Investigador principal proyecto Buen Conocer / FLOK Society. Becario posdoctoral Prometeo (SENESCYT, Gobierno de Ecuador), Instituto de Altos Estudios Nacionales.</text:p></text:note-body></text:note></text:span><text:span text:style-name="Ref._20_de_20_nota_20_al_20_pie"><text:span text:style-name="T113">.</text:span></text:span></text:p>
      <text:p text:style-name="P23"><text:span text:style-name="T47">Autor</text:span><text:span text:style-name="T48">a</text:span><text:span text:style-name="T47">s</text:span>: Jenny Torres<text:span text:style-name="Ref._20_de_20_nota_20_al_20_pie"><text:note text:id="ftn3" text:note-class="footnote"><text:note-citation>3</text:note-citation><text:note-body><text:p text:style-name="Footnote">Investigadora FLOK-Society en el IAEN. Responsable de la línea de investigación 4 sobre «infraestructuras técnicas abiertas <text:span text:style-name="T119">y libres</text:span>».</text:p></text:note-body></text:note></text:span> y Mariangela Petrizzo<text:span text:style-name="Ref._20_de_20_nota_20_al_20_pie"><text:note text:id="ftn4" text:note-class="footnote"><text:note-citation>4</text:note-citation><text:note-body><text:p text:style-name="Footnote">Activistas por el <text:span text:style-name="T120">software</text:span> libre. CUHELAV. Mérida, Venezuela.</text:p></text:note-body></text:note></text:span><text:span text:style-name="Ref._20_de_20_nota_20_al_20_pie"><text:span text:style-name="T113">.</text:span></text:span></text:p>
      <text:p text:style-name="P24"><text:span text:style-name="T47">Contribuidores</text:span>: Milton Cerda<text:note text:id="ftn5" text:note-class="footnote"><text:note-citation>5</text:note-citation><text:note-body><text:p text:style-name="P14">Universidad Salesiana de Ecuador.</text:p></text:note-body></text:note>, Rubén Zavala<text:note text:id="ftn6" text:note-class="footnote"><text:note-citation>6</text:note-citation><text:note-body><text:p text:style-name="P15">Red Infodesarrollo, véase http://www.infodesarrollo.ec/quienes-somos/.</text:p></text:note-body></text:note>, David Vila-Viñas, Xabier E. Barandiaran<text:span text:style-name="Ref._20_de_20_nota_20_al_20_pie"><text:note text:id="ftn7" text:note-class="footnote"><text:note-citation>7</text:note-citation><text:note-body><text:p text:style-name="Footnote">Dpto. de Filosofía y IAS-Research Center for Life, Mind, and Society, Escuela Universitaria de Trabajo Social, UPV/EHU (Universidad del País Vasco - Euskal Herriko Unibertsitatea).</text:p></text:note-body></text:note></text:span><text:span text:style-name="Ref._20_de_20_nota_20_al_20_pie"><text:span text:style-name="T17">,</text:span></text:span><text:span text:style-name="Ref._20_de_20_nota_20_al_20_pie"><text:note text:id="ftn8" text:note-class="footnote"><text:note-citation>8</text:note-citation><text:note-body><text:p text:style-name="Footnote">Investigador invitado del IAEN (Instituto de Altos Estudios Nacionales), Ecuador, durante los meses de Agosto de 2013 y Enero de 2014.</text:p></text:note-body></text:note></text:span><text:span text:style-name="Ref._20_de_20_nota_20_al_20_pie"><text:span text:style-name="T17">,</text:span></text:span><text:span text:style-name="Ref._20_de_20_nota_20_al_20_pie"><text:note text:id="ftn9" text:note-class="footnote"><text:note-citation>9</text:note-citation><text:note-body><text:p text:style-name="Footnote">Wikitoki (laboratorio de prácticas colaborativas), Bilbao.</text:p></text:note-body></text:note></text:span> <text:span text:style-name="T112">y </text:span>Bernardo Gutiérrez<text:note text:id="ftn10" text:note-class="footnote"><text:note-citation>10</text:note-citation><text:note-body><text:p text:style-name="P16">Periodista, medioactivista e investigador de redes. Fundador de la red de innovación FuturaMedia.net.</text:p></text:note-body></text:note>.</text:p>
      <text:p text:style-name="P23"><text:span text:style-name="T47">Revisores</text:span>: Diego González Rodríguez, Txema Laullón.</text:p>
      <text:p text:style-name="P23"><text:soft-page-break/><text:span text:style-name="T47">Participantes</text:span>: Gui, Rafael Bonifaz, Leslie Jarrin, Bernardo Gutiérrez, Quirilo Ordóñez, Henry Vallejo, Juan Carlos Sevillano, Marlon Sánchez, Christian Estay, Susana Cadena, Pedro Franco, Christian Benalcázar y Antoine Cárdenas.</text:p>
      <text:p text:style-name="P23"><text:span text:style-name="T47">Resumen</text:span>: El presente documento introduce las nociones de <text:span text:style-name="T120">software</text:span> libre, sus libertades e implicaciones políticas, tanto en la colaboración técnica para una producción basada en el conocimiento compartido y la cooperación, como para las formas de organización política que crean prototipos de dispositivos democratizantes, en un plano más general. El documento se dirige a mostrar las ventajas que supone y los retos que afronta el <text:span text:style-name="T120">software</text:span> libre para coadyuvar a la transición hacia una economía social del conocimiento común y abierto. En particular, se concentra en las medidas que puede adoptar el Estado para asegurar dicha transición. <text:span text:style-name="T125">Ello incluye los procesos</text:span> procesos de migración a <text:span text:style-name="T120">software</text:span> libre de sus equipos y aplicaciones, las acciones de fortalecimiento de una industria nacional y regional que pueda asumir las necesidades social, mejorar la seguridad y reducir la dependencia tecnológica, así como la promoción de estos ecosistemas productivos en general.</text:p>
      <text:p text:style-name="P23"><text:span text:style-name="T47">Palabras clave</text:span>: <text:span text:style-name="T120">software</text:span> libre, soberanía tecnológica, ciberseguridad, FLOSS, FLOK, <text:span text:style-name="T153">A</text:span>dministración <text:span text:style-name="T153">P</text:span>ública, trabajo cooperativo, capitalismo cognitivo, economía social del conocimiento.</text:p>
      <text:p text:style-name="P23"><text:span text:style-name="T49">Historia del documento</text:span>: Este documento tuvo una primera versión (v.0.1) elaborada por Jenny Torres<text:span text:style-name="Ref._20_de_20_nota_20_al_20_pie"> </text:span><text:span text:style-name="Ref._20_de_20_nota_20_al_20_pie"><text:span text:style-name="T114">(2014a, 2014b)</text:span></text:span>, como parte del equipo de investigación Buen Conocer / FLOK Society y coordinadora de la línea 4 sobre «infraestructuras técnicas abiertas <text:span text:style-name="T125">y libres</text:span>». Dicha versión tuvo una primera etapa de discusión pública, a la que siguió la mantenida en la mesa de trabajo 11 en la Cumbre del Buen Conocer, de la que participaron, amén de los y las autoras, Henry Vallejo (Univ. Estatal de Bolívar), Leslie Jarrin (ThougtWorks), Rafael Bonifaz y Juan Carlos Sevillano (ASLE), Marlon Sánchez (Infodesarrollo), Christian Estay y Susana Cadena (SNAP), Pedro Franco, Christian Benalcázar (SENESCYT), Hotniar Siringoringo (MINTEL) y Antoine Cárdenas (El Diferencial). A todos/as ellos/as, les reiteramos nuestro más sincero agradecimiento por las aportaciones a las propuestas finales.</text:p>
      <text:p text:style-name="P23"><text:span text:style-name="T47">Como citar este documento</text:span>: <text:bookmark text:name="docs-internal-guid-e4e96243-37ac-c269-36e8-1c8c6b49e486"/>Torres, J. &amp; Petrizzo, M. (2015). <text:span text:style-name="T11">S</text:span><text:span text:style-name="T120">oftware</text:span>: programas libres y de código abierto en la <text:span text:style-name="T125">A</text:span>dministración <text:span text:style-name="T125">P</text:span>ública (v.<text:span text:style-name="T50">2</text:span>.0). En Vila-Viñas, D. &amp; Barandiaran, X.E. (Eds.) <text:span text:style-name="T9">Buen Conocer / FLOK Society Modelos sostenibles y políticas públicas para una economía social del conocimiento común y abierto en el Ecuador</text:span>, Quito, <text:span text:style-name="T51">Ecuador</text:span>: IAEN-<text:span text:style-name="T50">CIESPAL</text:span>, disponible en http://book.floksociety.org/ec/4/4-2-software-programas-libres-y-de-codigo-abierto-en-la-administracion-publica.</text:p>
      <text:p text:style-name="P23"><text:bookmark text:name="docs-internal-guid-3948429e-0066-72d5-e9"/><text:span text:style-name="T47">Copyright/Copyleft 2015</text:span> FLOK Society / Buen Conocer, Jenny Torres, Mariangela Petrizzo, bajo las licencias Creative Commons BY-SA (Reconocimiento compartir <text:soft-page-break/>Igual) Ecuatoriana (v.3.0) e Internacional (v.4.0) y GFDL (Licencia de Documentación Libre de GNU):</text:p>
      <text:p text:style-name="P25">CC BY-SA: Creative Commons Reconocimiento Compartir Igual 3.0 Ecuador y Creative Commons Reconocimiento Compartir Igual 4.0 Internacional </text:p>
      <text:p text:style-name="P26">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los siguientes enlaces: https://creativecommons.org/licenses/by-sa/4.0/deed.es_ES y http://creativecommons.org/licenses/by-sa/3.0/ec/legalcode</text:p>
      <text:p text:style-name="P26"><text:span text:style-name="T47">GFDL: Licencia de Documentación Libre de GNU</text:span> </text:p>
      <text:p text:style-name="P26">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Una copia de la licencia se puede encontrar en http://www.gnu.org/copyleft/fdl.html</text:p>
      <text:p text:style-name="P11"/>
      <text:table-of-content text:style-name="Sect1" text:protected="true" text:name="Table of Contents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35"><text:a xlink:type="simple" xlink:href="#__RefHeading__7553_1438959852" text:style-name="Index_20_Link" text:visited-style-name="Index_20_Link">0. Resumen ejecutivo<text:tab/>657</text:a></text:p>
          <text:p text:style-name="P35"><text:a xlink:type="simple" xlink:href="#__RefHeading__3419_217843276" text:style-name="Index_20_Link" text:visited-style-name="Index_20_Link">1. Introducción<text:tab/>659</text:a></text:p>
          <text:p text:style-name="P34"><text:a xlink:type="simple" xlink:href="#__RefHeading__3421_217843276" text:style-name="Index_20_Link" text:visited-style-name="Index_20_Link">1.1. Enfoque<text:tab/>659</text:a></text:p>
          <text:p text:style-name="P34"><text:a xlink:type="simple" xlink:href="#__RefHeading__14028_1769189991" text:style-name="Index_20_Link" text:visited-style-name="Index_20_Link">1.2. Noción e implicaciones del software libre<text:tab/>661</text:a></text:p>
          <text:p text:style-name="P35"><text:a xlink:type="simple" xlink:href="#__RefHeading__9221_331307345" text:style-name="Index_20_Link" text:visited-style-name="Index_20_Link">2. Crítica de los modelos del capitalismo cognitivo<text:tab/>663</text:a></text:p>
          <text:p text:style-name="P35"><text:a xlink:type="simple" xlink:href="#__RefHeading__9223_331307345" text:style-name="Index_20_Link" text:visited-style-name="Index_20_Link">3. Software libre y economía social del conocimiento común y abierto<text:tab/>667</text:a></text:p>
          <text:p text:style-name="P34"><text:a xlink:type="simple" xlink:href="#__RefHeading__14030_1769189991" text:style-name="Index_20_Link" text:visited-style-name="Index_20_Link">3.1. Seguridad informática<text:tab/>667</text:a></text:p>
          <text:p text:style-name="P34"><text:a xlink:type="simple" xlink:href="#__RefHeading__14032_1769189991" text:style-name="Index_20_Link" text:visited-style-name="Index_20_Link">3.2. Proyectos e iniciativas en favor del software libre<text:tab/>671</text:a></text:p>
          <text:p text:style-name="P34"><text:a xlink:type="simple" xlink:href="#__RefHeading__14034_1769189991" text:style-name="Index_20_Link" text:visited-style-name="Index_20_Link">3.3. Licencias<text:tab/>674</text:a></text:p>
          <text:p text:style-name="P34"><text:a xlink:type="simple" xlink:href="#__RefHeading__14038_1769189991" text:style-name="Index_20_Link" text:visited-style-name="Index_20_Link">3.4. Problemas y retos<text:tab/>676</text:a></text:p>
          <text:p text:style-name="P35"><text:a xlink:type="simple" xlink:href="#__RefHeading__14042_1769189991" text:style-name="Index_20_Link" text:visited-style-name="Index_20_Link">4. Modelos alternativos: revisión de experiencias, avances y retos<text:tab/>678</text:a></text:p>
          <text:p text:style-name="P34"><text:a xlink:type="simple" xlink:href="#__RefHeading__14044_1769189991" text:style-name="Index_20_Link" text:visited-style-name="Index_20_Link">4.1. Europa<text:tab/>679</text:a></text:p>
          <text:p text:style-name="P36"><text:a xlink:type="simple" xlink:href="#__RefHeading__3423_217843276" text:style-name="Index_20_Link" text:visited-style-name="Index_20_Link">a) Italia<text:tab/>679</text:a></text:p>
          <text:p text:style-name="P36"><text:a xlink:type="simple" xlink:href="#__RefHeading__3425_217843276" text:style-name="Index_20_Link" text:visited-style-name="Index_20_Link">b) Múnich (Alemania)<text:tab/>680</text:a></text:p>
          <text:p text:style-name="P34"><text:a xlink:type="simple" xlink:href="#__RefHeading__14046_1769189991" text:style-name="Index_20_Link" text:visited-style-name="Index_20_Link">4.2. América Latina y el Caribe<text:tab/>681</text:a></text:p>
          <text:p text:style-name="P36"><text:a xlink:type="simple" xlink:href="#__RefHeading__9225_331307345" text:style-name="Index_20_Link" text:visited-style-name="Index_20_Link">a) Brasil<text:tab/>682</text:a></text:p>
          <text:p text:style-name="P36"><text:a xlink:type="simple" xlink:href="#__RefHeading__9227_331307345" text:style-name="Index_20_Link" text:visited-style-name="Index_20_Link">b) Venezuela<text:tab/>683</text:a></text:p>
          <text:p text:style-name="P36"><text:a xlink:type="simple" xlink:href="#__RefHeading__9229_331307345" text:style-name="Index_20_Link" text:visited-style-name="Index_20_Link">c) Uruguay<text:tab/>685</text:a></text:p>
          <text:p text:style-name="P34"><text:a xlink:type="simple" xlink:href="#__RefHeading__3427_217843276" text:style-name="Index_20_Link" text:visited-style-name="Index_20_Link">4.3. Ecuador. Decreto Presidencial 1014<text:tab/>686</text:a></text:p>
          <text:p text:style-name="P35"><text:a xlink:type="simple" xlink:href="#__RefHeading__14052_1769189991" text:style-name="Index_20_Link" text:visited-style-name="Index_20_Link">5. Propuestas de política pública para Ecuador<text:tab/>691</text:a></text:p>
          <text:p text:style-name="P34"><text:a xlink:type="simple" xlink:href="#__RefHeading__3429_217843276" text:style-name="Index_20_Link" text:visited-style-name="Index_20_Link">5.1. Principios generales<text:tab/>691</text:a></text:p>
          <text:p text:style-name="P34"><text:a xlink:type="simple" xlink:href="#__RefHeading__14054_1769189991" text:style-name="Index_20_Link" text:visited-style-name="Index_20_Link">5.2. Recomendaciones<text:tab/>693</text:a></text:p>
          <text:p text:style-name="P35"><text:a xlink:type="simple" xlink:href="#__RefHeading__6021_1057243050" text:style-name="Index_20_Link" text:visited-style-name="Index_20_Link">6. Referencias<text:tab/>698</text:a></text:p>
        </text:index-body>
      </text:table-of-content>
      <text:p text:style-name="P3"/>
      <text:p text:style-name="P3"/>
      <text:list xml:id="list2303971244424164154" text:style-name="Outline">
        <text:list-item>
          <text:h text:style-name="P65" text:outline-level="1"><text:bookmark-start text:name="__RefHeading__7553_1438959852"/><text:bookmark-start text:name="__RefHeading__2774_1710328226"/>Resumen ejecutivo<text:bookmark-end text:name="__RefHeading__7553_1438959852"/><text:bookmark-end text:name="__RefHeading__2774_1710328226"/></text:h>
        </text:list-item>
      </text:list>
      <text:p text:style-name="P4">El presente documento expone las nociones de <text:span text:style-name="T8">software</text:span> libre, sus libertades e implicaciones políticas, con el objetivo de ofrecer algunas propuestas para fortalecer su rol en el conjunto de la transición hacia una economía social del conocimiento común y abierto que está emprendiendo Ecuador.</text:p>
      <text:p text:style-name="P4">En primer lugar, se destaca que el interés del <text:span text:style-name="T8">software</text:span> libre depende de la posibilidad de ampliar su consideración desde sus estrictos márgenes técnicos. Aun dentro del capitalismo cognitivo, el crecimiento constante de este sector en las últimas décadas muestra las posibilidades económicas de las nuevas formas de autoorganización del trabajo vivo y de creación de comunidades que operan en los intersticios de la producción económica y la política. Conforme a esta última perspectiva, las prácticas del <text:span text:style-name="T8">software</text:span> libre han creado también prototipos de dispositivos democratizantes, tanto respecto a una actividad económica concreta, como a la propia práctica de la política y de la actividad de <text:span text:style-name="T124">Gobierno</text:span>.</text:p>
      <text:p text:style-name="P4">El <text:span text:style-name="T8">software</text:span> libre se caracteriza por hacer uso de la legislación de <text:span text:style-name="T120">copyright</text:span> para definir la licencia de uso y explotación del código informático, con el objetivo de garantizar la liberta de uso, copia, modificación (que exige acceso al código fuente de programación) y la publicación de modificaciones. Añade la única restricción de que las copias o modificaciones deben garantizar, a su vez, dichas libertades. Es decir, no puede imponerse un régimen más restrictivo sobre los programas derivados o las copias difundidas o comercializadas. Este régimen de libertades que garantiza el <text:span text:style-name="T8">software</text:span> libre contrasta con las formas de producción hegemónicas en el capitalismo cognitivo, donde toda innovación se supedita a la obtención de determinados márgenes de beneficio, a la par que las posibilidades de uso y experimentación de los usuarios se restringen enormemente, con independencia de los altísimos precios de mercado de productos principalmente inmateriales, cuyos costes marginales tienden a cero.</text:p>
      <text:p text:style-name="P4">Por otro lado y respecto al objetivo de transitar hacia una economía social del conocimiento común y abierto, la preponderancia de los regímenes <text:soft-page-break/>privativos de desarrollo y distribución de <text:span text:style-name="T8">software</text:span> supone grandes inconvenientes, tanto por la tendencia de estas compañías a monopolizar los mercados y consolidar situaciones de dependencia tecnológica que cronifiquen la desigual división global del trabajo en el capitalismo cognitivo, como por las vulnerabilidades que estos dispositivos imponen a la seguridad de las personas.</text:p>
      <text:p text:style-name="P4">No obstante, el <text:span text:style-name="T8">software</text:span> libre también debe hacer frente a numerosos retos, más allá de las limitaciones de partida que impone el capitalismo cognitivo, como mejorar la accesibilidad para los usuarios medios o la distancia entre actualizaciones y, sobre todo, ofrecer soluciones en cantidad y calidad ajustadas a las necesidades <text:span text:style-name="T126">sociales</text:span> para hacer efectiva esa transición hacia la economía social del conocimiento común y abierto. A pesar de esto, la presencia del <text:span text:style-name="T8">software</text:span> libre es creciente, tanto en lo que respecta a servidores<text:span text:style-name="Ref._20_de_20_nota_20_al_20_pie"><text:note text:id="ftn11" text:note-class="footnote"><text:note-citation>11</text:note-citation><text:note-body><text:p text:style-name="Footnote">En junio de 2013, se estimó que Apache servía el 54,2% de todos los sitios activos y el 58,1% de los mejores servidores en todos los dominios (Netcraft, 2013).</text:p></text:note-body></text:note></text:span>, como a programas orientados a usuarios y usuarias comunes como Mozilla Firefox, Thunderbird, Gimp o LibreOffice.</text:p>
      <text:p text:style-name="P4">Desde esta perspectiva, la propuesta para el contexto ecuatoriano es que el sector público se convierta en el principal acelerador del potencial del <text:span text:style-name="T8">software</text:span> libre, al asegurar procesos de fortalecimiento de su industria mediante el empleo de los fondos, que ahora dedica a la renovación y mantenimiento de aplicaciones y licencias de <text:span text:style-name="T8">software</text:span> privativo, hacia la investigación, la contratación y la formación en <text:span text:style-name="T8">software</text:span> libre. Como muestran los ejemplos analizados en Italia, en ciudades como Múnich (Alemania) y contextos próximos como Brasil, Venezuela y Uruguay, no se trata solo de una decisión comprometida con el ahorro público (cuyo impacto se garantiza <text:span text:style-name="T124">solo</text:span> a medio plazo), sino con la necesidad de fortalecer la seguridad, la competencia, la soberanía tecnológica, la economía local de servicios informáticos, la innovación social, el empoderamiento en el uso de TIC y un sector productivo conectado con las necesidades de sus comunidades de referencia y el acceso efectivo.</text:p>
      <text:p text:style-name="P6">Cualquier proceso de fortalecimiento del <text:span text:style-name="T12">software</text:span> libre se liga con otros procesos de transformación que se han señalado en el proyecto Buen Co<text:soft-page-break/>nocer / FLOK Society, como los relacionados con la transparencia, apertura de datos, mejora de la gobernanza de Internet, dispositivos de cogobierno, políticas de <text:span text:style-name="T7">hardware</text:span> libre y de fabricación distribuida, etc. En concreto, se han agrupado las recomendaciones en cinco líneas políticas. En primer lugar, las destinadas a que el dinero <text:span text:style-name="T126">público</text:span> invertido en <text:span text:style-name="T12">software</text:span> revierta en la liberación de esos productos y el fortalecimiento de una industria del <text:span text:style-name="T12">software</text:span> libre de mayor arraigo local. En segundo lugar, la consideración del derecho de acceso al <text:span text:style-name="T12">software</text:span> libre sin discriminación, como parte de un derecho de acceso a las TIC de creciente consolidación. En tercer lugar, un conjunto de medidas destinadas a asegurar el éxito de los procesos de migración hacia <text:span text:style-name="T12">software</text:span> libre dentro de la Administración Pública, concentradas en la evaluación, formación de distintos niveles, instituciones piloto y aseguramiento de la interoperabilidad. A lo que se unen medidas en sede educativa y comunicativa que mejoren la capacidad del país en investigación, formación, producción y empoderamiento en el uso de esas tecnologías. </text:p>
      <text:list xml:id="list220011784446077" text:continue-numbering="true" text:style-name="Outline">
        <text:list-item>
          <text:h text:style-name="P62" text:outline-level="1"><text:bookmark-start text:name="__RefHeading__3419_217843276"/><text:bookmark-start text:name="__RefHeading__2776_1710328226"/>Introducción<text:bookmark-end text:name="__RefHeading__3419_217843276"/><text:bookmark-end text:name="__RefHeading__2776_1710328226"/></text:h>
          <text:list>
            <text:list-item>
              <text:h text:style-name="P60" text:outline-level="2"><text:bookmark-start text:name="__RefHeading__3421_217843276"/><text:bookmark-start text:name="__RefHeading__7244_1710328226"/>Enfoque<text:bookmark-end text:name="__RefHeading__3421_217843276"/><text:bookmark-end text:name="__RefHeading__7244_1710328226"/></text:h>
            </text:list-item>
          </text:list>
        </text:list-item>
      </text:list>
      <text:p text:style-name="P6">El <text:span text:style-name="T12">software</text:span> libre como actividad de producción social, está lejos de ser una cuestión meramente técnica, sino que encierra un fuerte contenido político en su relación con el conocimiento libre, la soberanía tecnológica, la tecnopolítica, e incluso la biopolítica. Todo ello debido a que la producción de <text:span text:style-name="T25">software</text:span><text:span text:style-name="T24"> libre</text:span> implica un nuevo modo de organizar la producción con carácter cooperativo, cuyo impacto supera la producción misma del <text:span text:style-name="T12">software</text:span> (Vidal, 2000; Moglen, 2004; Benkler, 2006; de la Cueva, 2012). De este modo, la producción colectiva de carácter cooperativo del <text:span text:style-name="T25">software</text:span><text:span text:style-name="T24"> libre</text:span> muestra una forma alternativa a la capitalista de organización socioproductiva, que inevitablemente entra en conflicto con el modo de producción imperante. </text:p>
      <text:p text:style-name="P4">De estas prácticas de producción cooperativa emerge una suerte de nueva clase social, el cognitariado autoorganizado (Berardi, 2003), del que for<text:soft-page-break/>man parte los/as <text:span text:style-name="T8">hackers</text:span>, en contradicción frontal con la organización capitalista del trabajo, en manos del Estado o la corporación. En definitiva, el <text:span text:style-name="T7">software </text:span>libre se sitúa en el foco del conflicto por el <text:span text:style-name="T124">Gobierno</text:span> de las relaciones laborales, en sentido amplio, así como de los procesos de producción misma y de distribución de la riqueza dentro de un capitalismo cognitivo. Es decir, gira en torno al conflicto sobre si la cooperación del trabajo vivo puede ser capturada por unas pocas empresas o puesta al servicio de las propias comunidades que la producen, sobre si el Estado refuerza las actuales asimetrías de este régimen, al transferir ingentes cantidades de recursos por la adquisición periódica de licencias o si, por el contrario, incentiva con tales fondos una producción cercana e inscrita en la economía social del conocimiento común y abierto. </text:p>
      <text:p text:style-name="P4">En la medida en que la producción de <text:span text:style-name="T7">software </text:span>libre crea prototipos y genera los estándares e infraestructuras comunicativas y de gestión para nuevas formas de organización cooperativa en lo <text:span text:style-name="T126">productivo</text:span> y en lo político, el <text:span text:style-name="T7">software </text:span>libre tiene vínculos con distintas áreas de la transición hacia la economía social del conocimiento común y abierto. Por una parte, la necesidad de democratizar la actividad de Gobierno, a través de la instalación de dinámicas de cogobierno o de transparencia mediante la compartición de datos en formatos abiertos y efectivamente accesibles, aconseja el paso al <text:span text:style-name="T25">software</text:span><text:span text:style-name="T24"> libre</text:span>, al prevenir la discriminación tecnológica de poblaciones en el acceso a determinadas aplicaciones, servidores, datos, etc. </text:p>
      <text:p text:style-name="P6">Por otra parte, en un contexto de búsqueda de soluciones para concretar la economía social del conocimiento común y abierto, éste es un ámbito especialmente proclive a las dinámicas de investigación y de innovación abiertas, donde se combina trabajo en universidades, centros de investigación y empresas innovadoras. <text:span text:style-name="T126">S</text:span>implemente, con el apoyo público que ahora se destina a la adquisición de soluciones de <text:span text:style-name="T12">software</text:span> privativo,e<text:span text:style-name="T126">sto criterios</text:span> podría<text:span text:style-name="T126">n</text:span> florecer como una industria del conocimiento con externalidades positivas en los ámbitos de la ciberseguridad y la soberanía tecnológica. Las dinámicas de autoorganización, la combinación de redes globales con nodos locales de fuerte arraigo y de ajuste de la producción a las necesidades reales del cliente/ sociedad pueden marcar la diferencia entre la <text:soft-page-break/>integración, siempre en condiciones de subalternidad, en el capitalismo cognitivo global o una economía social del conocimiento común y abierto.</text:p>
      <text:p text:style-name="P4">En cualquier caso, conviene recordar que la tecnología atraviesa hoy día radical e inevitablemente a la sociedad, transformándola, por lo que la propia sociedad no puede alienarse de estos procesos, dejando todo aquello en manos de una élite de tecnólogos, empresarios de la innovación y técnicos de las Administraciones Públicas. Al contrario, la sociedad debe aprehender y asimilar la tecnología apropiándose de ella, y no al revés. Por su vinculación directa con modos de producción cooperativa, resulta evidente el rol protagonista del <text:span text:style-name="T7">software </text:span>libre en el cambio de la matriz productiva y, desde allí, en la configuración de un nuevo tejido socioproductivo de carácter tecnológico en el ámbito de la economía social y solidaria.</text:p>
      <text:p text:style-name="P6">En ese sentido, es crucial analizar el papel del Estado en tal proceso, ya que tanto su volumen creciente de gasto en estas herramientas, como su capacidad de activación económica pueden marcar una diferencia de escala crucial en las actuales posibilidades productivas del <text:span text:style-name="T25">software</text:span><text:span text:style-name="T24"> libre</text:span>. Además, el Estado desempeña un rol central a la hora de establecer marcos jurídicos y planes de acción orientados a facilitar el desarrollo de modelos económicos, educativos y administrativos basados en <text:span text:style-name="T12">software</text:span> libre. Por otra parte y en la medida en que uno de los objetivos del proyecto Buen Conocer / FLOK Society es precisamente aportar recomendaciones para orientar la acción de las Administraciones ecuatorianas respecto a determinados sectores estratégicos para la transición hacia la economía social del conocimiento común y abierto, éste va a ser un ámbito de atención prioritaria del presente documento. <text:span text:style-name="T127">Ello</text:span> no niega, sino todo lo contrario, que la suerte de este sector dependa de muchos más factores que de la acción de un Estado concreto.</text:p>
      <text:list xml:id="list220012010845892" text:continue-numbering="true" text:style-name="Outline">
        <text:list-item>
          <text:list>
            <text:list-item>
              <text:h text:style-name="P61" text:outline-level="2"><text:bookmark-start text:name="__RefHeading__14028_1769189991"/><text:bookmark-start text:name="__RefHeading__7246_1710328226"/>Noción e implicaciones del <text:span text:style-name="T8">software</text:span> libre<text:bookmark-end text:name="__RefHeading__14028_1769189991"/><text:bookmark-end text:name="__RefHeading__7246_1710328226"/></text:h>
            </text:list-item>
          </text:list>
        </text:list-item>
      </text:list>
      <text:p text:style-name="P5">La idea del <text:span text:style-name="T25">software</text:span><text:span text:style-name="T24"> libre</text:span> planteada en el <text:span text:style-name="T128">p</text:span>royecto GNU, iniciado por Richard M. Stallman, lo identifica como un tipo de <text:span text:style-name="T12">software</text:span> que respeta las libertades de la comunidad y de los usuarios (Mannila, 2005). En ese sentido, la <text:span text:style-name="T4">Free </text:span><text:span text:style-name="T5">Software</text:span><text:span text:style-name="T4"> Foundation</text:span> (FSF, Fundación para el <text:span text:style-name="T12">Software</text:span> Libre) elabo<text:soft-page-break/>ró un documento útil para evaluar la condición de «<text:span text:style-name="T8">libre</text:span>» en cualquier pieza de <text:span text:style-name="T12">software</text:span> (FSF, 1996). En <text:span text:style-name="T8">¿Qué es </text:span><text:span text:style-name="T13">Software</text:span><text:span text:style-name="T8"> Libre?</text:span>, la FSF establece que, por encima de un criterio relativo al coste de una pieza de <text:span text:style-name="T12">software</text:span> o de elementos asociados a su desarrollo, prima un criterio <text:span text:style-name="T128">relativo</text:span> a la garantía de la libertad de los individuos y las comunidades para considerar un <text:span text:style-name="T12">software</text:span> como libre.</text:p>
      <text:p text:style-name="P4"><text:span text:style-name="T55">Para evaluar si una pieza de </text:span><text:span text:style-name="T57">software</text:span><text:span text:style-name="T55"> puede considerarse libre, la FSF establece como criterio las cuatro libertades del </text:span><text:span text:style-name="T62">software</text:span><text:span text:style-name="T61"> libre</text:span><text:span text:style-name="T55"> </text:span><text:span text:style-name="Ref._20_de_20_nota_20_al_20_pie"><text:span text:style-name="T55"><text:note text:id="ftn12" text:note-class="footnote"><text:note-citation>12</text:note-citation><text:note-body><text:p text:style-name="Footnote">Si bien la definición de <text:span text:style-name="T120">software</text:span> libre y otras etiquetas análogas (como <text:span text:style-name="T8">software de código abierto</text:span>) ha sido objeto de largas disputas y controversias, las cuatro libertades que mencionamos a continuación se respetan en las variantes más extendidas y son ya requisito común e inequívoco para definir el <text:span text:style-name="T120">software</text:span> libre.</text:p></text:note-body></text:note></text:span></text:span><text:span text:style-name="T55">: </text:span></text:p>
      <text:list xml:id="list1205914644683794616" text:style-name="WW8Num3">
        <text:list-item>
          <text:p text:style-name="P38"><text:span text:style-name="T24">la libertad de usar el </text:span><text:span text:style-name="T28">software</text:span><text:span text:style-name="T24"> con cualquier fin. </text:span></text:p>
        </text:list-item>
        <text:list-item>
          <text:p text:style-name="P38"><text:span text:style-name="T24">la libertad de tener acceso al código del </text:span><text:span text:style-name="T28">software</text:span><text:span text:style-name="T24"> para estudiarlo y adaptarlo a las propias necesidades. </text:span></text:p>
        </text:list-item>
        <text:list-item>
          <text:p text:style-name="P38"><text:span text:style-name="T24">la libertad de redistribuir copias del </text:span><text:span text:style-name="T28">software</text:span><text:span text:style-name="T24">.</text:span></text:p>
        </text:list-item>
        <text:list-item>
          <text:p text:style-name="P38"><text:span text:style-name="T24">la libertad de mejorar el </text:span><text:span text:style-name="T28">software</text:span><text:span text:style-name="T24"> y la distribución de dichas mejoras entre el público, en beneficio de toda la comunidad.</text:span></text:p>
        </text:list-item>
      </text:list>
      <text:p text:style-name="P6">El <text:span text:style-name="T7">software </text:span>libre ha llegado a una gran parte de las infraestructuras técnicas y tiene un lugar cada vez más importante en lo que respecta a todos los sistemas de información (DISIC, 2012). Dado el contexto de estas cuatro libertades, resulta claro que el <text:span text:style-name="T7">software </text:span>libre retroalimenta una filosofía de la apertura, la transparencia y la soberanía tecnológica de las comunidades. Sin embargo, dado que el razonamiento economicista tiene un peso muy importante en las decisiones sobre compras públicas, el uso privilegiado o exclusivo de <text:span text:style-name="T25">software</text:span><text:span text:style-name="T24"> libre</text:span> en Administraciones Públicas ha sido sustentado en argumentos de tipo cuantitativo, en términos del ahorro que supone en el mediano plazo. En este sentido, es importante recordar que se ha calculado que el <text:span text:style-name="T12">software</text:span> libre o de código abierto ha supuesto un ahorro para la economía de la Unión Europea de, al menos, <text:span text:style-name="T128">ciento catorce millardos</text:span> de euros al año (Daffara <text:span text:style-name="T121">et al</text:span><text:span text:style-name="T8">.</text:span>, 2013).</text:p>
      <text:p text:style-name="P6"><text:soft-page-break/>Sin embargo, la filosofía del <text:span text:style-name="T25">software</text:span><text:span text:style-name="T24"> libre</text:span> comprende, como se dijo antes, elementos no exclusivamente financieros, técnicos o cuantitativos. De hecho, si revisamos la decisión favorable a <text:span text:style-name="T129">s</text:span>u <text:span text:style-name="T129">u</text:span>so en las Administraciones Públicas, es evidente que dicha decisión, además de los económicos, también se encuentra fundamentada en <text:span text:style-name="T129">argu</text:span>mentos de carácter político e, incluso, ontológico, relativos a la activación de movimientos sociales y a la conquista de la independencia y soberanía tecnológicas. En momentos de paradigmas socioproductivos tan convulsionados y cambiantes como los actuales, éstos han sido motivos determinantes en la construcción del <text:span text:style-name="T7">software </text:span>libre como política pública de algunos Estados, en especial de los latinoamericanos.</text:p>
      <text:p text:style-name="P6">En buena medida, la difusión del uso de <text:span text:style-name="T7">software </text:span>libre ha contribuido a la emergencia de grupos o colectivos de usuarios, documentadores y desarrolladores articulados en un movimiento comunitario que ha captado mucho interés en el sector público, particularmente en países como Brasil, Argentina, Chile y Venezuela, entre otros. Por ello, otros muchos países en vías de desarrollo, como Tailandia, Vietnam, India, Indonesia y Tanzania, han adoptado progresivamente el <text:span text:style-name="T7">software </text:span>libre como parte de la política pública en el contexto de los programas de implementación de las tecnologías de la información y la comunicación (TIC).</text:p>
      <text:list xml:id="list220011968767271" text:continue-list="list220012010845892" text:style-name="Outline">
        <text:list-item>
          <text:h text:style-name="P64" text:outline-level="1"><text:bookmark-start text:name="__RefHeading__9221_331307345"/><text:bookmark-start text:name="__RefHeading__2778_1710328226"/>Crítica de los modelos del capitalismo cognitivo<text:bookmark-end text:name="__RefHeading__9221_331307345"/><text:bookmark-end text:name="__RefHeading__2778_1710328226"/></text:h>
        </text:list-item>
      </text:list>
      <text:p text:style-name="P4"><text:bookmark text:name="ctl00_ctl22_g_e349c3b0_9d08_4830_9a7b_2f"/><text:span text:style-name="T55">Los gastos en </text:span><text:span text:style-name="Emphasis"><text:span text:style-name="T70">software</text:span></text:span><text:span text:style-name="T55"> y servicios informáticos mundiales ascendieron a unos 1,2 billones de dólares en 2011, según el </text:span><text:span text:style-name="Strong_20_Emphasis"><text:span text:style-name="T77">Informe sobre la Economía de la Información 2012 </text:span></text:span><text:span text:style-name="Strong_20_Emphasis"><text:span text:style-name="T79">(UNCTAD, 2012)</text:span></text:span><text:span text:style-name="Strong_20_Emphasis"><text:span text:style-name="T77"> de la Conferencia de las Naciones Unidas sobre Comercio y Desarrollo. </text:span></text:span><text:span text:style-name="T55">En América del Norte, el </text:span><text:span text:style-name="Emphasis"><text:span text:style-name="T70">software</text:span></text:span><text:span text:style-name="T55"> y los servicios informáticos representan el 43% del gasto en TIC, frente a tan solo el 11% en África y América Latina</text:span><text:span text:style-name="Strong_20_Emphasis"><text:span text:style-name="T77">.</text:span></text:span></text:p>
      <text:p text:style-name="P4"><text:span text:style-name="Strong_20_Emphasis"><text:span text:style-name="T77">La paradoja es que la industria informática </text:span></text:span><text:span text:style-name="Strong_20_Emphasis"><text:span text:style-name="T78">privativa</text:span></text:span><text:span text:style-name="Strong_20_Emphasis"><text:span text:style-name="T77"> ha sido durante las últimas décadas la gran beneficiada de la inversión pública en TIC. Además, el margen de beneficio de las empresas que desarrollan </text:span></text:span><text:span text:style-name="Strong_20_Emphasis"><text:span text:style-name="T60">software</text:span></text:span><text:span text:style-name="Strong_20_Emphasis"><text:span text:style-name="T77"> privativo está por encima de la media en otros sectores. Por ejemplo, entre </text:span></text:span><text:soft-page-break/><text:span text:style-name="Strong_20_Emphasis"><text:span text:style-name="T77">los años 2010 y 2011, Apple tuvo un 40% de margen de beneficio y Microsoft, un 38% (Stefan, 2012).</text:span></text:span></text:p>
      <text:p text:style-name="P4"><text:span text:style-name="T82">Además</text:span><text:span text:style-name="T55">, existe otro punto oscuro del </text:span><text:span text:style-name="T57">software</text:span><text:span text:style-name="T55"> propietario: la violación de la privacidad de los usuarios. Las revelaciones de Edward Snowden</text:span><text:span text:style-name="Ref._20_de_20_nota_20_al_20_pie"><text:span text:style-name="T55"><text:note text:id="ftn13" text:note-class="footnote"><text:note-citation>13</text:note-citation><text:note-body><text:p text:style-name="Footnote">Véase la primera información divulgada por The Washington Post el 07 de junio de 2013, <text:span text:style-name="T154">en</text:span> http://www.washingtonpost.com/investigations/us-intelligence-mining-data-from-nine-us-internet-companies-in-broad-secret-program/2013/06/06/3a0c0da8-cebf-11e2-8845-d970ccb04497_story.html.</text:p></text:note-body></text:note></text:span></text:span><text:span text:style-name="Ref._20_de_20_nota_20_al_20_pie"><text:span text:style-name="T115">,</text:span></text:span><text:span text:style-name="T55"> que sacuden el mundo desde junio de 2013, probaron que la National Security Agency (NSA) y el FBI estadounidense habían estado recopilando datos privados de los usuarios de algunas de las mayores empresas tecnológicas del mundo: Microsoft, Yahoo, Google, Facebook, PalTalk, AOL, Skype, YouTube y Apple. La NSA recopilaba informaciones de millones de usuarios de los servidores centrales de dichas compañías gracias al programa PRISM</text:span><text:span text:style-name="Ref._20_de_20_nota_20_al_20_pie"><text:span text:style-name="T55"><text:note text:id="ftn14" text:note-class="footnote"><text:note-citation>14</text:note-citation><text:note-body><text:p text:style-name="Footnote">Véase http://en.wikipedia.org/wiki/PRISM_%28surveillance_program%29.</text:p></text:note-body></text:note></text:span></text:span><text:span text:style-name="T55">.</text:span></text:p>
      <text:p text:style-name="P4">El espionaje masivo de la NSA visibilizó otras prácticas de presión agresiva y vigilancia que la industria privativa de las TIC llevaba desarrollando durante décadas. Solo en 2014, las empresas de tecnología estadounidenses invirtieron setenta y cuatro millones de dólares en estrategias de presión directa a su Gobierno (Willis y Miller, 2014).<text:span text:style-name="T55"> El </text:span><text:span text:style-name="T58">lobby</text:span><text:span text:style-name="T55"> del sector de las TIC también está actuando de forma intensa en las negociaciones del TTIP (Masse, 2014) (Tratado de libre comercio entre Estados Unidos y la Unión Europea) y en todos los tratados de libre comercio de Estados Unidos con países del mundo, especialmente en cuestiones relativas a patentes y políticas de datos que restringen la libertad y amenazan la privacidad de usuarias/os de productos informáticos. Lo mismo sucede con la censura en varios países. E</text:span><text:span text:style-name="T82">l</text:span><text:span text:style-name="T55"> </text:span><text:span text:style-name="T57">software</text:span><text:span text:style-name="T55"> pri</text:span><text:span text:style-name="T82">vativo impide que</text:span><text:span text:style-name="T55"> la persona usuaria </text:span><text:span text:style-name="T82">tenga a</text:span><text:span text:style-name="T55">cceso al código </text:span><text:span text:style-name="T82">y</text:span><text:span text:style-name="T55"> por </text:span><text:span text:style-name="T82">lo </text:span><text:span text:style-name="T55">tanto, posibilidad de auditar y modificar el </text:span><text:span text:style-name="T57">software,</text:span><text:span text:style-name="T55"> </text:span><text:span text:style-name="T82">controlando que puedan efectuarse </text:span><text:span text:style-name="T55">esas medidas de espionaje y control de las </text:span><text:span text:style-name="T82">comunicaciones</text:span><text:span text:style-name="T55">.</text:span></text:p>
      <text:p text:style-name="P4"><text:span text:style-name="T55">Como se mencionó antes, una licencia de </text:span><text:span text:style-name="T57">software</text:span><text:span text:style-name="T55"> es un contrato entre partes y el documento de uso aceptado que acompaña cualquier pieza de </text:span><text:span text:style-name="T57">software</text:span><text:span text:style-name="T55"> en su proceso de distribución. La mayoría de licencias de </text:span><text:span text:style-name="T57">software</text:span><text:span text:style-name="T55"> privativo apenas autorizan al usuario a usarlo bajo un conjunto de circuns</text:span><text:soft-page-break/><text:span text:style-name="T55">tancias muy específicas y presentan restricciones desde las circunstancias de uso hasta el número de ordenadores en los cuales se implementará. Por ejemplo, en términos estrictos y atendiendo a lo dispuesto en las licencias de </text:span><text:span text:style-name="T57">software</text:span><text:span text:style-name="T55">, las personas no compran una copia de una pieza de </text:span><text:span text:style-name="T57">software</text:span><text:span text:style-name="T55">. Por el contrario, lo que adquieren es una licencia para </text:span><text:span text:style-name="T58">usar</text:span><text:span text:style-name="T55"> una copia de dicha pieza de </text:span><text:span text:style-name="T57">software</text:span><text:span text:style-name="T55">, siempre y cuando cumplan con los criterios estipulados en el contrato de licencia</text:span><text:span text:style-name="Ref._20_de_20_nota_20_al_20_pie"><text:span text:style-name="T55"><text:note text:id="ftn15" text:note-class="footnote"><text:note-citation>15</text:note-citation><text:note-body><text:p text:style-name="Footnote">A pesar de que los análisis del capitalismo hace tiempo que describieron esta transición desde la propiedad al acceso (Rifkin, 2000), el problema en el caso del <text:span text:style-name="T120">software</text:span> privativo son las restricciones al acceso en distintos niveles.</text:p></text:note-body></text:note></text:span></text:span><text:span text:style-name="T55">.</text:span></text:p>
      <text:p text:style-name="P6">Por su parte, es evidente que el <text:span text:style-name="T7">software</text:span> libre representa una ruptura fundamental con el modelo predominante. Las licencias están destinadas a empoderar a los usuarios del <text:span text:style-name="T12">software</text:span>, no s<text:span text:style-name="T130">o</text:span>lo permitiéndoles su distribución irrestricta, sino incluso animándolos a que lo prueben, hablen de su experiencia con los/as desarolladores/as, lo copien e incluso lo modifiquen y se inserten en los procesos abiertos y colaborativos de producción. Esto permitirá posicionar al <text:span text:style-name="T12">software</text:span> como un recurso común y habilitará la posibilidad de <text:span text:style-name="T130">su uso </text:span>en actividades benefici<text:span text:style-name="T130">aria</text:span>s para toda la sociedad.</text:p>
      <text:p text:style-name="P6">En ocasiones, durante fases iniciales de desarrollo o en equipos de programación con poca experiencia, pueden encontrarse casos de <text:span text:style-name="T7">software</text:span> libre con limitaciones como documentación del usuario final de baja calidad, cambios dramáticos de una actualización a otra, sobreestimación del conocimiento informático de los usuarios novatos, etc. Sin embargo, es importante resaltar que estas características, lejos de ser exclusivas de las piezas de <text:span text:style-name="T7">software</text:span> libre, pueden evidenciarse también en piezas de <text:span text:style-name="T12">software</text:span> privativo, lo cual hace suponer que más que relativas al modelo de producción, tienen que ver con la escasez de recursos, un uso reducido del programa u otros factores contextuales independientes de la licencia del <text:span text:style-name="T12">software</text:span>.</text:p>
      <text:p text:style-name="P4"><text:span text:style-name="T55">En el caso del </text:span><text:span text:style-name="T57">software</text:span><text:span text:style-name="T55"> y del </text:span><text:span text:style-name="T56">hardware</text:span><text:span text:style-name="T55">, es habitual que las grandes compañías que privatizan el conocimiento operen también como monopolios y en muy pocas ocasiones sean realmente innovadoras. Una situación similar ocurre en otros espacios de producción de conocimiento como la investigación médica, farmacéutica o industrial</text:span><text:span text:style-name="Ref._20_de_20_nota_20_al_20_pie"><text:span text:style-name="T55"><text:note text:id="ftn16" text:note-class="footnote"><text:note-citation>16</text:note-citation><text:note-body><text:p text:style-name="Footnote">Pueden ampliarse datos para una crítica al argumento de la supuesta innovación y circulación del conocimiento con las regulaciones restrictivas sobre patentes en el documento del proyecto Buen Conocer / FLOK Society sobre fabricación distribuida (Dafermos, 2015) o las ventajas de los modelos libres, abiertos y colaborativos en la investigación científica (Barandiaran <text:span text:style-name="T8">et al</text:span>. 2015).</text:p></text:note-body></text:note></text:span></text:span><text:span text:style-name="T55">. Así, no debería sorprender que </text:span><text:soft-page-break/><text:span text:style-name="T55">haya surgido también una industria en torno a la tarea de ocultar el conocimiento, en especial por la enorme dependencia que genera de cara a los usuarios finales, sean estos corporativos (como el Estado) o individuales. El </text:span><text:span text:style-name="T57">software</text:span><text:span text:style-name="T55"> privativo no puede ser ni estudiado ni modificado por el público y da a las compañías el poder de mantener grandes monopolios en contra del interés general.</text:span></text:p>
      <text:p text:style-name="P4"><text:span text:style-name="T55">Mientras más </text:span><text:span text:style-name="T89">se restringen </text:span><text:span text:style-name="T55">las posibilidades de uso en torno a una pieza de </text:span><text:span text:style-name="T57">software</text:span><text:span text:style-name="T55"> y más limitadas son sus libertades, más dependiente será su usuario final y más complejo el proceso de migración hacia </text:span><text:span text:style-name="T56">software</text:span><text:span text:style-name="T55"> libre. En este contexto, el código fuente se mantiene en secreto, en ocasiones incluso por encima de los derechos de quienes trabajan en él. La potencia laboral de la sociedad está subutilizada y otros desarrolladores se ven forzados a empezar de cero en nuevas modificaciones o aportes, en especial cuando la llamada ingeniería inversa no </text:span><text:span text:style-name="T89">resulta</text:span><text:span text:style-name="T55"> posible</text:span><text:span text:style-name="Ref._20_de_20_nota_20_al_20_pie"><text:span text:style-name="T55"><text:note text:id="ftn17" text:note-class="footnote"><text:note-citation>17</text:note-citation><text:note-body><text:p text:style-name="Footnote">Puede profundizarse sobre esta noción y los beneficios de permitirla como una excepción o uso legítimo respecto a la vigencia de los derechos de autor, en KEI (2005, art. 3,1,a,6).</text:p></text:note-body></text:note></text:span></text:span><text:span text:style-name="T55">. Incluso para el usuario esto suele suponer un gasto adicional y no solo en términos monetarios. Por ejemplo, al sustituir una versión de </text:span><text:span text:style-name="T57">software</text:span><text:span text:style-name="T55"> privativo antigua por una nueva, </text:span><text:span text:style-name="T89">es</text:span><text:span text:style-name="T55"> frecuente que no </text:span><text:span text:style-name="T89">exista </text:span><text:span text:style-name="T55">un buen reconocimiento de formatos de archivo utilizad</text:span><text:span text:style-name="T107">o</text:span><text:span text:style-name="T55">s. Son estos condicionantes del entorno los que, en suma, confeccionan una realidad en la cual el </text:span><text:span text:style-name="T57">software</text:span><text:span text:style-name="T55"> privativo es un eslabón importante en la cadena que soporta al capitalismo cognitivo.</text:span></text:p>
      <text:list xml:id="list220012930685325" text:continue-numbering="true" text:style-name="Outline">
        <text:list-item>
          <text:h text:style-name="P64" text:outline-level="1"><text:bookmark-start text:name="__RefHeading__9223_331307345"/><text:bookmark-start text:name="__RefHeading__2780_1710328226"/><text:soft-page-break/><text:span text:style-name="T8">Software</text:span> libre y <text:span text:style-name="T52">e</text:span>conomía social del conocimiento común y abierto<text:bookmark-end text:name="__RefHeading__9223_331307345"/><text:bookmark-end text:name="__RefHeading__2780_1710328226"/></text:h>
        </text:list-item>
      </text:list>
      <text:p text:style-name="P4"><text:span text:style-name="T55">Frente a esta situación limitante</text:span><text:span text:style-name="Ref._20_de_20_nota_20_al_20_pie"><text:span text:style-name="T55"><text:note text:id="ftn18" text:note-class="footnote"><text:note-citation>18</text:note-citation><text:note-body><text:p text:style-name="Footnote">Incluso dentro de un establecimiento de las relaciones en torno a la propiedad intelectual de tipo privativo, tampoco hay que olvidar las herramientas jurídico-políticas que permiten hacer prevalecer el interés social de la propiedad. Las excepciones a los derechos de autor por uso legítimo (<text:span text:style-name="T8">fair use</text:span>) y, aunque menos utilizadas, las licencias obligatorias, al margen de la capacidad de crecimiento que tienen ámbitos productivos de libre licenciamiento, como los del <text:span text:style-name="T120">software</text:span> libre, son herramientas a disposición de los agentes que apuestan por esta <text:span text:style-name="T53">transición hacia la economía social del conocimiento común y abierto en distintos órdenes</text:span> productivos.</text:p></text:note-body></text:note></text:span></text:span><text:span text:style-name="T55"> que acabamos de describir como característica del </text:span><text:span text:style-name="T57">software</text:span><text:span text:style-name="T55"> privativo, el proceso colaborativo del </text:span><text:span text:style-name="T56">software</text:span><text:span text:style-name="T55"> libre ha dado pruebas de éxito, debido al número de gente involucrada y al número de proyectos de código abierto que se han producido. </text:span><text:span text:style-name="T80">No es del todo descabellado afirmar, como hace Vidal (2000), que el </text:span><text:span text:style-name="T57">software</text:span><text:span text:style-name="T80"> libre, tomado como un todo, sería la empresa de </text:span><text:span text:style-name="T57">software</text:span><text:span text:style-name="T80"> más productiva y poderosa del mercado. </text:span><text:span text:style-name="T55">El más representativo de los proyectos de </text:span><text:span text:style-name="T57">software</text:span><text:span text:style-name="T55"> libre, en cuanto a su éxito, es quizás el servidor web Apache. En junio de 2013, se estimó que Apache servía el 54,2% de todos los sitios activos y el 58,1% de los mejores servidores en todos los dominios (Netcraft, 2013) </text:span><text:span text:style-name="T80">y, en total, más del 81% de los servidores web del mundo usan </text:span><text:span text:style-name="T57">software</text:span><text:span text:style-name="T80"> libre (ngix o apache)</text:span><text:span text:style-name="Ref._20_de_20_nota_20_al_20_pie"><text:span text:style-name="T80"><text:note text:id="ftn19" text:note-class="footnote"><text:note-citation>19</text:note-citation><text:note-body><text:p text:style-name="Footnote"><text:span text:style-name="T131">Véase </text:span>http://w3techs.com/technologies/overview/web_server/all.</text:p></text:note-body></text:note></text:span></text:span><text:span text:style-name="T80">. Para las infraestructuras más criticas y los sistemas de alto rendimiento, basta con señalar que hoy en día 97% de las supercomputadoras del mundo usan alguno de los sistemas operativos libres de la familia Linux</text:span><text:span text:style-name="Ref._20_de_20_nota_20_al_20_pie"><text:span text:style-name="T80"><text:note text:id="ftn20" text:note-class="footnote"><text:note-citation>20</text:note-citation><text:note-body><text:p text:style-name="P17"><text:span text:style-name="T131">Véase </text:span>http://www.top500.org/statistics/list/.</text:p></text:note-body></text:note></text:span></text:span><text:span text:style-name="T80">.</text:span><text:span text:style-name="T55"> Proyectos de </text:span><text:span text:style-name="T57">software</text:span><text:span text:style-name="T55"> tales como LibreOffice y Mozilla Firefox también prestan servicio a varios millones de usuarios en todo el mundo (Vanheuverswyn, 2007). </text:span><text:span text:style-name="T80">En términos productivos, el valor estimado de las 419.776.604 líneas de código de </text:span><text:span text:style-name="T57">software</text:span><text:span text:style-name="T80"> libre que recoge la distribución Debian GNU/Linux en el año 2012 era de algo más de 19 billones de dólares</text:span><text:span text:style-name="Ref._20_de_20_nota_20_al_20_pie"><text:span text:style-name="T80"><text:note text:id="ftn21" text:note-class="footnote"><text:note-citation>21</text:note-citation><text:note-body><text:p text:style-name="Footnote">Puede profundizarse en algunas referencias bibliográficas que buscan estimar este valor en http://blog.james.rcpt.to/2012/02/13/debian-wheezy-us19-billion-your-price-free/.</text:p></text:note-body></text:note></text:span></text:span><text:span text:style-name="T80">.</text:span></text:p>
      <text:list xml:id="list220012851511748" text:continue-numbering="true" text:style-name="Outline">
        <text:list-item>
          <text:list>
            <text:list-item>
              <text:h text:style-name="P60" text:outline-level="2"><text:bookmark-start text:name="__RefHeading__14030_1769189991"/><text:bookmark-start text:name="__RefHeading__7248_1710328226"/>Seguridad informática<text:bookmark-end text:name="__RefHeading__14030_1769189991"/><text:bookmark-end text:name="__RefHeading__7248_1710328226"/></text:h>
            </text:list-item>
          </text:list>
        </text:list-item>
      </text:list>
      <text:p text:style-name="P6">Por seguridad informática o ciberseguridad, se entiende la actividad de proteger la información y los sistemas informáticos como las redes, com<text:soft-page-break/>putadores, bases de datos, centros de datos y aplicaciones, con medidas de seguridad apropiadas en cuanto a procedimientos y tecnología (Rai, 2011). En este contexto, queda claro que el proceso de garantizar la protección de la información y los sistemas informáticos no es una actividad exclusivamente referida al campo de lo técnico, sino que involucra también prácticas e incluso actitudes referidas al uso de las tecnologías asociadas al aprovechamiento de dichos sistemas.</text:p>
      <text:p text:style-name="P6">A ello hay que añadir que, a través de <text:span text:style-name="T132">tales</text:span> sistemas, circulan información y datos cada vez más sensibles para los ciudadanos, razón por la cual la ciberseguridad se convierte en un asunto de Estado. En América Latina, la efectividad en las acciones de Estado en el campo de la ciberseguridad se ve determinada por <text:span text:style-name="T132">distintos</text:span> factores que hacen que las infraestructuras técnicas sean aún muy dependientes de otros Estados como, por ejemplo, Estados Unidos. Julian Assange (2014), en una nota publicada por la agencia ALAI, advierte sobre el flujo de información que circula desde América y pasa por Estados Unidos, facilitando la inspección y control por parte de este país:</text:p>
      <text:p text:style-name="P22">En América Latina, casi todas las conexiones a la Internet mundial pasan a través de cables de fibra óptica que atraviesan Estados Unidos. Esta es una cuestión de soberanía y de competitividad económica. Los países necesitan formar alianzas industriales para crear la infraestructura física alternativa para Internet, para que sus comunicaciones no tengan que atravesar las fronteras de un vigilante depredador del calibre de Estados Unidos, el Reino Unido o sus aliados. También deben considerar el fortalecimiento de su propia infraestructura, mediante la regulación del sector de los proveedores de Internet, de manera que sea obligatorio aplicar un fuerte cifrado de datos en los enlaces de comunicación (Assange, 2014).</text:p>
      <text:p text:style-name="P6">Ya en un plano centrado en el <text:span text:style-name="T12">software</text:span>, conviene destacar que, como medida de seguridad para la ciudadanía, la información almacenada por los <text:span text:style-name="T132">Estados</text:span> requiere ser documentada en el largo plazo y necesita <text:span text:style-name="T132">estar</text:span> accesible en el futuro. Actualmente, las aplicaciones privativas ocultan los contenidos en archivos binarios y formatos cerrados<text:span text:style-name="T47">.</text:span> Por <text:span text:style-name="T133">lo</text:span> tanto, la única manera de acceder a dichos archivos es emplear la herramienta con la cual se crearon, que eventualmente puede ser incompatible con versiones ante<text:soft-page-break/>riores. El uso de formatos abiertos es clave para lograr una mejora en la interoperabilidad y transparencia, puesto que el código puede estar abierto a escrutinio público. Un entorno de <text:span text:style-name="T7">software</text:span> libre y de código abierto, correctamente configurado, es tan seguro como un ambiente de <text:span text:style-name="T12">software</text:span> privativo e incluso puede serlo más, en caso de contar con una ciudadanía empoderada digitalmente, agencias gubernamentales o académicas capaces de auditar el código.</text:p>
      <text:p text:style-name="P4"><text:span text:style-name="T55">En los últimos años, además, revelaciones como las conocidas a través del caso Snowden o de Wikileaks muestran, por un lado, la existencia de procesos de espionaje sobre distintos ámbitos económicos, políticos y sociales. Por </text:span><text:span text:style-name="T90">el </text:span><text:span text:style-name="T55">otro, un uso ilícito del ciberespacio por parte de intereses transnacionales, corporativos o particulares, en actividades financieras, de seguridad nacional, de salud pública y de seguridad física. Los casos de las filtraciones sobre espionaje por parte de la NSA a más de treinta y cinco líderes mundiales (Corredoira, 2014) o el programa PRISM</text:span><text:span text:style-name="Ref._20_de_20_nota_20_al_20_pie"><text:span text:style-name="T55"><text:note text:id="ftn22" text:note-class="footnote"><text:note-citation>22</text:note-citation><text:note-body><text:p text:style-name="Footnote">El caso de PRISM reveló la intención y materialización de acciones de espionaje directo a usuarios particulares de diferentes canales de comunicación. Véase González (2013). </text:p></text:note-body></text:note></text:span></text:span><text:span text:style-name="T55"> no han hecho más que certificar lo que de alguna forma ya era desde hace tiempo un secreto a voces: gracias a vulnerabilidades existentes en redes y usuarios, algunas naciones han espiado a otras y han ocultado a sus ciudadanos vulnerabilidades de los sistemas informáticos de las que deberían ser conscientes.</text:span></text:p>
      <text:p text:style-name="P6">Por todo ello, se hace evidente que un reto importante para los Estados en el corto plazo en materia de ciberseguridad y <text:span text:style-name="T12">software</text:span> es también revertir las condiciones de incertidumbre y vulnerabilidad en la disposición de datos. Dadas las condiciones geopolíticas y geoestratégicas de Sudamérica, la construcción de políticas y acciones requiere alianzas estratégicas entre países, a fin de aprovechar el uso de <text:span text:style-name="T7">software</text:span> libre como una plataforma en la construcción de estructuras informáticas más seguras.</text:p>
      <text:p text:style-name="P6">La <text:span text:style-name="T54">Electronic Frontier Foundation (EFF)</text:span> señala los siguientes desafíos para los Estados en el siglo XXI con respecto a la ciberseguridad (Rodríguez, 2014):</text:p>
      <text:list xml:id="list8763339626914199878" text:style-name="WW8Num4">
        <text:list-item>
          <text:p text:style-name="P39"><text:soft-page-break/><text:span text:style-name="T26">La protección de infraestructura crítica para el Internet.</text:span><text:span text:style-name="T24"> Las leyes deben permitir establecer sistemas blindados de tecnología de modo que no </text:span><text:span text:style-name="T32">sea posible</text:span><text:span text:style-name="T24"> el espionaje.</text:span></text:p>
        </text:list-item>
        <text:list-item>
          <text:p text:style-name="P39"><text:span text:style-name="T26">La protección de metadatos.</text:span><text:span text:style-name="T25"> </text:span><text:span text:style-name="T24">La información sobre las comunicaciones, llamada metadatos o información sin contenido, debería ser tan privada como el contenido de las comunicaciones.</text:span></text:p>
        </text:list-item>
        <text:list-item>
          <text:p text:style-name="P39"><text:span text:style-name="T26">Definición de vigilancia de las comunicaciones.</text:span><text:span text:style-name="T29"> </text:span><text:span text:style-name="T24">No debe ser posible que los Estados contravengan las protecciones de seguridad sobre la base de definiciones arbitrarias.</text:span></text:p>
        </text:list-item>
        <text:list-item>
          <text:p text:style-name="P39"><text:span text:style-name="T26">Combatir una cultura de ley secreta.</text:span><text:span text:style-name="T29"> </text:span><text:span text:style-name="T24">Ningún país debe adoptar o implementar una práctica de vigilancia sin que </text:span><text:span text:style-name="T32">una</text:span><text:span text:style-name="T24"> ley defina sus límites.</text:span></text:p>
        </text:list-item>
        <text:list-item>
          <text:p text:style-name="P39"><text:span text:style-name="T26">La protección del acceso a través de las fronteras.</text:span><text:span text:style-name="T29"> </text:span><text:span text:style-name="T24">Los </text:span><text:span text:style-name="T36">G</text:span><text:span text:style-name="T24">obiernos no deberían pasar por alto las protecciones de privacidad, confiando en convenios secretos de intercambio de datos informales con países extranjeros o compañías internacionales privadas.</text:span></text:p>
        </text:list-item>
      </text:list>
      <text:p text:style-name="P4"><text:span text:style-name="T55">Tanto la EFF</text:span><text:span text:style-name="Ref._20_de_20_nota_20_al_20_pie"><text:span text:style-name="T55"><text:note text:id="ftn23" text:note-class="footnote"><text:note-citation>23</text:note-citation><text:note-body><text:p text:style-name="Footnote">Véase https://www.eff.org/.</text:p></text:note-body></text:note></text:span></text:span><text:span text:style-name="T55"> como La Quadrature du Net</text:span><text:span text:style-name="Ref._20_de_20_nota_20_al_20_pie"><text:span text:style-name="T55"><text:note text:id="ftn24" text:note-class="footnote"><text:note-citation>24</text:note-citation><text:note-body><text:p text:style-name="Footnote">Véase https://www.laquadrature.net/.</text:p></text:note-body></text:note></text:span></text:span><text:span text:style-name="T55"> han dejado muy claro que el camino de la ciberseguridad plena pasa por una acción ciudadana consciente y responsable, en la que el </text:span><text:span text:style-name="T56">software</text:span><text:span text:style-name="T55"> libre protege mejor la privacidad del usuario. Si los usuarios no tienen control sobre el </text:span><text:span text:style-name="T57">software</text:span><text:span text:style-name="T55"> que están utilizando, </text:span><text:span text:style-name="T91">cualquiera</text:span><text:span text:style-name="T55"> puede espiar fácilmente su actividad. La suscripción de un contrato de licencia cuando se compra </text:span><text:span text:style-name="T57">software</text:span><text:span text:style-name="T55"> privativo a menudo supone que el usuario acepta derechos del proveedor a inspeccionar el contenido sin advertencia alguna. El </text:span><text:span text:style-name="T57">software</text:span><text:span text:style-name="T55"> privativo no provee el código fuente y, en ocasiones, tiene áreas y formas de acceso restringidas. </text:span><text:span text:style-name="T91">Todo ello contrasta con </text:span><text:span text:style-name="T55">la</text:span><text:span text:style-name="T91">s</text:span><text:span text:style-name="T55"> posibilidad</text:span><text:span text:style-name="T91">es</text:span><text:span text:style-name="T55"> de auditoría que ofrece el </text:span><text:span text:style-name="T56">software</text:span><text:span text:style-name="T55"> libre.</text:span></text:p>
      <text:list xml:id="list220010986822128" text:continue-list="list220012851511748" text:style-name="Outline">
        <text:list-item>
          <text:list>
            <text:list-item>
              <text:h text:style-name="P60" text:outline-level="2"><text:bookmark-start text:name="__RefHeading__14032_1769189991"/><text:bookmark-start text:name="__RefHeading__7250_1710328226"/><text:soft-page-break/>Proyectos e iniciativas en favor del <text:span text:style-name="T8">software</text:span> libre<text:bookmark-end text:name="__RefHeading__14032_1769189991"/><text:bookmark-end text:name="__RefHeading__7250_1710328226"/></text:h>
            </text:list-item>
          </text:list>
        </text:list-item>
      </text:list>
      <text:p text:style-name="P4"><text:span text:style-name="T55"><text:s/>La FSF</text:span><text:span text:style-name="Ref._20_de_20_nota_20_al_20_pie"><text:span text:style-name="T55"><text:note text:id="ftn25" text:note-class="footnote"><text:note-citation>25</text:note-citation><text:note-body><text:p text:style-name="Footnote">Véase http://www.fsf.org/.</text:p></text:note-body></text:note></text:span></text:span><text:span text:style-name="T55"> (Free Software Foundation) es una organización sin fines de lucro fundada por Richard Stallman en 1985 a fin de promocionar la libertad de los usuarios de computadoras y defender los derechos del </text:span><text:span text:style-name="T63">software</text:span><text:span text:style-name="T61"> libre</text:span><text:span text:style-name="T55"> (Vaca, 2010).</text:span></text:p>
      <text:p text:style-name="P6"><text:span text:style-name="T24">Con el pasar de los años, la iniciativa ha logrado aglutinar colectivos, comunidades y grupos diversos en distintos lugares del mundo, cuyos objetivos específicos pasan por la divulgación y promoción de</text:span><text:span text:style-name="T33">l</text:span><text:span text:style-name="T24"> uso y desarrollo del </text:span><text:span text:style-name="T7">software</text:span> libre<text:span text:style-name="T24"> pero que con frecuencia son mucho más </text:span><text:span text:style-name="T33">amplios. Hoy</text:span><text:span text:style-name="T19"> día, se identifica a estos colectivos como parte del movimiento de </text:span><text:span text:style-name="T20">cultura libre</text:span><text:span text:style-name="T19"> y en ese marco se reconoce al </text:span><text:span text:style-name="T7">software</text:span> libre<text:span text:style-name="T19"> como caso de éxito, que ha surgido impulsado por una comunidad mundial de programadores éticos dedicados a la causa de la libertad y el compartir (Ramírez, 2013).</text:span></text:p>
      <text:p text:style-name="P4"><text:span text:style-name="T55">Sin embargo, hablar de </text:span><text:span text:style-name="T56">software</text:span><text:span text:style-name="T55"> libre implica asegurar la existencia de una sociedad libre en la que tengamos el control y la decisión sobre la tecnología que usamos y esa premisa </text:span><text:span text:style-name="T92">se encuentra</text:span><text:span text:style-name="T55"> aún en camino de </text:span><text:span text:style-name="T92">esta</text:span><text:span text:style-name="T55">r garantizada por diversas razones</text:span><text:span text:style-name="Ref._20_de_20_nota_20_al_20_pie"><text:span text:style-name="T55"><text:note text:id="ftn26" text:note-class="footnote"><text:note-citation>26</text:note-citation><text:note-body><text:p text:style-name="Footnote">Puede profundizarse en este aspecto en relación a la delimitación de un eventual <text:span text:style-name="T8">derecho de acceso </text:span>en América Latina y Ecuador en Torres y Vila-Viñas (2015).</text:p></text:note-body></text:note></text:span></text:span><text:span text:style-name="T55">, desde las más sistémicas, relativas a la organización del capitalismo cognitivo, hasta sus efectos concretos sobre la </text:span><text:span text:style-name="T58">brecha digital</text:span><text:span text:style-name="T84">. </text:span><text:span text:style-name="T85">Intervienen aquí </text:span><text:span text:style-name="T55">factores técnicos pero también socioeconómicos, monopolios tecnológicos, así como determinadas políticas sobre uso y divulgación de </text:span><text:span text:style-name="T56">software</text:span><text:span text:style-name="T55"> libre.</text:span></text:p>
      <text:p text:style-name="P4"><text:span text:style-name="T55">El impulso de esas comunidades y colectivos del </text:span><text:span text:style-name="T56">software</text:span><text:span text:style-name="T55"> libre se ha debido en parte al hecho de que, hasta mediados de la década de 1990, los fondos de la FSF se usaron principalmente para emplear a algunos programadores en el desarrollo de </text:span><text:span text:style-name="T56">software</text:span><text:span text:style-name="T55"> libre para el </text:span><text:span text:style-name="T92">p</text:span><text:span text:style-name="T55">royecto GNU. Estas contrataciones tuvieron como propósito ofrecer aplicaciones alternativas a componentes o piezas de </text:span><text:span text:style-name="T57">software</text:span><text:span text:style-name="T55"> privativo que suponían las dependencias más urgentes para usuarios finales y servidores. Desde mediados de la década de 1990, sin embargo, el trabajo de la FSF se ha enfocado más hacia asuntos </text:span><text:soft-page-break/><text:span text:style-name="T55">legales relativos a licenciamiento, así como hacia las cuestiones estructurales para el movimiento del </text:span><text:span text:style-name="T56">software</text:span><text:span text:style-name="T55"> libre y las comunidades de desarrolladores. Por este motivo y con la intención de dotar de arraigo al movimiento en distintos contextos, a partir de esa fecha, se crean instancias regionales de la FSF en Europa</text:span><text:span text:style-name="Ref._20_de_20_nota_20_al_20_pie"><text:span text:style-name="T55"><text:note text:id="ftn27" text:note-class="footnote"><text:note-citation>27</text:note-citation><text:note-body><text:p text:style-name="P20">Véase <text:span text:style-name="T160">http://</text:span>www.fsfe.org.</text:p></text:note-body></text:note></text:span></text:span><text:span text:style-name="T55">, India</text:span><text:span text:style-name="Ref._20_de_20_nota_20_al_20_pie"><text:span text:style-name="T55"><text:note text:id="ftn28" text:note-class="footnote"><text:note-citation>28</text:note-citation><text:note-body><text:p text:style-name="P20">Véase <text:span text:style-name="T160">http://</text:span>www.fsf.org.in.</text:p></text:note-body></text:note></text:span></text:span><text:span text:style-name="T55"> o Latinoamérica</text:span><text:span text:style-name="Ref._20_de_20_nota_20_al_20_pie"><text:span text:style-name="T55"><text:note text:id="ftn29" text:note-class="footnote"><text:note-citation>29</text:note-citation><text:note-body><text:p text:style-name="P20">Véase <text:span text:style-name="T160">http://</text:span>www.fsfla.org.</text:p></text:note-body></text:note></text:span></text:span><text:span text:style-name="T55">.</text:span></text:p>
      <text:p text:style-name="P4"><text:span text:style-name="T55">En el ecosistema de organizaciones que apoyan el </text:span><text:span text:style-name="T56">software</text:span><text:span text:style-name="T55"> libre, existen también otros grupos con un interés técnico, enfocados en desarrollo y divulgación de aplicaciones específicas. Esto ha fortalecido el modelo de desarrollo de </text:span><text:span text:style-name="T56">software</text:span><text:span text:style-name="T55"> libre en cuanto a intercambios y sinergias comunitarias. Uno de estos grupos o comunidades más reconocidas es la de Debian pero destacan también la de desarrollo del propio GNU/Linux, Apache, Fundación Mozilla y Open Document Foundation. Otras comunidades de usuarios, documentadores y desarrolladores se orientan al fortalecimiento de lenguajes de desarrollo como Python, Ruby on Rails, o plataformas de </text:span><text:span text:style-name="T58">blogging</text:span><text:span text:style-name="T55"> como Wordpress. En Ecuador, la Asociación de </text:span><text:span text:style-name="T88">Software</text:span><text:span text:style-name="T84"> </text:span><text:span text:style-name="T55">Libre de Ecuador (ASLE)</text:span><text:span text:style-name="Ref._20_de_20_nota_20_al_20_pie"><text:span text:style-name="T55"><text:note text:id="ftn30" text:note-class="footnote"><text:note-citation>30</text:note-citation><text:note-body><text:p text:style-name="Footnote">Véase http://www.asle.ec/.</text:p></text:note-body></text:note></text:span></text:span><text:span text:style-name="T55"> es una entidad conformada con la finalidad de difundir la filosofía y los valores del </text:span><text:span text:style-name="T62">software</text:span><text:span text:style-name="T61"> libre</text:span><text:span text:style-name="T55"> agrupando, al mismo tiempo, a las diferentes empresas y personas dedicadas a su producción. </text:span></text:p>
      <text:p text:style-name="P6">Uno de los elementos más destacados del ecosistema del <text:span text:style-name="T12">software</text:span> libre es la innovación en las prácticas de gobernabilidad de las comunidades de usuarios y programadores. Javier de la Cueva (2012) ha defendido que el <text:span text:style-name="T12">software</text:span> libre genera guías para que los ciudadanos se habitúen a unas prácticas que construyan «no sólo una mejor democracia sino unos elementos integrantes del núcleo duro de la misma». El ambiente libre, compartido y físicamente distribuido de las comunidades de programadores de <text:span text:style-name="T7">software</text:span> libre ha dado pie a prácticas concretas que parten de la existencia de una comunidad: repositorios públicamente accesibles en los que se escriben las sucesivas versiones, códigos libres y compartidos, etc. <text:span text:style-name="T110">La producción colaborativa entre pares, por iguales, generada en el ambiente del </text:span><text:span text:style-name="T7">software</text:span> libre <text:span text:style-name="T110">es un proceso de producción social (Benkler y Nissembaum, 2006, </text:span><text:soft-page-break/><text:span text:style-name="T111">p.</text:span><text:span text:style-name="T110">400) que se caracteriza por su descentralización y por una motivación no fundada en órdenes o premios. El objeto producido se basa, según Javier de la Cueva (2012), en otros parámetros sociales no monetarios y tiene unas características estructurales de «modularidad, granularidad e integración entre componentes de bajo coste que permiten que los desarrolladores puedan trabajar asíncronamente». </text:span>Dentro de esta metodología, conviene señalar que una de las prácticas más características de la gobernabilidad de las comunidades del <text:span text:style-name="T7">software</text:span> libre sería el <text:span text:style-name="T8">fork</text:span> o escisión: </text:p>
      <text:p text:style-name="P22">La escisión es un elemento de importancia fundamental por su transparencia y el enriquecimiento que produce. El disenso que se practica mediante el <text:span text:style-name="T8">fork</text:span> no supone necesariamente una ruptura con la comunidad, sino en muchas ocasiones un enriquecimiento puesto que permite afrontar la solución a un problema mediante la creación de varias y diferentes herramientas La existencia de <text:span text:style-name="T8">forks</text:span> implica una necesaria política deliberativa para la resolución de conflictos, lo que nos lleva a la autorregulación. Esta política no está escrita, sino que se va produciendo según aparecen los conflictos (de la Cueva, 2012).</text:p>
      <text:p text:style-name="P10"><text:span text:style-name="T55">Otra de las prácticas habituales es la de </text:span><text:span text:style-name="T58">show me the code</text:span><text:span text:style-name="T55"> (muéstrame el código): «hablar no cuesta nada, muéstrame el código», proviene de un mensaje de Linus Torvalds a la lista de correo de desarrollo de Linux</text:span><text:span text:style-name="Ref._20_de_20_nota_20_al_20_pie"><text:span text:style-name="T55"><text:note text:id="ftn31" text:note-class="footnote"><text:note-citation>31</text:note-citation><text:note-body><text:p text:style-name="Footnote">Véase https://lkml.org/lkml/2000/8/25/132.</text:p></text:note-body></text:note></text:span></text:span><text:span text:style-name="T55">. También resulta interesante el procedimiento de </text:span><text:span text:style-name="T58">Release early, release often</text:span><text:span text:style-name="T55"> («libera pronto, libera a menudo») (Raymond, 1999), que refuerza la transparencia como mecanismo evaluador en el sistema de reputacion</text:span><text:span text:style-name="T93">al</text:span><text:span text:style-name="T55"> que conforma la meritocracia </text:span><text:span text:style-name="T58">hacker</text:span><text:span text:style-name="T55">.</text:span></text:p>
      <text:p text:style-name="P4"><text:span text:style-name="T55">Un caso de estudio especial sería el Github</text:span><text:span text:style-name="Ref._20_de_20_nota_20_al_20_pie"><text:span text:style-name="T55"><text:note text:id="ftn32" text:note-class="footnote"><text:note-citation>32</text:note-citation><text:note-body><text:p text:style-name="Footnote">Véase http://github.com.</text:p></text:note-body></text:note></text:span></text:span><text:span text:style-name="T55">, repositorio público para los proyectos de desarrolladores, en el que la transparencia y el historial de cada usuario son piezas vitales en la meritocracia. Asimismo, la comunidad de desarrolladores Ubuntu se autoorganiza en plataformas como askubuntu.com. El foro de preguntas y respuestas stakoverflow.com</text:span><text:span text:style-name="Ref._20_de_20_nota_20_al_20_pie"><text:span text:style-name="T55"><text:note text:id="ftn33" text:note-class="footnote"><text:note-citation>33</text:note-citation><text:note-body><text:p text:style-name="Footnote">Véase http://stackoverflow.com.</text:p></text:note-body></text:note></text:span></text:span><text:span text:style-name="T55"> es otro buen ejemplo de espacio común de las comunidades de desarrolladores de </text:span><text:span text:style-name="T58">software</text:span><text:span text:style-name="T55"> libre</text:span><text:span text:style-name="Ref._20_de_20_nota_20_al_20_pie"><text:span text:style-name="T55"><text:note text:id="ftn34" text:note-class="footnote"><text:note-citation>34</text:note-citation><text:note-body><text:p text:style-name="Footnote">También son buenos medios para la cooperación, los <text:span text:style-name="T8">sites</text:span> de novedades que socializan en vivo las innovaciones en el sector. Véa<text:span text:style-name="T134">nse, entre otros,</text:span> http://slashdot.org/faq/slashmeta.shtml, http://barrapunto.com/, http://www.reddit.com/r/Python/ o http://www.reddit.com/r/ruby/.</text:p></text:note-body></text:note></text:span></text:span><text:span text:style-name="T55">.</text:span></text:p>
      <text:p text:style-name="P4"><text:soft-page-break/><text:span text:style-name="T55">Este conjunto de prácticas construidas en red, de forma distribuida y a lo largo del tiempo conforman un nuevo protocolo de gobernabilidad que podría, según de la Cueva (2012), escala</text:span><text:span text:style-name="T93">rse</text:span><text:span text:style-name="T55"> hacia las políticas públicas y el Estado. Otros autores como Antonio Lafuente (Gutiérrez, 2012) aseguran que «los </text:span><text:span text:style-name="T58">hackers</text:span><text:span text:style-name="T55"> son los científicos de la nueva Ilustración», lo que fortalece la tesis de que el </text:span><text:span text:style-name="T56">software</text:span><text:span text:style-name="T55"> libre no es apenas un ejercicio de soberanía tecnológica o de ahorro de recursos, sino un ejercicio de ciudadanía virtuosa y de democracia.</text:span></text:p>
      <text:list xml:id="list220011459288548" text:continue-numbering="true" text:style-name="Outline">
        <text:list-item>
          <text:list>
            <text:list-item>
              <text:h text:style-name="P60" text:outline-level="2"><text:bookmark-start text:name="__RefHeading__14034_1769189991"/><text:bookmark-start text:name="__RefHeading__7252_1710328226"/>Licencias<text:bookmark-end text:name="__RefHeading__14034_1769189991"/><text:bookmark-end text:name="__RefHeading__7252_1710328226"/></text:h>
            </text:list-item>
          </text:list>
        </text:list-item>
      </text:list>
      <text:p text:style-name="P6">Si bien el <text:span text:style-name="T7">software</text:span> libre se distingue del privativo desde sus mismas prácticas de producción, el apartado de las licencias no es menos importante, ya que constituye un elemento <text:span text:style-name="T134">clave</text:span> de su función dentro de capitalismo cognitivo, al ser el mecanismo que garantiza, de modo explícito, el cumplimiento de las libertades establecidas por su filosofía. En síntesis, <text:span text:style-name="T134">se trata de</text:span> un contrato entre partes donde se establece el modo en que una pieza de <text:span text:style-name="T12">software</text:span> puede utilizarse.</text:p>
      <text:p text:style-name="P6">Aunque la variedad de licencias libres no es nada despreciable, la licencia pública general (GPL, por sus siglas en inglés) de la GNU es la más utilizada en la actualidad. Esta licencia otorga a los/<text:span text:style-name="T134">las</text:span> usuarios/<text:span text:style-name="T134">as</text:span> la libertad de usar, modificar y redistribuir el <text:span text:style-name="T12">software</text:span> (siempre que las versiones modificadas y redistribuidas estén también bajo licencias GPL) y supone una innovación legal y social muy importante. Dada la regulación actual sobre derechos de autor y su interpretación, la existencia de esta licencia ha hecho posible el desarrollo del <text:span text:style-name="T7">software</text:span> libre en un entorno medianamente controlado.</text:p>
      <text:p text:style-name="P6">Aunque no es este el espacio para profundizar sobre las licencias libres y sus particularidades, sí resulta necesario apuntar que la mayor parte de <text:span text:style-name="T7">software</text:span> libre se encuentra bajo un pequeño grupo de licencias, amén de las cuales también se diseñan licencias específicas para proyectos concre<text:soft-page-break/>tos. Las más utilizadas son: Licencia de GNU Lesser GPL, Licencia BSD, Licencia pública de Mozilla, Licencia de MIT, Licencia Apache y la Licencia pública Eclipse.</text:p>
      <text:p text:style-name="P6">Las licencias mencionadas también pueden ser clasificadas en función de otros elementos relacionados con su entrega en la versión definitiva y la de sus productos derivados:</text:p>
      <text:list xml:id="list9110749756590996773" text:style-name="WW8Num5">
        <text:list-item>
          <text:p text:style-name="P40"><text:span text:style-name="T26">Dominio público</text:span><text:span text:style-name="T43">. </text:span><text:span text:style-name="T44">B</text:span><text:span text:style-name="T42">ajo </text:span><text:span text:style-name="T24">estas licencias, el trabajo no tiene protección de derechos de autor en su dimensión patrimonial, sea por la caducidad de esos derechos o porque el autor lo haya «donado» al dominio público. La cuestión es que, al carecer de derechos de autor, este </text:span><text:span text:style-name="T28">software</text:span><text:span text:style-name="T24"> puede ser libremente incorporado en cualquier trabajo, sea pr</text:span><text:span text:style-name="T34">ivativo</text:span><text:span text:style-name="T24"> o libre.</text:span></text:p>
        </text:list-item>
        <text:list-item>
          <text:p text:style-name="P53"><text:span text:style-name="T72">Licencias permisivas,</text:span><text:span text:style-name="T75"> </text:span><text:span text:style-name="T76">t</text:span><text:span text:style-name="T69">ambién llamadas de estilo BSD, pues se aplican a la mayor parte del </text:span><text:span text:style-name="T73">software</text:span><text:span text:style-name="T69"> distribuido con los sistemas operativos BSD. Estas licencias también son conocidas como «de copia libre», puesto que no tienen restricciones sobre su distribución posterior</text:span><text:span text:style-name="Ref._20_de_20_nota_20_al_20_pie"><text:span text:style-name="T55"><text:note text:id="ftn35" text:note-class="footnote"><text:note-citation>35</text:note-citation><text:note-body><text:p text:style-name="Footnote">Véase http://copyfree.org/.</text:p></text:note-body></text:note></text:span></text:span><text:span text:style-name="T69">. El autor se reserva el derecho a rehusar la garantía, requiere la atribución apropiada de los trabajos modificados y permite la redistribución y cualquier modificación, inclusive aquellas de código cerrado.</text:span></text:p>
        </text:list-item>
        <text:list-item>
          <text:p text:style-name="P53"><text:span text:style-name="T72">Licencias copyleft.</text:span><text:span text:style-name="T69"> </text:span><text:span text:style-name="T74">Apo</text:span><text:span text:style-name="T69">rtadas en el marco de la GNU General Public License (GPL), son las más utilizadas</text:span><text:span text:style-name="Ref._20_de_20_nota_20_al_20_pie"><text:span text:style-name="T55"><text:note text:id="ftn36" text:note-class="footnote"><text:note-citation>36</text:note-citation><text:note-body><text:p text:style-name="Footnote">Puede verse una proporción del uso de licencias en https://www.blackducksoftware.com/resources/data/top-20-open-source-licenses.</text:p></text:note-body></text:note></text:span></text:span><text:span text:style-name="T69">. En este grupo de licencias hay reserva de los derechos de autor y se permite la redistribución con la condición de se acredite bajo la misma licencia. Las adiciones y enmiendas realizadas por otros también deben contar con la misma licencia </text:span><text:span text:style-name="T71">copyleft</text:span><text:span text:style-name="T69">, siempre que sea distribuida con parte del producto original licenciado.</text:span></text:p>
        </text:list-item>
      </text:list>
      <text:p text:style-name="P6">Como se indicó en el apartado anterior, la FSF asumió como una tarea importante la definición de licencias que cumplieran con su propia noción de <text:soft-page-break/><text:span text:style-name="T7">software</text:span> libre. Aunque estas licencias están agrupadas en la FSF, su lista no es exhaustiva, por lo que es posible que una licencia sea libre y no esté en la lista. Por otra parte, el proyecto Debian también ofrece una guía útil para determinar si cualquier licencia de <text:span text:style-name="T12">software</text:span> cumple o no con los lineamientos de <text:span text:style-name="T7">software</text:span> libre. </text:p>
      <text:p text:style-name="P4"><text:span text:style-name="T55">Por último, conviene señalar que una controversia habitual es la relación entre las nociones de </text:span><text:span text:style-name="T56">software</text:span><text:span text:style-name="T55"> libre y </text:span><text:span text:style-name="T57">software</text:span><text:span text:style-name="T55"> </text:span><text:span text:style-name="T58">open source </text:span><text:span text:style-name="T55">(OS) o de código abierto, respecto a la que existen, en síntesis, dos posiciones. La primera incide en que así como las libertades del </text:span><text:span text:style-name="T56">software</text:span><text:span text:style-name="T55"> libre son descritas por la FSF, la </text:span><text:span text:style-name="T84">Open Source Iniciative</text:span><text:span text:style-name="T56"> </text:span><text:span text:style-name="T55">(OSI) describe las de una pieza de </text:span><text:span text:style-name="T57">software</text:span><text:span text:style-name="T55"> para considerarse </text:span><text:span text:style-name="T56">open source</text:span><text:span text:style-name="T55">, remitiendo a los criterios de los Debian Free </text:span><text:span text:style-name="T80">Software</text:span><text:span text:style-name="T55"> Guidelines</text:span><text:span text:style-name="Ref._20_de_20_nota_20_al_20_pie"><text:span text:style-name="T55"><text:note text:id="ftn37" text:note-class="footnote"><text:note-citation>37</text:note-citation><text:note-body><text:p text:style-name="Footnote">Véase https://www.debian.org/social_contract#guidelines</text:p></text:note-body></text:note></text:span></text:span><text:span text:style-name="T55">, que no suponen diferencia sustantiva alguna en relación con las cuatro libertades expuestas al inicio. Así, la distinción dependería más de diferencias lingüísticas o de comunidades políticas</text:span><text:span text:style-name="Ref._20_de_20_nota_20_al_20_pie"><text:span text:style-name="T55"><text:note text:id="ftn38" text:note-class="footnote"><text:note-citation>38</text:note-citation><text:note-body><text:p text:style-name="Footnote">Incluso se propone abandonar el término <text:span text:style-name="T120">software</text:span> OS por la confusión que cause y la identidad sustancial (Galli, 2013).</text:p></text:note-body></text:note></text:span></text:span><text:span text:style-name="T55">. Sin embargo, para otras perspectivas, de las que </text:span><text:span text:style-name="T94">el</text:span><text:span text:style-name="T55"> texto de Stallman (2012) sería la expresión más contundente, sí cabe introducir un matiz distintivo relevante, de orden político-cultural, según el cual el movimiento de </text:span><text:span text:style-name="T57">software</text:span><text:span text:style-name="T55"> </text:span><text:span text:style-name="T56">open source</text:span><text:span text:style-name="T55"> tendría unos objetivos más ceñidos a la mejora del </text:span><text:span text:style-name="T57">software</text:span><text:span text:style-name="T55"> y al empoderamiento del usuario, así como al refuerzo de las dimensiones empresariales de este modelo de producción, mientras que el de </text:span><text:span text:style-name="T56">software</text:span><text:span text:style-name="T55"> libre tend</text:span><text:span text:style-name="T94">r</text:span><text:span text:style-name="T55">ía objetivos añadidos de formación y fortalecimiento de comunidades políticas en este ámbito, marcadas por una profunda concepción ética de las libertades individuales y sociales.</text:span></text:p>
      <text:list xml:id="list220011921261900" text:continue-list="list220011459288548" text:style-name="Outline">
        <text:list-item>
          <text:list>
            <text:list-item>
              <text:h text:style-name="P60" text:outline-level="2"><text:bookmark-start text:name="__RefHeading__14038_1769189991"/><text:bookmark-start text:name="__RefHeading__7254_1710328226"/>Problemas y retos<text:bookmark-end text:name="__RefHeading__14038_1769189991"/><text:bookmark-end text:name="__RefHeading__7254_1710328226"/></text:h>
            </text:list-item>
          </text:list>
        </text:list-item>
      </text:list>
      <text:p text:style-name="P6">En el contexto de las políticas públicas nacionales, hay retos evidentes para la implementación del <text:span text:style-name="T7">software</text:span> libre. Además del enorme ahorro de costes a medio plazo, un valor agregado del <text:span text:style-name="T7">software</text:span> libre reside en su capacidad de impulsar la generación de una industria local y regional, con una menor afectación negativa sobre el medio ambiente. <text:span text:style-name="T135">También </text:span>la posibilidad de dinamizar procesos de intercambio y exportación de <text:span text:style-name="T12">software</text:span> <text:soft-page-break/>nacional y de ampliar el acceso de las familias de ingresos bajos y medios a las <text:span text:style-name="T135">TIC</text:span>. No obstante, en el contexto actual, la adopción del <text:span text:style-name="T7">software</text:span> libre en entornos públicos y privados ha debido combatir distintas limitaciones relativas a los derechos digitales y a la propia efectividad de esa transición. </text:p>
      <text:p text:style-name="P4"><text:span text:style-name="T55">El registro bajo licencias privativas de técnicas e ideas de </text:span><text:span text:style-name="T57">software</text:span><text:span text:style-name="T55"> puede suponer restricciones adicionales sobre el desarrollo de </text:span><text:span text:style-name="T57">software</text:span><text:span text:style-name="T55">, tanto libre como privativo. Aunque un </text:span><text:span text:style-name="T57">software</text:span><text:span text:style-name="T55"> de ciertas dimensiones combina miles de ideas, si el 10% de todas ellas se han registrado bajo licencias privativas, es probable que el uso del programa en su conjunto se encuentre impedido por el carácter excluyente de la propiedad intelectual (Adamson, 2010), dando lugar a eventuales demandas por parte de su titular</text:span><text:span text:style-name="Ref._20_de_20_nota_20_al_20_pie"><text:span text:style-name="T55"><text:note text:id="ftn39" text:note-class="footnote"><text:note-citation>39</text:note-citation><text:note-body><text:p text:style-name="Footnote">A ello hay que unir mecanismos específicos de restricción de uso y acceso de los usuarios a medios digitales, como el de «<text:span text:style-name="T155">g</text:span>estión <text:span text:style-name="T155">d</text:span>igital de <text:span text:style-name="T155">d</text:span>erechos» (DRM, por sus siglas en inglés), sobre el que puede ampliarse en <text:span text:style-name="T135">Lazalde</text:span> <text:span text:style-name="T8">et al</text:span>. (2015). También existen propuestas alternativas para su regulación en KEI (2005, art. 3.6).</text:p></text:note-body></text:note></text:span></text:span><text:span text:style-name="T55">. </text:span></text:p>
      <text:p text:style-name="P4"><text:span text:style-name="T55">En segundo lugar, el impulso del desarrollo y uso del </text:span><text:span text:style-name="T56">software</text:span><text:span text:style-name="T55"> libre se ve limitado por aquellos dispositivos de </text:span><text:span text:style-name="T56">hardware</text:span><text:span text:style-name="T55"> en los que el fabricante vende el producto, se niega a explicar cómo utilizarlo y en vez de ello, ofrece un programa privativo. Ello impide que el usuario tenga el control sobre el producto y dificulta procesos de apropiación social tanto de piezas de </text:span><text:span text:style-name="T57">software</text:span><text:span text:style-name="T55"> como del mismo </text:span><text:span text:style-name="T56">hardware</text:span><text:span text:style-name="T55"> que permite su uso</text:span><text:span text:style-name="Ref._20_de_20_nota_20_al_20_pie"><text:span text:style-name="T55"><text:note text:id="ftn40" text:note-class="footnote"><text:note-citation>40</text:note-citation><text:note-body><text:p text:style-name="Footnote">Del mismo modo, puede ampliarse este mecanismo y propuestas de solución en <text:span text:style-name="T135">Lazalde</text:span> <text:span text:style-name="T8">et al</text:span>., (2015).</text:p></text:note-body></text:note></text:span></text:span><text:span text:style-name="T55">.</text:span></text:p>
      <text:p text:style-name="P4"><text:span text:style-name="T55">En tercer lugar, debemos mencionar la brecha digital tanto </text:span><text:span text:style-name="T95">respecto al</text:span><text:span text:style-name="T55"> acceso a las tecnologías de información libres, a través de la existencia de infraestructuras tecnológicas adecuadas para facilitar su disposición masiva, así como en cuanto a las prácticas y usos sociales de la tecnología. En otras palabras, una parte importante de la población no es usuaria de tecnologías libres porque no cuenta con infraestructura adecuada para ello, pero también porque no se encuentra empoderada en su uso habitual</text:span><text:span text:style-name="Ref._20_de_20_nota_20_al_20_pie"><text:span text:style-name="T55"><text:note text:id="ftn41" text:note-class="footnote"><text:note-citation>41</text:note-citation><text:note-body><text:p text:style-name="Footnote">La situación y recomendaciones sobre políticas de acceso y conectividad pueden ampliarse en el documento de FLOK Society al respecto (Torres y Vila-Viñas, 2015).</text:p></text:note-body></text:note></text:span></text:span><text:span text:style-name="T55">. Mejorar el acceso a través del incremento y socialización de infraestructuras tecnologí</text:span><text:span text:style-name="T95">c</text:span><text:span text:style-name="T55">as libres y desarrollar programas educativos de capacitación para </text:span><text:soft-page-break/><text:span text:style-name="T55">su mejor apropiación social son dos de los retos más importantes a vencer por parte de los Estados y las comunidades tecnopolíticas.</text:span></text:p>
      <text:p text:style-name="P6">Por último, si nos referimos a la posibilidad de adoptar, dentro de las Administraciones Públicas, estándares de <text:span text:style-name="T7">software</text:span> libre, con el consiguiente fomento de esta industria y aparte de los obstáculos políticos que disponen las corporaciones de desarrollo y distribución de <text:span text:style-name="T12">software</text:span> privativo, uno de los principales cuellos de botella para la efectividad de tales procesos se encuentra en la ausencia de suficiente personal técnico capacitado en tecnologías libres. Si bien la capacitación técnica en <text:span text:style-name="T12">software</text:span> privativo es igualmente insuficiente, la presión de grandes corporaciones internacionales con vastos recursos para influenciar decisiones públicas y ofrecer servicios informáticos a instituciones públicas desequilibra la balanza en la toma de decisiones sobre el tipo de <text:span text:style-name="T12">software</text:span> que adquieren las Administraciones. Aunque puedan completarse con éxito migraciones en alguna institución, esto impide escalar el proceso y perjudica seriamente la interoperabilidad de los y las trabajadoras y servicios migrados, reduciendo las ventajas del <text:span text:style-name="T7">software</text:span> libre. A su vez, estas carencias afectan a otros procesos de innovación y democratización de la <text:span text:style-name="T135">A</text:span>dministración <text:span text:style-name="T135">P</text:span>ública, como los relacionados con la apertura de datos, transparencia y comunicación con la ciudadanía.</text:p>
      <text:list xml:id="list220012030867631" text:continue-numbering="true" text:style-name="Outline">
        <text:list-item>
          <text:h text:style-name="P62" text:outline-level="1"><text:bookmark-start text:name="__RefHeading__14042_1769189991"/><text:bookmark-start text:name="__RefHeading__2782_1710328226"/>Modelos alternativos: <text:span text:style-name="T159">r</text:span>evisión de experiencias, avances y retos<text:bookmark-end text:name="__RefHeading__14042_1769189991"/><text:bookmark-end text:name="__RefHeading__2782_1710328226"/></text:h>
        </text:list-item>
      </text:list>
      <text:p text:style-name="P6">En la actualidad, <text:span text:style-name="T12">software</text:span> de red como Apache, BIND y Sendmail comprenden una notable proporción de la infraestructura de Internet. De hecho, desde la década de 1980, el movimiento hoy llamado FLOSS (<text:span text:style-name="T7">F</text:span><text:span text:style-name="T8">ree/Libre and Open Source </text:span><text:span text:style-name="T13">Software</text:span>) ha venido creando <text:span text:style-name="T25">software</text:span><text:span text:style-name="T24"> libre</text:span> para varios fines. El ejemplo más difundido es el sistema operativo libre GNU/Linux, una colección de <text:span text:style-name="T25">software</text:span><text:span text:style-name="T24"> libre</text:span> con el núcleo Linux como centro. Otros ejemplos bien conocidos incluyen los mencionados navegadores Mozilla y Firefox, el paquete de ofimática OpenOffice, LibreOffice y el sistema de base de datos MySQL. Para apreciar mejor la naturaleza integrada de FLOSS y las recomendaciones que cabe deducir de ello para las medidas de transición hacia <text:soft-page-break/>una economía social del conocimiento común y abierto, examinaremos algunos estudios de caso que lo ilustran.</text:p>
      <text:list xml:id="list220011152717933" text:continue-numbering="true" text:style-name="Outline">
        <text:list-item>
          <text:list>
            <text:list-item>
              <text:h text:style-name="P60" text:outline-level="2"><text:bookmark-start text:name="__RefHeading__14044_1769189991"/><text:bookmark-start text:name="__RefHeading__7256_1710328226"/>Europa<text:bookmark-end text:name="__RefHeading__14044_1769189991"/><text:bookmark-end text:name="__RefHeading__7256_1710328226"/></text:h>
              <text:list>
                <text:list-item>
                  <text:h text:style-name="P66" text:outline-level="3"><text:bookmark-start text:name="__RefHeading__3423_217843276"/><text:bookmark-start text:name="__RefHeading__7258_1710328226"/>Italia<text:bookmark-end text:name="__RefHeading__3423_217843276"/><text:bookmark-end text:name="__RefHeading__7258_1710328226"/></text:h>
                </text:list-item>
              </text:list>
            </text:list-item>
          </text:list>
        </text:list-item>
      </text:list>
      <text:p text:style-name="P6">Conforme a una evaluación comparativa de carácter técnico y económico, <text:span text:style-name="T156">el Gobierno </text:span>Italia<text:span text:style-name="T135">no</text:span> otorg<text:span text:style-name="T135">a</text:span> prioridad al <text:span text:style-name="T7">software</text:span> libre, haciendo que este sea la opción por defecto de la Administración Pública desde diciembre de 2012 (FSFE, 2014; Troiano, 2013). <text:span text:style-name="T135">Con este fin,</text:span> <text:span text:style-name="T135">se creó</text:span> la <text:span text:style-name="T4">Agenzia per l'Italia Digitale</text:span>, encargada de establecer procedimientos y criterios que ayuden a justificar la apuesta por la adquisición de piezas de <text:span text:style-name="T12">software,</text:span> <text:span text:style-name="T135">para</text:span> priorizar y fomentar el desarrollo doméstico de <text:span text:style-name="T12">software</text:span> <text:span text:style-name="T135">hacia</text:span> las distintas Administraciones italianas.</text:p>
      <text:p text:style-name="P6">En 2013, dicha agencia estableció un documento original de planificación (AGID, 2013) e implementó por primera vez un proceso de consultoría que involucraba a representantes del sector público, a la comunidad de <text:span text:style-name="T7">software</text:span> libre y a los desarrolladores de <text:span text:style-name="T12">software</text:span> privativo. Este documento dispuso que todas las instituciones <text:span text:style-name="T135">públicas</text:span> deberían considerar la utilización de <text:span text:style-name="T7">software</text:span> libre antes de adquirir licencias para los programas pr<text:span text:style-name="T135">ivativos</text:span>. </text:p>
      <text:p text:style-name="P6">Del mismo modo, estableció un método detallado a seguir por organismos públicos para decidir qué <text:span text:style-name="T12">software</text:span> utilizar. Entre las soluciones que plantea el documento, en el proceso de selección del <text:span text:style-name="T12">software</text:span> objeto de selección, se deben considerar las siguientes:</text:p>
      <text:list xml:id="list6344205290973660576" text:style-name="WW8Num6">
        <text:list-item>
          <text:p text:style-name="P41"><text:span text:style-name="T28">Software</text:span><text:span text:style-name="T24"> desarrollado por la Administración Pública.</text:span></text:p>
        </text:list-item>
        <text:list-item>
          <text:p text:style-name="P41"><text:span text:style-name="T24">Reutilización del </text:span><text:span text:style-name="T28">software</text:span><text:span text:style-name="T24"> o las partes de éste que hayan sido desarrolladas por la Administración Pública.</text:span></text:p>
        </text:list-item>
        <text:list-item>
          <text:p text:style-name="P41"><text:span text:style-name="T22">Software</text:span><text:span text:style-name="T21"> libre</text:span><text:span text:style-name="T24"> o de código abierto no desarrollado por la Administración Pública.</text:span></text:p>
        </text:list-item>
        <text:list-item>
          <text:p text:style-name="P41"><text:span text:style-name="T35">O una c</text:span><text:span text:style-name="T24">ombinación de las soluciones de </text:span><text:span text:style-name="T28">software</text:span><text:span text:style-name="T24"> antes mencionadas.</text:span></text:p>
        </text:list-item>
      </text:list>
      <text:p text:style-name="P6"><text:soft-page-break/>Los <text:span text:style-name="T136">servidores</text:span> públicos solo pueden considerar la adquisición de un <text:span text:style-name="T12">software</text:span> que no sea libre si no estuviera disponible ninguna pieza de <text:span text:style-name="T12">software</text:span> que encaje en cualquiera de las opciones anteriores. A fin de garantizar que esta política pública <text:span text:style-name="T136">sea eficaz</text:span>, tanto l<text:span text:style-name="T136">a</text:span>s <text:span text:style-name="T136">instituciones </text:span>públic<text:span text:style-name="T136">as </text:span>como el público interesado recurren a la Agencia Digital para verificar su cumplimiento. En caso de negligencia, los servidores públicos pueden ser objeto de responsabilidad a título individual y los tribunales pueden anular las decisiones que contradigan esta normativa.</text:p>
      <text:list xml:id="list220011114707173" text:continue-list="list220011152717933" text:style-name="Outline">
        <text:list-item>
          <text:list>
            <text:list-item>
              <text:list>
                <text:list-item>
                  <text:h text:style-name="P66" text:outline-level="3"><text:bookmark-start text:name="__RefHeading__3425_217843276"/><text:bookmark-start text:name="__RefHeading__7260_1710328226"/>Múnich (Alemania)<text:bookmark-end text:name="__RefHeading__3425_217843276"/><text:bookmark-end text:name="__RefHeading__7260_1710328226"/></text:h>
                </text:list-item>
              </text:list>
            </text:list-item>
          </text:list>
        </text:list-item>
      </text:list>
      <text:p text:style-name="P4"><text:span text:style-name="T55">En el marco europeo, sin embargo, la implementación más exitosa de </text:span><text:span text:style-name="T56">software</text:span><text:span text:style-name="T55"> libre en la Administración Pública se ha producido en Alemania, con un proyecto que tiene una trayectoria de </text:span><text:span text:style-name="T96">die&lt;</text:span><text:span text:style-name="T55"> años</text:span><text:span text:style-name="Ref._20_de_20_nota_20_al_20_pie"><text:span text:style-name="T55"><text:note text:id="ftn42" text:note-class="footnote"><text:note-citation>42</text:note-citation><text:note-body><text:p text:style-name="Footnote">Puede profundizarse acerca de datos y desarrollos de este proyecto en la página creada en Wikipedia al respecto: http://en.wikipedia.org/wiki/LiMux#Timeline.</text:p></text:note-body></text:note></text:span></text:span><text:span text:style-name="T55">. En palabras de Peter Hofmann, líder del proyecto en Múnich, «la razón de hacer el cambio hacia el código abierto nunca tuvo que ver con el dinero sino con la libertad» (Heath, </text:span><text:span text:style-name="T96">2013</text:span><text:span text:style-name="T55">).</text:span></text:p>
      <text:p text:style-name="P6">El 11 de diciembre de 2013, la ciudad de Múnich había completado oficialmente el extenso proyecto de migración de estaciones de trabajo hacia Linux, bajo el nombre del proyecto LiMux (Chausson, 2009) y la estandarización del formato de documento abierto (ODF, por sus siglas en inglés), que había iniciado casi diez años antes. El proyecto LiMux comenzó en junio de 2004, cuando el Ayuntamiento de Múnich aprobó el comienzo de la migración desde NT y Office 97/2000 hacia un sistema operativo con base en Linux y una versión de OpenOffice hecha a medida. Este proceso de migración incluyó también otros recursos de <text:span text:style-name="T7">software</text:span> libre: el navegador Mozilla Firefox, el cliente de correo electrónico Mozilla Thunderbird y el <text:span text:style-name="T12">software</text:span> Gimp de edición de fotos.</text:p>
      <text:p text:style-name="P6">Cierta independencia tecnológica implicaba para Múnich mucho más que el ahorro final que supuso este plan de migración. Significaba que podía liberarse de un conjunto de tecnologías privativas (el sistema operativo Windows, el paquete de Office también de Microsoft, entre otras) de las <text:soft-page-break/>que la ciudad dependía en 2002. Otro aspecto relacionado con la migración fue el hecho de que, en 2004, estaba próxima la caducidad de las licencias utilizadas en <text:span text:style-name="T137">catorce mil </text:span>máquinas del personal del municipio.</text:p>
      <text:p text:style-name="P6">Con respecto a los costes finales, para agosto de 2013, el Ayuntamiento declaró que le había costado <text:span text:style-name="T137">veintitres</text:span> millones de euros el cambio a LiMux y OpenOffice, frente a un estimado inicial de <text:span text:style-name="T137">cuarenta y tres</text:span> millones de euros <text:span text:style-name="T137">de la evental </text:span>actualización de Windows 7 y las últimas versiones de Microsoft Office. La estimación de Anika Kehrer (2013) es de un ahorro de <text:span text:style-name="T137">diez</text:span> millones de euros. Por otro lado, el cambio a LiMux y OpenOffice permitió prolongar la vida útil de los equipos de escritorio, algo imposible con las versiones recientes de M. Office y Windows 7, lo que supone un ahorro adicional al pago de licencias de unos 4,6 millones de euros. Finalmente, los procesos de formación y adiestramiento derivados de la implementación de nuevas piezas de <text:span text:style-name="T7">software</text:span> libre han supuesto un costo de 1,69 millones de euros, algo muy inferior en comparación a la inversión necesaria para adiestramiento en determinado <text:span text:style-name="T12">software</text:span> privativo, como los paquetes estadísticos. En términos numéricos, esta acción supuso la migración de más de 14.800 empleados hacia LiMux y más de 15.000 hacia OpenOffice.</text:p>
      <text:p text:style-name="P6">Sin embargo, estos procesos de migración no siempre han sido exitosos, quizás debido a su complejidad. Por ejemplo, la municipalidad alemana de Friburgo ha abandonado su propio cambio hacia código abierto, al indicar que le hubiera costado hasta <text:span text:style-name="T138">doscientos cincuenta</text:span> euros por puesto resolver asuntos de interoperabilidad. Por otro lado, siempre se generan observaciones por parte de los usuarios finales. Una de las quejas principales del personal de Múnich que utiliza Linux y OpenOffice <text:span text:style-name="T138">se refiere a l</text:span>as incompatibilidades con Microsoft Office. Los documentos, hojas de cálculo y otros archivos despliegan algunos tipos de letra, cuadros y distribuciones de manera diferente en OpenOffice que en Microsoft Office y los cambios realizados en algunos documentos, al forzar su traducción a formatos propietarios y no estandarizados, no siempre se registran apropiadamente. Sin embargo, estos problemas tienden a solventarse en las versiones más recientes de <text:span text:style-name="T7">software</text:span> libre de ofimática.</text:p>
      <text:list xml:id="list220012576108748" text:continue-numbering="true" text:style-name="Outline">
        <text:list-item>
          <text:list>
            <text:list-item>
              <text:h text:style-name="P60" text:outline-level="2"><text:bookmark-start text:name="__RefHeading__14046_1769189991"/><text:bookmark-start text:name="__RefHeading__7262_1710328226"/><text:soft-page-break/>América Latina y el Caribe<text:bookmark-end text:name="__RefHeading__14046_1769189991"/><text:bookmark-end text:name="__RefHeading__7262_1710328226"/></text:h>
            </text:list-item>
          </text:list>
        </text:list-item>
      </text:list>
      <text:p text:style-name="P4"><text:span text:style-name="T55">En América Latina y el Caribe, varios países han implementado leyes y políticas públicas orientadas hacia </text:span><text:span text:style-name="T97">el </text:span><text:span text:style-name="T55">uso de </text:span><text:span text:style-name="T56">software</text:span><text:span text:style-name="T55"> libre, entre ell</text:span><text:span text:style-name="T97">os</text:span><text:span text:style-name="T55">, Brasil y su emancipación de Outlook, Argentina y su apoyo legal al acceso abierto y México y su política nacional para datos abiertos a través de la Estrategia Digital Nacional</text:span><text:span text:style-name="Ref._20_de_20_nota_20_al_20_pie"><text:span text:style-name="T55"><text:note text:id="ftn43" text:note-class="footnote"><text:note-citation>43</text:note-citation><text:note-body><text:p text:style-name="Footnote">Véase http://cdn.mexicodigital.gob.mx/EstrategiaDigital.pdf.</text:p></text:note-body></text:note></text:span></text:span><text:span text:style-name="T55">.</text:span></text:p>
      <text:list xml:id="list220012840794490" text:continue-numbering="true" text:style-name="Outline">
        <text:list-item>
          <text:list>
            <text:list-item>
              <text:list>
                <text:list-item>
                  <text:h text:style-name="P66" text:outline-level="3"><text:bookmark-start text:name="__RefHeading__9225_331307345"/><text:bookmark-start text:name="__RefHeading__7264_1710328226"/>Brasil<text:bookmark-end text:name="__RefHeading__9225_331307345"/><text:bookmark-end text:name="__RefHeading__7264_1710328226"/></text:h>
                </text:list-item>
              </text:list>
            </text:list-item>
          </text:list>
        </text:list-item>
      </text:list>
      <text:p text:style-name="P22">Si se cambia a <text:span text:style-name="T8">software</text:span> de código abierto, se pagan menos regalías a las compañías extranjeras y eso puede representar mucho en un país como Brasil que aún tiene un largo trecho para desarrollarse en el sector de tecnologías de la información. <text:span text:style-name="T139">(</text:span>Sergio Amadeu, Instituto Nacional para Tecnología de la Información, Brasil<text:span text:style-name="T139">).</text:span></text:p>
      <text:p text:style-name="P6">En Brasil, desde 2003, han crecido notablemente las comunidades de desarrolladores de <text:span text:style-name="T7">software</text:span> libre y, en general, el uso del código abierto. En abril de 2004, el <text:span text:style-name="T139">G</text:span>obierno brasileño ofreció formación a unos 2.100 empleados municipales, estatales y federales en la implementación y gestión de plataformas de código abierto para la Administración gubernamental. Ya en ese año, había planes de migración de servidores de Internet y de la mayor parte de computadores convencionales hacia <text:span text:style-name="T7">software</text:span> libre para al menos <text:span text:style-name="T141">cinco</text:span> Ministerios del <text:span text:style-name="T139">G</text:span>obierno <text:span text:style-name="T139">F</text:span>ederal. Casi doce agencias <text:span text:style-name="T141">públicas</text:span> habían utilizado <text:span text:style-name="T7">software</text:span> libre en modo de prueba. A juicio de Paiva (2009), la meta principal de Brasil en cuanto a la adopción de <text:span text:style-name="T7">software</text:span> libre no estuvo solo motivada por el aspecto económico, sino que, como se ha visto en otros contextos, se relacionaba también con el incremento de la competencia y de los puestos de trabajo asociados al <text:span text:style-name="T12">software</text:span> producido en ambientes colaborativos, el desarrollo y distribución del conocimiento, la disponibilidad de nuevos productos y acceso en general a TIC.</text:p>
      <text:p text:style-name="P6">Respecto a la cuestión concreta del ahorro, por cada estación de trabajo no migrada, <text:span text:style-name="T157">Brasil </text:span>pagaba tasas a Microsoft de aproximadamente <text:span text:style-name="T141">mil doscientos </text:span>reales brasileños (aproximadamente unos <text:span text:style-name="T141">quinientos USD</text:span>), de modo <text:soft-page-break/>que, en total, el <text:span text:style-name="T157">Ejecutivo </text:span>ha informado de un ahorro estimado de <text:span text:style-name="T141">ciento veinte </text:span>millones gracias a la migración a <text:span text:style-name="T7">software</text:span> libre.</text:p>
      <text:p text:style-name="P4"><text:span text:style-name="T55">Por otra parte, el desarrollo de nuevas alternativas respecto a piezas de </text:span><text:span text:style-name="T57">software</text:span><text:span text:style-name="T55"> para el Estado ha llevado al país a emprender proyectos relacionados con el código abierto, lo cual ha venido a dinamizar el entorno productivo nacional de este tipo de tecnologías. Muchas organizaciones del </text:span><text:span text:style-name="T124">Gobierno</text:span><text:span text:style-name="T55"> brasileño utilizan Java como la principal plataforma de desarrollo, por ejemplo, en la Televisión Digital Brasilera, el </text:span><text:span text:style-name="T58">middleware</text:span><text:span text:style-name="T55"> responsable del proceso de TV digital, interactivo, conocido como Ginga</text:span><text:span text:style-name="Ref._20_de_20_nota_20_al_20_pie"><text:span text:style-name="T55"><text:note text:id="ftn44" text:note-class="footnote"><text:note-citation>44</text:note-citation><text:note-body><text:p text:style-name="P21">Véase <text:span text:style-name="T161">http://</text:span>www.ginga.org.br/es.</text:p></text:note-body></text:note></text:span></text:span><text:span text:style-name="T55">.</text:span></text:p>
      <text:p text:style-name="P6">Además, desde 1995 Brasil cuenta con una legislación que contempla el uso del voto electrónico. En las elecciones de 2006 votaron 136,8 millones de personas. En el 2009, se presentaron importantes objeciones al funcionamiento del sistema, que era privativo, en términos de seguridad y respeto a la voluntad del elector, de modo que se prepara una nueva versión del <text:span text:style-name="T12">software</text:span> de las máquinas de votación soportada en GNU/Linux.</text:p>
      <text:p text:style-name="P4"><text:span text:style-name="T55">En el terreno educativo, E-Proinfo es un proyecto de aprendizaje electrónico que ya ha formado a </text:span><text:span text:style-name="T98">cincuenta mil </text:span><text:span text:style-name="T55">estudiantes. Este </text:span><text:span text:style-name="T57">software</text:span><text:span text:style-name="T55"> público</text:span><text:span text:style-name="Ref._20_de_20_nota_20_al_20_pie"><text:span text:style-name="T55"><text:note text:id="ftn45" text:note-class="footnote"><text:note-citation>45</text:note-citation><text:note-body><text:p text:style-name="Footnote">Esta noción designa a un <text:span text:style-name="T120">software</text:span> que, aunque de titularidad estatal y sin cumplir necesariamente las cuatro libertades del <text:span text:style-name="T120">software</text:span> libre, limita la dinámica habitual de transferencia de dinero público a grandes corporaciones y suele ser más eficiente, integrándose en repositorios a disposición de otras instituciones públicas o, en algunos casos, ciudadanas para que lo adapten a sus necesidades. En América Latina, distintos <text:span text:style-name="T140">G</text:span>obiernos tienen portales donde acceder a este tipo de creaciones. Véa<text:span text:style-name="T142">n</text:span>se por ejemplo, <text:span text:style-name="Cita1">www.softwarepublico.cl/</text:span><text:span text:style-name="Cita1"><text:span text:style-name="T4">, para el caso de Chile y nomenclaturas análogas para el de Perú, Uruguay, Argentina o Brasil.</text:span></text:span> </text:p></text:note-body></text:note></text:span></text:span><text:span text:style-name="T55"> fue desarrollado por la Secretaría de Educación a Distancia y se publicó bajo licencia pública general (GPL). E</text:span><text:span text:style-name="T98">l</text:span><text:span text:style-name="T55"> caso brasileño vuelve a mostrar que los factores más críticos de cualquier implementación de </text:span><text:span text:style-name="T62">software</text:span><text:span text:style-name="T61"> libre</text:span><text:span text:style-name="T55"> incluyen formación, documentación, definición de normas y apoyo técnico, respecto a los que E-Proinfo ha podido dar en Brasil una respuesta relativamente adecuada. Otro caso relevante sería la plataforma de participación política Participa.br</text:span><text:span text:style-name="Ref._20_de_20_nota_20_al_20_pie"><text:span text:style-name="T55"><text:note text:id="ftn46" text:note-class="footnote"><text:note-citation>46</text:note-citation><text:note-body><text:p text:style-name="Footnote">Véase http://www.participa.br/.</text:p></text:note-body></text:note></text:span></text:span><text:span text:style-name="T55">, lanzada por la Secretar</text:span><text:span text:style-name="T108">í</text:span><text:span text:style-name="T55">a General de la Presidencia, basada en el </text:span><text:span text:style-name="T57">software</text:span><text:span text:style-name="T55"> libre noosfero.org.</text:span></text:p>
      <text:list xml:id="list220012979050846" text:continue-numbering="true" text:style-name="Outline">
        <text:list-item>
          <text:list>
            <text:list-item>
              <text:list>
                <text:list-item>
                  <text:h text:style-name="P66" text:outline-level="3"><text:bookmark-start text:name="__RefHeading__9227_331307345"/><text:bookmark-start text:name="__RefHeading__7266_1710328226"/><text:soft-page-break/>Venezuela<text:bookmark-end text:name="__RefHeading__9227_331307345"/><text:bookmark-end text:name="__RefHeading__7266_1710328226"/></text:h>
                </text:list-item>
              </text:list>
            </text:list-item>
          </text:list>
        </text:list-item>
      </text:list>
      <text:p text:style-name="P22">La Ley obliga a las instituciones del Estado y al Poder Popular a usar el software libre para garantizarle al país la plena soberanía. <text:span text:style-name="T142">(</text:span>Hugo Chávez<text:span text:style-name="T142">).</text:span></text:p>
      <text:p text:style-name="P9"><text:span text:style-name="T55">En diciembre de 2004, Venezuela emite el Decreto Presidencial 3390</text:span><text:span text:style-name="Ref._20_de_20_nota_20_al_20_pie"><text:span text:style-name="T55"><text:note text:id="ftn47" text:note-class="footnote"><text:note-citation>47</text:note-citation><text:note-body><text:p text:style-name="P18">Véase http://cnti.gob.ve/images/stories/documentos_pdf/decreto3390softwarelibre.pdf.</text:p></text:note-body></text:note></text:span></text:span><text:span text:style-name="T55">, que establece que la Administración Pública deberá emplear prioritariamente «</text:span><text:span text:style-name="T56">software</text:span><text:span text:style-name="T55"> libre</text:span><text:span text:style-name="T56"> </text:span><text:span text:style-name="T55">desarrollado con estándares abiertos» en sus sistemas, proyectos y servicios informáticos, considerando que:</text:span></text:p>
      <text:list xml:id="list7037054819522203148" text:style-name="L1">
        <text:list-item>
          <text:p text:style-name="P42">Es prioridad del Estado incentivar y fomentar la producción de bienes y servicios para satisfacer las necesidades de la población.</text:p>
        </text:list-item>
        <text:list-item>
          <text:p text:style-name="P54"><text:span text:style-name="T61">El uso del </text:span><text:span text:style-name="T71">software</text:span><text:span text:style-name="T69"> libre</text:span><text:span text:style-name="T61"> desarrollado con estándares abiertos fortalecerá la industria del </text:span><text:span text:style-name="T64">software</text:span><text:span text:style-name="T61"> nacional, aumentando y fortaleciendo sus capacidades.</text:span></text:p>
        </text:list-item>
        <text:list-item>
          <text:p text:style-name="P54"><text:span text:style-name="T61">La reducción de la brecha social y tecnológica en el menor tiempo y coste posibles, con calidad de servicio, se facilita con el uso de </text:span><text:span text:style-name="T71">software</text:span><text:span text:style-name="T69"> libre</text:span><text:span text:style-name="T61"> desarrollado con estándares abiertos.</text:span></text:p>
        </text:list-item>
        <text:list-item>
          <text:p text:style-name="P54"><text:span text:style-name="T61">La adopción del </text:span><text:span text:style-name="T71">software</text:span><text:span text:style-name="T69"> libre</text:span><text:span text:style-name="T61"> desarrollado con estándares abiertos en la Administración Pública y en los servicios públicos facilitará la interoperabilidad de los sistemas de información del Estado, contribuyendo a dar respuestas rápidas y oportunas a los ciudadanos, mejorando la gobernabilidad.</text:span></text:p>
        </text:list-item>
        <text:list-item>
          <text:p text:style-name="P54"><text:span text:style-name="T61">El </text:span><text:span text:style-name="T71">software</text:span><text:span text:style-name="T69"> libre</text:span><text:span text:style-name="T61"> desarrollado con estándares abiertos permite mayor participación de los usuarios en el mantenimiento de los niveles de seguridad e interoperatividad.</text:span></text:p>
        </text:list-item>
      </text:list>
      <text:p text:style-name="P6">A partir de esa fecha, la mayoría de las instituciones públicas inician planes de migración gradual hacia el <text:span text:style-name="T7">software</text:span> libre desarrollado con estándares abiertos. Sin embargo, no es sino hasta septiembre de 2013, que la Asamblea Nacional aprueba una Ley de Infogobierno, que busca fomentar la independencia tecnológica y fortalecer el ejercicio de la soberanía na<text:soft-page-break/>cional sobre el uso de las tecnologías de información libres en el Estado. Dicha <text:span text:style-name="T143">l</text:span>ey, que entró en vigor en agosto del 2014, junto con la Ley de acceso e intercambio electrónico de datos, información y documentos entre los órganos y entes del Estado (llamada coloquialmente Ley de Interoperabilidad) conjuga esfuerzos para fortalecer los procesos de migración iniciados desde 2004.</text:p>
      <text:p text:style-name="P6">En el caso de Venezuela, uno de los principales obstáculos para la implantación del <text:span text:style-name="T7">software</text:span> libre, más allá de escritorios, ha sido la insuficiencia, al inicio del proceso de migración, de capacidades dentro del Estado en dominio de herramientas de <text:span text:style-name="T7">software</text:span> libre para generar sus propias soluciones. Frente a este obstáculo, se creó la Academia de <text:span text:style-name="T7">software</text:span> libre, espacio presencial y virtual de formación para funcionarios públicos y desarrolladores, a la par que se desarrolló un sistema operativo libre propio que permitió unificar criterios de uso, desarrollo, distribución y apropiación de <text:span text:style-name="T7">software</text:span> libre en la Administración Pública.</text:p>
      <text:list xml:id="list220011455574432" text:continue-list="list220012979050846" text:style-name="Outline">
        <text:list-item>
          <text:list>
            <text:list-item>
              <text:list>
                <text:list-item>
                  <text:h text:style-name="P66" text:outline-level="3"><text:bookmark-start text:name="__RefHeading__9229_331307345"/><text:bookmark-start text:name="__RefHeading__7268_1710328226"/>Uruguay<text:bookmark-end text:name="__RefHeading__9229_331307345"/><text:bookmark-end text:name="__RefHeading__7268_1710328226"/></text:h>
                </text:list-item>
              </text:list>
            </text:list-item>
          </text:list>
        </text:list-item>
      </text:list>
      <text:p text:style-name="P22">Cuando uno quiere que el estado funcione de una manera específica, debe decírselo con la ley. Lo que queremos es que el estado utilice software libre para promoverlo en el sistema de educación, para optar por el uso de formatos libres y abiertos en vez de formatos con derechos de propiedad. Por ello, si no lo hace, debe ser por una razón muy válida y deberá ponerla por escrito. <text:span text:style-name="T143">(</text:span>Daysi Torné Torné, Representante uruguaya<text:span text:style-name="T143">).</text:span></text:p>
      <text:p text:style-name="P6">La Ley de <text:span text:style-name="T5">Software</text:span><text:span text:style-name="T4"> </text:span>Libre y de Formatos Abiertos se aprobó en Uruguay en diciembre de 2013 (Wayer, 2014), con lo que se cierra un proceso iniciado años atrás de esfuerzos para aumentar el uso del <text:span text:style-name="T7">software</text:span> libre y crear las condiciones para elaborar una norma al respecto. No es sino hasta finales de 2012 que la discusión tomó fuerza en la Comisión de Ciencia y Tecnología de la Cámara de Diputados del Uruguay y se promulga la ley.</text:p>
      <text:p text:style-name="P7">La Ley sobre <text:span text:style-name="T5">Software</text:span><text:span text:style-name="T4"> </text:span>Libre y Formatos Abiertos contempla lo siguiente:</text:p>
      <text:list xml:id="list6780181675297638592" text:style-name="L2">
        <text:list-item>
          <text:p text:style-name="P55"><text:soft-page-break/><text:span text:style-name="T65">E</text:span><text:span text:style-name="T61">l Estado preferirá la inversión y el desarrollo de </text:span><text:span text:style-name="T71">software</text:span><text:span text:style-name="T69"> libre</text:span><text:span text:style-name="T61"> sobre el </text:span><text:span text:style-name="T64">software</text:span><text:span text:style-name="T61"> privativo, excepto cuando no cumpla los requerimientos técnicos.</text:span></text:p>
        </text:list-item>
        <text:list-item>
          <text:p text:style-name="P55"><text:span text:style-name="T61">Si el Estado decide invertir en </text:span><text:span text:style-name="T64">software</text:span><text:span text:style-name="T61"> privativo, debe justificar el gasto y argumentar la opción.</text:span></text:p>
        </text:list-item>
        <text:list-item>
          <text:p text:style-name="P43">El Estado debe aceptar y distribuir cualquier información sobre, al menos, un formato abierto, estandarizado y libre.</text:p>
        </text:list-item>
        <text:list-item>
          <text:p text:style-name="P55"><text:span text:style-name="T61">El intercambio de información en el Internet debería ser posible en, al menos, un programa acreditado como </text:span><text:span text:style-name="T62">software</text:span><text:span text:style-name="T61"> libre.</text:span></text:p>
        </text:list-item>
      </text:list>
      <text:p text:style-name="P6">Como en contextos similares, entre las distintas ventajas que aporta esta ley se encuentra, por supuesto el ahorro en licencias pero también cuestiones de seguridad frente a las «<text:span text:style-name="T8">puertas traseras</text:span>» que puede tener el <text:span text:style-name="T12">software</text:span> privativo imposible de auditar. <text:span text:style-name="T143">También se encuentra </text:span>el fomento de la transparencia, dado que <text:span text:style-name="T24">la difusión de información pública en un formato abierto permite la transparencia de la ciudadanía y un acceso abierto a los datos; algo que también puede reforzarse mediante una política pública de datos abiertos (Restakis </text:span><text:span text:style-name="T27">et al.</text:span><text:span text:style-name="T24">, 2014).</text:span></text:p>
      <text:list xml:id="list220011363194324" text:continue-list="list220011455574432" text:style-name="Outline">
        <text:list-item>
          <text:list>
            <text:list-item>
              <text:h text:style-name="P60" text:outline-level="2"><text:bookmark-start text:name="__RefHeading__3427_217843276"/><text:bookmark-start text:name="__RefHeading__7270_1710328226"/>Ecuador. Decreto Presidencial 1014<text:bookmark-end text:name="__RefHeading__3427_217843276"/><text:bookmark-end text:name="__RefHeading__7270_1710328226"/></text:h>
            </text:list-item>
          </text:list>
        </text:list-item>
      </text:list>
      <text:p text:style-name="Quotations"><text:span text:style-name="T55">Todos necesitamos adoptar </text:span><text:span text:style-name="T58">software</text:span><text:span text:style-name="T55"> libre en los niveles público y privado. De esa manera, garantizaremos la soberanía de nuestros Estados, dependeremos de nuestra propia fuerza, no de fuerzas externas a la región, seremos productores de tecnología, no solamente consumidores; poseeremos el código fuente y podremos desarrollar muchos productos que, incluso al duplicar nuestros esfuerzos, pueden ser muy útiles para las compañías públicas y privadas de la región. </text:span><text:span text:style-name="T99">(</text:span><text:span text:style-name="T55">Rafael Correa- Presidente del Ecuador</text:span><text:span text:style-name="Ref._20_de_20_nota_20_al_20_pie"><text:span text:style-name="T55"><text:note text:id="ftn48" text:note-class="footnote"><text:note-citation>48</text:note-citation><text:note-body><text:p text:style-name="Footnote">Mensaje del Presidente de la República de Ecuador. Mayo de 2007, v<text:span text:style-name="T144">éas</text:span>e https://libreconocimiento.wordpress.com/2007/05/17/pronunciamiento-del-presidente-del-ecuador/.</text:p></text:note-body></text:note></text:span></text:span><text:span text:style-name="T99">).</text:span></text:p>
      <text:p text:style-name="P4"><text:span text:style-name="T55">En 2008, el presidente Correa emitió el Decreto Presidencial 1014</text:span><text:span text:style-name="Ref._20_de_20_nota_20_al_20_pie"><text:span text:style-name="T55"><text:note text:id="ftn49" text:note-class="footnote"><text:note-citation>49</text:note-citation><text:note-body><text:p text:style-name="P13">Véase http://www.gobiernoelectronico.gob.ec/files/sidsl1014.pdf.</text:p></text:note-body></text:note></text:span></text:span><text:span text:style-name="T55">, que adoptó el </text:span><text:span text:style-name="T56">software</text:span><text:span text:style-name="T55"> libre como política de Estado, es decir, </text:span><text:span text:style-name="T120">«</text:span><text:span text:style-name="T55">para establecer </text:span><text:soft-page-break/><text:span text:style-name="T55">el uso de </text:span><text:span text:style-name="T56">software</text:span><text:span text:style-name="T55"> libre como política pública para las entidades de la Administración Pública Central, en sus sistemas y equipos</text:span><text:span text:style-name="T120">»</text:span><text:span text:style-name="T55">. Con este decreto, el Ecuador se convirtió en el tercer país de América Latina, </text:span><text:span text:style-name="T100">tras </text:span><text:span text:style-name="T55">Brasil y Venezuela, en desplegar el </text:span><text:span text:style-name="T56">software</text:span><text:span text:style-name="T55"> libre a través de su política nacional, al margen de que el proceso de implementación haya resultado ambivalente, como se refiere a continuación.</text:span></text:p>
      <text:p text:style-name="P6">De acuerdo a la Secretaría de Tecnologías de la Información, los principales resultados relacionados con la adopción de <text:span text:style-name="T7">software</text:span> libre como política pública del Ecuador fueron los siguientes (Torres, 2013):</text:p>
      <text:list xml:id="list1618202434302252488" text:style-name="WW8Num9">
        <text:list-item>
          <text:p text:style-name="P44"><text:span text:style-name="T24">Tras la suspensión de la adquisición de </text:span><text:span text:style-name="T28">software</text:span><text:span text:style-name="T24"> privativo, durante el primer año de adopción de este decreto, el país había ahorrado 15 millones </text:span><text:span text:style-name="T37">USD</text:span><text:span text:style-name="T24">.</text:span></text:p>
        </text:list-item>
        <text:list-item>
          <text:p text:style-name="P44">El 90% de los jefes de sistemas en las instituciones de <text:span text:style-name="T124">Gobierno</text:span> recibieron formación.</text:p>
        </text:list-item>
        <text:list-item>
          <text:p text:style-name="P44"><text:span text:style-name="T24">La nueva Ley Orgánica de Educación Superior (LOES), de 2010, introdujo en su art. 32 que </text:span><text:span text:style-name="T122">«</text:span><text:span text:style-name="T24">las instituciones de educación superior obligatoriamente incorporarán el uso de programas informáticos con </text:span><text:span text:style-name="T28">software</text:span><text:span text:style-name="T24"> libre</text:span><text:span text:style-name="T122">»</text:span><text:span text:style-name="T24">. Tres años después de dicha previsión, la Universidad Estatal de Bolívar se convirtió en la primera y única universidad que </text:span><text:span text:style-name="T37">ha migrado</text:span><text:span text:style-name="T24"> hacia el </text:span><text:span text:style-name="T25">software</text:span><text:span text:style-name="T24"> libre.</text:span></text:p>
        </text:list-item>
        <text:list-item>
          <text:p text:style-name="P44"><text:span text:style-name="T24">Hasta diciembre de 2010, el Ecuador tenía </text:span><text:span text:style-name="T37">trescientos</text:span><text:span text:style-name="T24"> mil usuarios de GNU / Linux en las instituciones públicas, el 90% de los portales institucionales, a la vez que el 70% de los sistemas de correo electrónico utilizan </text:span><text:span text:style-name="T25">software</text:span><text:span text:style-name="T24"> libre.</text:span></text:p>
        </text:list-item>
        <text:list-item>
          <text:p text:style-name="P44"><text:span text:style-name="T24">En 2012, ya estaban implementados dos sistemas fundamentados en </text:span><text:span text:style-name="T25">software</text:span><text:span text:style-name="T24"> libre en la Administración Pública: el portal de compras públicas y el portal de mensajería oficial Quipux.</text:span></text:p>
        </text:list-item>
      </text:list>
      <text:p text:style-name="P6">Dentro del nuevo ecosistema regulativo favorable al <text:span text:style-name="T25">software</text:span><text:span text:style-name="T24"> libre</text:span>, la institución responsable de verificar el cumplimiento de este Decreto es la Secretaría Nacional de la Administración Pública (SNAP), que lo hace en <text:soft-page-break/>atención a tres situaciones excepcionales que permiten al Ejecutivo adquirir soluciones de <text:span text:style-name="T12">software</text:span> privativo:</text:p>
      <text:list xml:id="list7482442461620969404" text:style-name="WW8Num10">
        <text:list-item>
          <text:p text:style-name="P45"><text:span text:style-name="T24">no exist</text:span><text:span text:style-name="T38">a</text:span><text:span text:style-name="T24"> una solución de </text:span><text:span text:style-name="T25">software</text:span><text:span text:style-name="T24"> libre que satisfaga las necesidades;</text:span></text:p>
        </text:list-item>
        <text:list-item>
          <text:p text:style-name="P45">exist<text:span text:style-name="T145">a</text:span> un riesgo de seguridad nacional; y</text:p>
        </text:list-item>
        <text:list-item>
          <text:p text:style-name="P45">el proyecto informático se encuentr<text:span text:style-name="T145">e </text:span>en un punto de no retorno, de modo que la migración no es ni razonable ni deseable.</text:p>
        </text:list-item>
      </text:list>
      <text:p text:style-name="P4"><text:span text:style-name="T55">Como se indicó y pasado un tiempo desde su entrada en vigor, la valoración del proceso resulta ambivalente. Aparte de los señalados arriba, veremos a continuación notables avances en este campo, que hacen de Ecuador un contexto afín al desarrollo de estos proyectos tecnopolíticos. </text:span><text:span text:style-name="T101">S</text:span><text:span text:style-name="T55">in embargo, a escala de usuario, el Decreto 1014 ha resultado insuficiente para reducir el uso de </text:span><text:span text:style-name="T57">software</text:span><text:span text:style-name="T55"> privativo por parte de las instituciones públicas e impedir que otras instancias utilicen formatos cerrados. Aunque un análisis de la limitada implementación del Decreto requeriría una investigación específica, podemos señalar algunos factores. En primer lugar, no se prevé un plan de transición que permita alcanzar el objetivo decretado, de modo que no existen medidas frente a los principales obstáculos del proceso, que son comunes a las migraciones institucionales al </text:span><text:span text:style-name="T62">software</text:span><text:span text:style-name="T61"> libre</text:span><text:span text:style-name="T55">: insuficiente capacitación en tecnologías libres de los servidores públicos y en particular de las direcciones tecnológicas (factor ligado al contenido de la educación superior en estas áreas), limitaciones en la interoperabilidad, que perjudican la escalada de la migración desde las instituciones más audaces, etc. </text:span><text:span text:style-name="T102">En segundo lugar, es necesario introducir mejoras regulativas: establecer</text:span><text:span text:style-name="T55"> un régimen de responsabilidad ante la falta de aplicación del Decreto; </text:span><text:span text:style-name="T108">un</text:span><text:span text:style-name="T55"> proceso de evaluación de las compras; la prohibición de que la adquisición excepcional de </text:span><text:span text:style-name="T57">software</text:span><text:span text:style-name="T55"> privativo se renueve año tras año o la obligación de desarrollar </text:span><text:span text:style-name="T62">software</text:span><text:span text:style-name="T61"> libre</text:span><text:span text:style-name="T55"> o </text:span><text:span text:style-name="T57">software</text:span><text:span text:style-name="T55"> público en estos casos</text:span><text:span text:style-name="Ref._20_de_20_nota_20_al_20_pie"><text:span text:style-name="T55"><text:note text:id="ftn50" text:note-class="footnote"><text:note-citation>50</text:note-citation><text:note-body><text:p text:style-name="Footnote">Notar que esta dinámica no es exclusiva de Ecuador. Recientemente el Tribunal de Cuentas afeaba al Ministerio de Sanidad español el abuso de la adjudicación de contratos directos sin publicidad en el ámbito de mantenimiento de equipos y programas informáticos conforme a este mecanismo. Véase http://www.lavozlibre.com/noticias/ampliar/1022527/el-tribunal-de-cuentas-cree-que-la-seguridad-social-abusa-de-la-adjudicacion-de-contratos-sin-publicidad.</text:p></text:note-body></text:note></text:span></text:span><text:span text:style-name="Ref._20_de_20_nota_20_al_20_pie"><text:span text:style-name="T115">. </text:span></text:span><text:span text:style-name="Ref._20_de_20_nota_20_al_20_pie"><text:span text:style-name="T116">Todo </text:span></text:span><text:soft-page-break/><text:span text:style-name="Ref._20_de_20_nota_20_al_20_pie"><text:span text:style-name="T116">ello supondría un importante </text:span></text:span><text:span text:style-name="Ref._20_de_20_nota_20_al_20_pie"><text:span text:style-name="T118">fortalecimiento de </text:span></text:span><text:span text:style-name="T55">la eficacia de este Decreto.</text:span></text:p>
      <text:p text:style-name="P4"><text:span text:style-name="T55">Por otro lado, el </text:span><text:span text:style-name="T109">P</text:span><text:span text:style-name="T55">ortal de </text:span><text:span text:style-name="T109">C</text:span><text:span text:style-name="T55">ompras </text:span><text:span text:style-name="T109">P</text:span><text:span text:style-name="T55">úblicas de Ecuador aún registra muchas adquisiciones de </text:span><text:span text:style-name="T57">software</text:span><text:span text:style-name="T55"> privativo (con o sin </text:span><text:span text:style-name="T120">hardware</text:span><text:span text:style-name="T55"> asociado), a lo que hay que añadir el </text:span><text:span text:style-name="T103">alto </text:span><text:span text:style-name="T55">precio evidenciado en productos de </text:span><text:span text:style-name="T57">software</text:span><text:span text:style-name="T55"> adquirido en el país y comercializado por empresas locales representantes de marcas internacionales. Además, tampoco las grandes entidades de </text:span><text:span text:style-name="T57">software</text:span><text:span text:style-name="T55"> privativo han desaparecido del horizonte de innovación y cambio de la matriz productiva</text:span><text:span text:style-name="Ref._20_de_20_nota_20_al_20_pie"><text:span text:style-name="T55"><text:note text:id="ftn51" text:note-class="footnote"><text:note-citation>51</text:note-citation><text:note-body><text:p text:style-name="Footnote">Por ejemplo, la ciudad del conocimiento Yachay, suscribió un contrato marco con Microsoft, hecho público durante el Campus Party de 2013 en Quito, cuando Yachay y Microsoft también anunciaron la ejecución de una <text:span text:style-name="T120">«</text:span>Maratón de Certificaciones de Tecnología<text:span text:style-name="T120">»</text:span> que entra en conflicto con los esfuerzos gubernamentales por uso de tecnologías libres. El texto del convenio es público: http://www.yachay.gob.ec/wp-content/uploads/downloads/2013/09/convenio_MICROSOFT_suscrito.pdf</text:p></text:note-body></text:note></text:span></text:span><text:span text:style-name="T55">.</text:span></text:p>
      <text:p text:style-name="P6">Por fortuna, hay casos de uso y desarrollo que, sin lugar a dudas, destacan en la experiencia ecuatoriana:</text:p>
      <text:list xml:id="list1767514707074388017" text:style-name="L3">
        <text:list-item>
          <text:p text:style-name="P46"><text:span text:style-name="T24">Asamblea Nacional. Probablemente el caso de adopción a </text:span><text:span text:style-name="T25">software</text:span><text:span text:style-name="T24"> libre más exitoso en el Estado. La mayoría de estaciones de trabajo usan Linux.</text:span></text:p>
        </text:list-item>
        <text:list-item>
          <text:p text:style-name="P46"><text:span text:style-name="T24">Elastix. El proyecto de desarrollo de </text:span><text:span text:style-name="T25">software</text:span><text:span text:style-name="T24"> libre de Ecuador más reconocido, un exitoso proyecto centrado en tecnologías de VoIP qué además sirve como modelo de negocio para sus desarrolladores, además de numerosas empresas en el mundo que venden servicios de sus productos.</text:span></text:p>
        </text:list-item>
        <text:list-item>
          <text:p text:style-name="P46"><text:span text:style-name="T24">Quipux. </text:span><text:span text:style-name="T25">software</text:span><text:span text:style-name="T24"> libre desarrollado desde el </text:span><text:span text:style-name="T123">Gobierno</text:span><text:span text:style-name="T24"> para la mensajería oficial. Sin embargo, no ha tenido el mismo éxito en la formación de comunidad.</text:span></text:p>
        </text:list-item>
        <text:list-item>
          <text:p text:style-name="P46"><text:span text:style-name="T24">Proceso de migración a </text:span><text:span text:style-name="T25">software</text:span><text:span text:style-name="T24"> libre de la Universidad Estatal de Bolívar.</text:span></text:p>
        </text:list-item>
        <text:list-item>
          <text:p text:style-name="P46"><text:soft-page-break/>ONG Diferencial. <text:span text:style-name="T147">A</text:span>poyando la instalación y uso de distribuciones de sistemas operativos libres en red de infocentros de MINTEL entre otros.</text:p>
        </text:list-item>
        <text:list-item>
          <text:p text:style-name="P56"><text:span text:style-name="T81">E</text:span><text:span text:style-name="T61">n términos locales, destacan las experiencias de</text:span><text:span text:style-name="T66">l </text:span><text:span text:style-name="T68">M</text:span><text:span text:style-name="T61">unicipio de Lago Agrio, que utiliza la plataforma Quipux para sus comunicaciones institucionales</text:span><text:span text:style-name="Ref._20_de_20_nota_20_al_20_pie"><text:span text:style-name="T61"><text:note text:id="ftn52" text:note-class="footnote"><text:note-citation>52</text:note-citation><text:note-body><text:p text:style-name="Footnote">La experiencia de Quipux <text:span text:style-name="T146">está</text:span> muy extendida en la Administración <text:span text:style-name="T146">central</text:span> y algo menos en las locales, de allí que se destaque esta experiencia local de uso de Quipux.</text:p></text:note-body></text:note></text:span></text:span><text:span text:style-name="T61">; </text:span><text:span text:style-name="T68">el M</text:span><text:span text:style-name="T61">unicipio de La Concordia, </text:span><text:span text:style-name="T68">que utiliza </text:span><text:span text:style-name="T61">plataformas de servidores con Ubuntu Server GNU/Linux, estaciones de trabajo con Ubuntu GNU/Linux de escritorio y las escuelas que ayuda, a las cuales se les está instalando Edubuntu.</text:span></text:p>
        </text:list-item>
        <text:list-item>
          <text:p text:style-name="P56"><text:span text:style-name="T61">Ecualug</text:span><text:span text:style-name="Ref._20_de_20_nota_20_al_20_pie"><text:span text:style-name="T61"><text:note text:id="ftn53" text:note-class="footnote"><text:note-citation>53</text:note-citation><text:note-body><text:p text:style-name="Footnote">Véase http://www.ecualug.org/.</text:p></text:note-body></text:note></text:span></text:span><text:span text:style-name="Ref._20_de_20_nota_20_al_20_pie"><text:span text:style-name="T117">.</text:span></text:span><text:span text:style-name="T61"> Foro de apoyo y discusión para los usuarios del sistema operativo GNU/Linux.</text:span></text:p>
        </text:list-item>
        <text:list-item>
          <text:p text:style-name="P56"><text:span text:style-name="T61">COPLEC</text:span><text:span text:style-name="Ref._20_de_20_nota_20_al_20_pie"><text:span text:style-name="T61"><text:note text:id="ftn54" text:note-class="footnote"><text:note-citation>54</text:note-citation><text:note-body><text:p text:style-name="P13">Véase http://www.coplec.org/.</text:p></text:note-body></text:note></text:span></text:span><text:span text:style-name="T61">. Comunidad de desarrolladores de </text:span><text:span text:style-name="T62">software</text:span><text:span text:style-name="T61"> libre.</text:span></text:p>
        </text:list-item>
        <text:list-item>
          <text:p text:style-name="P56"><text:span text:style-name="T61">SasLibre</text:span><text:span text:style-name="Ref._20_de_20_nota_20_al_20_pie"><text:span text:style-name="T61"><text:note text:id="ftn55" text:note-class="footnote"><text:note-citation>55</text:note-citation><text:note-body><text:p text:style-name="P13">Véase http://saslibre.com/index.php/es/.</text:p></text:note-body></text:note></text:span></text:span><text:span text:style-name="Ref._20_de_20_nota_20_al_20_pie"><text:span text:style-name="T117">.</text:span></text:span><text:span text:style-name="T61"> </text:span><text:span text:style-name="T67">S</text:span><text:span text:style-name="T61">ervicios académicos de </text:span><text:span text:style-name="T62">software</text:span><text:span text:style-name="T61"> libre.</text:span></text:p>
        </text:list-item>
        <text:list-item>
          <text:p text:style-name="P56"><text:span text:style-name="T61">Ubuntu-EC</text:span><text:span text:style-name="Ref._20_de_20_nota_20_al_20_pie"><text:span text:style-name="T61"><text:note text:id="ftn56" text:note-class="footnote"><text:note-citation>56</text:note-citation><text:note-body><text:p text:style-name="Footnote">Véase http://www.ubuntu.ec/.</text:p></text:note-body></text:note></text:span></text:span><text:span text:style-name="T61">.</text:span></text:p>
        </text:list-item>
        <text:list-item>
          <text:p text:style-name="P56"><text:span text:style-name="T61">Blender Ecuador</text:span><text:span text:style-name="Ref._20_de_20_nota_20_al_20_pie"><text:span text:style-name="T61"><text:note text:id="ftn57" text:note-class="footnote"><text:note-citation>57</text:note-citation><text:note-body><text:p text:style-name="Footnote">Véase http://blenderecuador.org/wp.</text:p></text:note-body></text:note></text:span></text:span><text:span text:style-name="T61">.</text:span></text:p>
        </text:list-item>
      </text:list>
      <text:p text:style-name="P4"><text:span text:style-name="T55">En el caso de Ecuador, sin lugar a dudas, la presencia de una comunidad fuerte de usuarios, documentadores y desarrolladores ha contribuido a facilitar las experiencias antes mencionadas. En este sentido, destaca la presencia de la Asociación de </text:span><text:span text:style-name="T57">Software</text:span><text:span text:style-name="T55"> Libre del Ecuador (ASLE), constituida sobre el año 2006, primero de manera informal</text:span><text:span text:style-name="Ref._20_de_20_nota_20_al_20_pie"><text:span text:style-name="T55"><text:note text:id="ftn58" text:note-class="footnote"><text:note-citation>58</text:note-citation><text:note-body><text:p text:style-name="Footnote">Véase http://nuevared.org/pipermail/equinux_nuevared.org/2006-December/003903.html.</text:p></text:note-body></text:note></text:span></text:span><text:span text:style-name="T55"> y desde 2008, </text:span><text:span text:style-name="T104">tras </text:span><text:span text:style-name="T55">la reunión entre Richard Stallman y Rafael Correa (Bonifaz y Mendieta, 2008), de manera oficial en la ciudad de Cuenca (Bonifaz, 2008</text:span><text:span text:style-name="T104">b</text:span><text:span text:style-name="T55">). En 2007, ASLE, invitó al presidente Correa a grabar un video saludando al FLISOL, que e</text:span><text:span text:style-name="T104">ste</text:span><text:span text:style-name="T55"> </text:span><text:soft-page-break/><text:span text:style-name="T55">grabó invitando a América Latina a utilizar </text:span><text:span text:style-name="T62">software</text:span><text:span text:style-name="T61"> libre</text:span><text:span text:style-name="T55">, como se ha extractado arriba</text:span><text:span text:style-name="T18">42</text:span><text:span text:style-name="T55">.</text:span></text:p>
      <text:p text:style-name="P4"><text:span text:style-name="T55">ASLE destaca por su participación en la discusión sobre el estándar OOXML (Bonifaz, 2008</text:span><text:span text:style-name="T104">a</text:span><text:span text:style-name="T55">) y la aprobación del ODF como norma del Instituto Nacional Ecuatoriano de Normalización (INEN)</text:span><text:span text:style-name="Ref._20_de_20_nota_20_al_20_pie"><text:span text:style-name="T55"><text:note text:id="ftn59" text:note-class="footnote"><text:note-citation>59</text:note-citation><text:note-body><text:p text:style-name="Footnote">Véase http://www.somoslibres.org/modules.php?name=News&amp;file=print&amp;sid=2599.</text:p></text:note-body></text:note></text:span></text:span><text:span text:style-name="T55">. </text:span><text:span text:style-name="T104">R</text:span><text:span text:style-name="T55">eciente</text:span><text:span text:style-name="T104">mente</text:span><text:span text:style-name="T55">, también ha </text:span><text:span text:style-name="T104">estado </text:span><text:span text:style-name="T55">muy activa en el debate sobre la privacidad y la vigilancia en Internet, organizando dos eventos: Foro de Soberanía Tecnológica en la Asamblea Nacional</text:span><text:span text:style-name="Ref._20_de_20_nota_20_al_20_pie"><text:span text:style-name="T55"><text:note text:id="ftn60" text:note-class="footnote"><text:note-citation>60</text:note-citation><text:note-body><text:p text:style-name="Footnote">Véase https://archive.org/details/EventoSoberanaTecnolgicaYProteccinDeLaPrivacidad-Asamblea.</text:p></text:note-body></text:note></text:span></text:span><text:span text:style-name="T55"> y La Minga por la Libertad Tecnológica</text:span><text:span text:style-name="Ref._20_de_20_nota_20_al_20_pie"><text:span text:style-name="T55"><text:note text:id="ftn61" text:note-class="footnote"><text:note-citation>61</text:note-citation><text:note-body><text:p text:style-name="Footnote">Véase https://web.archive.org/web/20131204163717/https://minga.asle.ec/. En 2014, este evento se reeditó en la Asamblea Nacional, ver http://mingatec.asambleanacional.gob.ec/.</text:p></text:note-body></text:note></text:span></text:span><text:span text:style-name="T55">. En definitiva, el vigor de estas comunidades es tanto la garantía como la principal palanca técnico-política para aprovechar en el país las potencialidades del </text:span><text:span text:style-name="T62">software</text:span><text:span text:style-name="T61"> libre</text:span><text:span text:style-name="T55">, en un contexto que, tanto por motivos de eficacia como de democracia, tiende a la mayor penetración de los saberes de movimiento y de los expertos ciudadanos en la actividad de </text:span><text:span text:style-name="T124">Gobierno</text:span><text:span text:style-name="Ref._20_de_20_nota_20_al_20_pie"><text:span text:style-name="T55"><text:note text:id="ftn62" text:note-class="footnote"><text:note-citation>62</text:note-citation><text:note-body><text:p text:style-name="Footnote">Las tesis del <text:span text:style-name="T10">p</text:span><text:span text:style-name="T8">artner </text:span><text:span text:style-name="T10">s</text:span><text:span text:style-name="T8">tate</text:span>, que, en el proyecto FLOK, ha desarrollado Restakis (2014), incluiría estos planteamientos.</text:p></text:note-body></text:note></text:span></text:span><text:span text:style-name="T55">.</text:span></text:p>
      <text:list xml:id="list220011436465956" text:continue-list="list220011363194324" text:style-name="Outline">
        <text:list-item>
          <text:h text:style-name="P62" text:outline-level="1"><text:bookmark-start text:name="__RefHeading__14052_1769189991"/><text:bookmark-start text:name="__RefHeading__2784_1710328226"/>Propuestas de política pública para Ecuador<text:bookmark-end text:name="__RefHeading__14052_1769189991"/><text:bookmark-end text:name="__RefHeading__2784_1710328226"/></text:h>
          <text:list>
            <text:list-item>
              <text:h text:style-name="P60" text:outline-level="2"><text:bookmark-start text:name="__RefHeading__3429_217843276"/><text:bookmark-start text:name="__RefHeading__7272_1710328226"/>Principios generales<text:bookmark-end text:name="__RefHeading__3429_217843276"/><text:bookmark-end text:name="__RefHeading__7272_1710328226"/></text:h>
            </text:list-item>
          </text:list>
        </text:list-item>
      </text:list>
      <text:p text:style-name="P6">Ya se ha propuesto un marco teórico y analítico para la implementación de las políticas públicas de <text:span text:style-name="T7">software</text:span> libre en muchos países de Europa y América Latina. Entre ellos, Italia, Argentina, Brasil, Uruguay y Venezuela han establecido los lineamientos básicos para implementar el <text:span text:style-name="T7">software</text:span> libre dentro de las Administraciones Públicas.</text:p>
      <text:p text:style-name="P6">El <text:span text:style-name="T25">software</text:span><text:span text:style-name="T24"> libre</text:span> promueve la solidaridad social a través del intercambio y la cooperación. El trabajo colaborativo se sustenta en modelos de gobernanza que son abiertos e incluyentes facilitando que, desde las comunidades y grupos de usuarios, se colabore según las propias capacidades. Ade<text:soft-page-break/>más, con la implementación del <text:span text:style-name="T25">software</text:span><text:span text:style-name="T24"> libre</text:span> en la Administración Pública, <text:span text:style-name="T148">se</text:span> promueve el mantenimiento de la infraestructura, el desarrollo del <text:span text:style-name="T12">software</text:span>, la seguridad, la economía nacional, así como líneas de investigación e innovación orientadas a satisfacer problemas locales permitiendo generar una economía participativa, nacional y cuyos beneficios no son extraídos por grandes multinacionales <text:span text:style-name="T148">(Heins, 2012).</text:span></text:p>
      <text:p text:style-name="P8">Por ejemplo, el <text:span text:style-name="T25">software</text:span><text:span text:style-name="T24"> libre</text:span> fomenta la investigación y la adaptación según los volúmenes de uso, puesto que la ausencia de regalías permite variar el número de ordenadores utilizados sin restricción. Debido a la orientación del <text:span text:style-name="T25">software</text:span><text:span text:style-name="T24"> libre</text:span> por parte de las necesidades de los usuarios, es imprescindible combinar expansión con la de la transparencia y el Gobierno abierto, lo que a su vez supone un nuevo reto. Respecto a tal desafío, el uso de formatos abiertos asegura el acceso ciudadano a la información y a los servicios sin tener que adquirir una aplicación particular, con su costo consecuente de licencia.</text:p>
      <text:p text:style-name="P6">El modelo de desarrollo que sigue la comunidad FLOSS es muy cercano a un modelo ideal de innovación, compartido por muchos centros de investigación y universidades, según el cual la base de la innovación es el intercambio de información y la cooperación. Incluso podría decirse que introduce una mejora adicional importante, al exigir la colaboración abierta en todas las fases del proceso. Desde una perspectiva general, la expansión de los ecosistemas productivos de <text:span text:style-name="T25">software</text:span><text:span text:style-name="T24"> libre</text:span> también ayuda a que la innovación no se encuentre restringida solo a ciertas compañías.</text:p>
      <text:p text:style-name="P6">En la misma línea, el acceso a la información y al conocimiento permite el desarrollo de la industria local, que se beneficia de estas dinámicas y contribuirá a su desarrollo. En el caso de FLOSS, la innovación es local y de abajo hacia arriba, es decir, del cliente a la compañía, por ejemplo en el caso de una solicitud de diseño a la medida; frente al modelo de <text:span text:style-name="T12">software</text:span> privativo, que, con mucha frecuencia, <text:span text:style-name="T149">opera</text:span> de arriba hacia abajo.</text:p>
      <text:p text:style-name="P6">Se confía en que el <text:span text:style-name="T25">software</text:span><text:span text:style-name="T24"> libre</text:span> y las sinergias que genera sean también capaces de impulsar cambios en las estructuras estatales y potenciar sus resultados y, por esa razón, muchos/as partidarios/as de FLOSS creen que éste puede crear condiciones de libertad y riqueza para los países en vías <text:soft-page-break/>de desarrollo. Los partidarios de FLOSS argumentan que el uso de <text:span text:style-name="T25">software</text:span><text:span text:style-name="T24"> libre</text:span> puede ayudar a la construcción de un nuevo Estado, eficaz en relación con el gasto, democrático e independiente en relación con los llamados países desarrollados. </text:p>
      <text:p text:style-name="P4"><text:span text:style-name="T55">El cambio de orientación del Estado respecto al </text:span><text:span text:style-name="T62">software</text:span><text:span text:style-name="T61"> libre</text:span><text:span text:style-name="T55"> puede parecer una medida limitada en el corto plazo. Sin embargo, consideramos que es un punto de inflexión en la transición hacia la economía social del conocimiento común y abierto por el volumen de gasto que transferiría hacia el corazón de esas comunidades y la eventual consolidación de una forma de producción que encarna el fuerte vínculo que tiene, en la economía social del conocimiento común y abierto, la democratización de la producción y la democratización de la política. En este sentido, no se trata de un reto limitado al Estado y sus departamentos tecnológicos, sino que interpela a la propia capacidad de autoorganización de las entidades productivas de la economía social del conocimiento. Al </text:span><text:span text:style-name="T105">mismo tiempo</text:span><text:span text:style-name="T55">, es necesario reconocer que la masificación de producción y uso de </text:span><text:span text:style-name="T62">software</text:span><text:span text:style-name="T61"> libre</text:span><text:span text:style-name="T55">, comprendido como un bien público, supone que FLOSS no puede potenciar resultados por sí mismo sin una fuerte infraestructura industrial, educativa (en ámbitos formales e informales) y tecnológica de soporte y que ésta implica cubrir aspectos como la dotación de equipos y la conectividad</text:span><text:span text:style-name="Ref._20_de_20_nota_20_al_20_pie"><text:span text:style-name="T55"><text:note text:id="ftn63" text:note-class="footnote"><text:note-citation>63</text:note-citation><text:note-body><text:p text:style-name="Footnote">Particularmente a las cuestiones de conectividad nos hemos referido en el documento FLOK 4.3 (Torres y Vila-Viñas, 2015).</text:p></text:note-body></text:note></text:span></text:span><text:span text:style-name="T55">. </text:span><text:span text:style-name="T105">E</text:span><text:span text:style-name="T55">sta infraestructura técnica constituye una inversión necesaria e importante para lograr impacto en desarrollo y uso de FLOSS </text:span><text:span text:style-name="T105">y</text:span><text:span text:style-name="T55"> también, espacios de generación de nuevas dinámicas productivas vinculadas al </text:span><text:span text:style-name="T62">software</text:span><text:span text:style-name="T61"> libre</text:span><text:span text:style-name="T55">. Por todo lo anterior, resulta determinante introducir </text:span><text:span text:style-name="T105">normas </text:span><text:span text:style-name="T55">o políticas públicas que exijan el uso en el Estado de </text:span><text:span text:style-name="T57">software</text:span><text:span text:style-name="T55"> de código libre y abierto.</text:span></text:p>
      <text:list xml:id="list220011802412166" text:continue-numbering="true" text:style-name="Outline">
        <text:list-item>
          <text:list>
            <text:list-item>
              <text:h text:style-name="P60" text:outline-level="2"><text:bookmark-start text:name="__RefHeading__14054_1769189991"/><text:bookmark-start text:name="__RefHeading__7274_1710328226"/>Recomendaciones<text:bookmark-end text:name="__RefHeading__14054_1769189991"/><text:bookmark-end text:name="__RefHeading__7274_1710328226"/></text:h>
            </text:list-item>
          </text:list>
        </text:list-item>
      </text:list>
      <text:p text:style-name="P4"><text:span text:style-name="T55">Entre las recomendaciones sobre políticas públicas relativas al uso de </text:span><text:span text:style-name="T62">software</text:span><text:span text:style-name="T61"> libre</text:span><text:span text:style-name="T55"> en la Administración Pública se encuentran l</text:span><text:span text:style-name="T106">a</text:span><text:span text:style-name="T55">s siguientes, que, además, son compatibles con la propuesta de Código Orgánico de la Economía Social del Conocimiento y la Innovación (COESC+i)</text:span><text:span text:style-name="Ref._20_de_20_nota_20_al_20_pie"><text:span text:style-name="T55"><text:note text:id="ftn64" text:note-class="footnote"><text:note-citation>64</text:note-citation><text:note-body><text:p text:style-name="Footnote">Véase http://coesc.educacionsuperior.gob.ec/index.php/C%C3%B3digo_Org%C3%A1nico_de_Econom%C3%Ada_Social_del_Conocimiento_e_Innovaci%C3%B3n.</text:p></text:note-body></text:note></text:span></text:span><text:span text:style-name="T55">:</text:span></text:p>
      <text:list xml:id="list4454863576323595481" text:style-name="WW8Num12">
        <text:list-item>
          <text:p text:style-name="P47"><text:soft-page-break/><text:span text:style-name="T30">Política 1.</text:span><text:span text:style-name="T29"> </text:span><text:span text:style-name="T24">El </text:span><text:span text:style-name="T28">software</text:span><text:span text:style-name="T24"> debe ser un bien del procomún, de modo que todo </text:span><text:span text:style-name="T28">software</text:span><text:span text:style-name="T24"> desarrollado y pagado con fondos públicos deberá ser liberado.</text:span></text:p>
        </text:list-item>
        <text:list-item>
          <text:p text:style-name="P47"><text:span text:style-name="T30">Política 2.</text:span><text:span text:style-name="T29"> </text:span><text:span text:style-name="T24">En busca de la soberanía tecnológica, el Estado ecuatoriano utilizará </text:span><text:span text:style-name="T25">software</text:span><text:span text:style-name="T24"> libre en todos sus ámbitos de acción.</text:span></text:p>
        </text:list-item>
        <text:list-item>
          <text:p text:style-name="P47"><text:span text:style-name="T30">Política 3.</text:span><text:span text:style-name="T29"> </text:span><text:span text:style-name="T24">El Estado generará incentivos para el uso de </text:span><text:span text:style-name="T25">software</text:span><text:span text:style-name="T24"> libre en educación en sus distintos niveles, comprendiendo tanto a las instituciones, como a los estudiantes y docentes.</text:span></text:p>
        </text:list-item>
        <text:list-item>
          <text:p text:style-name="P47"><text:span text:style-name="T30">Política 4.</text:span><text:span text:style-name="T29"> </text:span><text:span text:style-name="T24">El Estado impulsará procesos de promoción, difusión, formación, investigación, desarrollo y uso de </text:span><text:span text:style-name="T25">software</text:span><text:span text:style-name="T24"> libre de forma masiva.</text:span></text:p>
        </text:list-item>
        <text:list-item>
          <text:p text:style-name="P37"><text:span text:style-name="T30">Política 5</text:span><text:span text:style-name="T24">: Se adoptarán medidas de ciberseguridad para la protección de la ciudadanía.</text:span></text:p>
        </text:list-item>
      </text:list>
      <text:p text:style-name="P2"/>
      <text:p text:style-name="P6">En el proceso de implementación de estas políticas públicas pueden identificarse acciones específicas. Entre ellas destacan:</text:p>
      <text:p text:style-name="P6"><text:span text:style-name="T29">Política 1.</text:span><text:span text:style-name="T24"> El </text:span><text:span text:style-name="T28">software</text:span><text:span text:style-name="T24"> debe ser un bien del procomún, de modo que todo </text:span><text:span text:style-name="T28">software</text:span><text:span text:style-name="T24"> desarrollado y pagado con fondos públicos deberá ser liberado.</text:span></text:p>
      <text:list xml:id="list7126259136899908733" text:style-name="WW8Num13">
        <text:list-item>
          <text:p text:style-name="P57"><text:span text:style-name="T61">Establecer repositorios de </text:span><text:span text:style-name="T62">software</text:span><text:span text:style-name="T61"> libre, así como las responsabilidades y pautas sobre su uso y mantenimiento</text:span><text:span text:style-name="Ref._20_de_20_nota_20_al_20_pie"><text:span text:style-name="T61"><text:note text:id="ftn65" text:note-class="footnote"><text:note-citation>65</text:note-citation><text:note-body><text:p text:style-name="Footnote">En el caso ecuatoriano, la plataforma Minka (http://minka.gob.ec/) podría consolidarse en esta función.</text:p></text:note-body></text:note></text:span></text:span><text:span text:style-name="T61">.</text:span></text:p>
        </text:list-item>
        <text:list-item>
          <text:p text:style-name="P57"><text:span text:style-name="T61">Establecer y hacer efectiva la ausencia de discriminación en el acceso al </text:span><text:span text:style-name="T64">software</text:span><text:span text:style-name="T61"> como parte de un derecho de acceso a las TIC.</text:span></text:p>
        </text:list-item>
        <text:list-item>
          <text:p text:style-name="P48"><text:span text:style-name="T24">Impedir que el </text:span><text:span text:style-name="T122">hardware</text:span><text:span text:style-name="T24"> tenga asociado un </text:span><text:span text:style-name="T28">software</text:span><text:span text:style-name="T24"> privativo sin la posibilidad de que el consumidor elija descontando su coste.</text:span></text:p>
        </text:list-item>
        <text:list-item>
          <text:p text:style-name="P48"><text:span text:style-name="T24">El sector público, los proyectos financiados con fondos públicos y aquellos que impliquen a los ciudadanos por ley o de manera que </text:span><text:soft-page-break/><text:span text:style-name="T24">afecte sus derechos fundamentales, deberían usar siempre </text:span><text:span text:style-name="T25">software</text:span><text:span text:style-name="T24"> libre y estándares abiertos.</text:span></text:p>
        </text:list-item>
        <text:list-item>
          <text:p text:style-name="P48"><text:span text:style-name="T24">Cuando no exista una solución libre o estándares abiertos, la Administración Pública competente promove</text:span><text:span text:style-name="T39">rá </text:span><text:span text:style-name="T24">el desarrollo del </text:span><text:span text:style-name="T28">software</text:span><text:span text:style-name="T24"> que sea necesario. Mientras tanto, </text:span><text:span text:style-name="T123">solo</text:span><text:span text:style-name="T24"> deben usarse las soluciones que puedan someterse a una auditoría pública.</text:span></text:p>
        </text:list-item>
        <text:list-item>
          <text:p text:style-name="P57"><text:span text:style-name="T61">Los resultados de desarrollos financiados con dinero público deben ser publicados bajo una licencia de uso y distribución libres y en un entorno que permita el intercambio</text:span><text:span text:style-name="Ref._20_de_20_nota_20_al_20_pie"><text:span text:style-name="T61"><text:note text:id="ftn66" text:note-class="footnote"><text:note-citation>66</text:note-citation><text:note-body><text:p text:style-name="Footnote">Los puntos 1.4, 5 y 6 proceden de la FCF (2010, <text:span text:style-name="T150">p.</text:span>10) por su pertinencia también en nuestro contexto. </text:p></text:note-body></text:note></text:span></text:span><text:span text:style-name="T61">.</text:span></text:p>
        </text:list-item>
      </text:list>
      <text:p text:style-name="P6"><text:span text:style-name="T29">Política 2. </text:span><text:span text:style-name="T24">En busca de la soberanía tecnológica, el Estado ecuatoriano utilizará </text:span><text:span text:style-name="T25">software</text:span><text:span text:style-name="T24"> libre en todos sus ámbitos de acción.</text:span></text:p>
      <text:list xml:id="list6125881323670922631" text:style-name="WW8Num14">
        <text:list-item>
          <text:p text:style-name="P49">Evaluar el impacto y efectividad del Decreto 1014, extendiendo su aplicación a las empresas públicas y diseñando su implementación en sectores clave como la sanidad y la educación.</text:p>
        </text:list-item>
        <text:list-item>
          <text:p text:style-name="P49"><text:span text:style-name="T24">Establecer un plan de migración progresivo para la Administración Pública y asignar su ejecución a la supervisión de una institución responsable de su administración, seguimiento y control, así como de la auditoría del </text:span><text:span text:style-name="T28">software</text:span><text:span text:style-name="T24"> implementado en el Estado ecuatoriano.</text:span></text:p>
        </text:list-item>
        <text:list-item>
          <text:p text:style-name="P49"><text:span text:style-name="T24">Mejorar los criterios de valoración de costes de las adquisiciones del </text:span><text:span text:style-name="T28">software</text:span><text:span text:style-name="T24"> (FCF, 2010, </text:span><text:span text:style-name="T40">p.</text:span><text:span text:style-name="T24">10):</text:span></text:p>
        </text:list-item>
      </text:list>
      <text:list xml:id="list6729136413093215479" text:style-name="L4">
        <text:list-item>
          <text:p text:style-name="P58"><text:span text:style-name="T61">En las compras públicas, evaluar el coste total del uso, incluyendo los costes de dejar de usarlo y de migrar a un </text:span><text:span text:style-name="T64">software</text:span><text:span text:style-name="T61"> alternativo.</text:span></text:p>
        </text:list-item>
        <text:list-item>
          <text:p text:style-name="P58"><text:span text:style-name="T61">La contabilidad pública debería distinguir claramente los costes de las licencias de </text:span><text:span text:style-name="T64">software</text:span><text:span text:style-name="T61">, el mantenimiento, el soporte técnico, y el servicio, desvinculándolos de los del </text:span><text:span text:style-name="T122">hardware</text:span><text:span text:style-name="T61">.</text:span></text:p>
        </text:list-item>
      </text:list>
      <text:list xml:id="list220011544640691" text:continue-list="list6125881323670922631" text:style-name="WW8Num14">
        <text:list-item>
          <text:p text:style-name="P49"><text:soft-page-break/><text:span text:style-name="T24">Seleccionar varias instituciones de la Administración Pública para un programa piloto con evaluación, que contemple términos técnicos pero también de capacitación y sensibilización hacia uso de </text:span><text:span text:style-name="T25">software</text:span><text:span text:style-name="T24"> libre.</text:span></text:p>
        </text:list-item>
        <text:list-item>
          <text:p text:style-name="P49">Mejorar la formación en la apropiación social de tecnologías libres en los distintos niveles educativos, en particular, en la formación superior de los integrantes de departamentos tecnológicos de las instituciones.</text:p>
        </text:list-item>
        <text:list-item>
          <text:p text:style-name="P49"><text:span text:style-name="T24">Crear un grupo de trabajo específico para una implementación progresiva de </text:span><text:span text:style-name="T25">software</text:span><text:span text:style-name="T24"> libre, a fin de gestionar la distribución de las aplicaciones de </text:span><text:span text:style-name="T25">software</text:span><text:span text:style-name="T24"> libre más utilizadas por las Administraciones Públicas.</text:span></text:p>
        </text:list-item>
        <text:list-item>
          <text:p text:style-name="P49"><text:span text:style-name="T24">Fomentar la industria nacional y regional de desarrollo y distribución de </text:span><text:span text:style-name="T25">software</text:span><text:span text:style-name="T24"> libre, de modo que sea posible una mejor adaptación a las necesidades sociales y la sustitución efectiva.</text:span></text:p>
        </text:list-item>
      </text:list>
      <text:p text:style-name="P6"><text:span text:style-name="T29">Política 3</text:span><text:span text:style-name="T31">.</text:span><text:span text:style-name="T30"> </text:span><text:span text:style-name="T24">El Estado generará incentivos para el uso de </text:span><text:span text:style-name="T25">software</text:span><text:span text:style-name="T24"> libre en educación en sus distintos niveles, comprendiendo tanto a las instituciones, como a los estudiantes y docentes.</text:span></text:p>
      <text:list xml:id="list2919581315917200733" text:style-name="WW8Num15">
        <text:list-item>
          <text:p text:style-name="P50"><text:span text:style-name="T24">Realizar campañas de concientización sobre el uso de </text:span><text:span text:style-name="T25">software</text:span><text:span text:style-name="T24"> libre, tales como concursos de </text:span><text:span text:style-name="T25">software</text:span><text:span text:style-name="T24"> libre, ferias tecnológicas, programas de radio y televisión.</text:span></text:p>
        </text:list-item>
        <text:list-item>
          <text:p text:style-name="P50"><text:span text:style-name="T24">Promover la filosofía de </text:span><text:span text:style-name="T25">software</text:span><text:span text:style-name="T24"> libre en el sector educativo, en la Administración Pública y en sectores identificados como </text:span><text:span text:style-name="T45">estratégic</text:span><text:span text:style-name="T24">os. Establecer estrategias pedagógicas diferenciadas para atender la formación desde los niveles educativos básicos </text:span><text:span text:style-name="T40">hasta </text:span><text:span text:style-name="T24">universidades. Especial atención requiere la educación superior en ingeniería de </text:span><text:span text:style-name="T28">software</text:span><text:span text:style-name="T24"> y computación, </text:span><text:span text:style-name="T40">en que </text:span><text:span text:style-name="T24">deberá establecerse un programa formativo especialmente orientado a la capacitación en </text:span><text:span text:style-name="T25">software</text:span><text:span text:style-name="T24"> libre. </text:span><text:span text:style-name="T40">Estos contenidos se reflejarán </text:span><text:span text:style-name="T24">tanto en el uso obligatorio de entornos de desarrollo, programas y sistemas operativos libres, como en materias específicas como modelos de </text:span><text:soft-page-break/><text:span text:style-name="T24">producción de </text:span><text:span text:style-name="T28">software</text:span><text:span text:style-name="T24">, ingeniería de </text:span><text:span text:style-name="T28">software</text:span><text:span text:style-name="T24">, administración de sistemas, documentación, etc.</text:span></text:p>
        </text:list-item>
        <text:list-item>
          <text:p text:style-name="P50"><text:span text:style-name="T24">Establecer laboratorios de pruebas en </text:span><text:span text:style-name="T25">software</text:span><text:span text:style-name="T24"> libre. Deberá estar conformado por integrantes de comunidades y grupos activos en cada una de las aplicaciones valoradas, expertos en FLOSS, universidades y centros de investigación. Esos laboratorios servir</text:span><text:span text:style-name="T41">án como </text:span><text:span text:style-name="T24">espacios </text:span><text:span text:style-name="T41">de </text:span><text:span text:style-name="T24">generación de contenidos para formación presencial y a distancia, así como para valorar aplicaciones con </text:span><text:span text:style-name="T25">software</text:span><text:span text:style-name="T24"> libre para su uso en entidades públicas y para la ciudadanía.</text:span></text:p>
        </text:list-item>
      </text:list>
      <text:p text:style-name="P6"><text:span text:style-name="T29">Política 4. </text:span><text:span text:style-name="T24">El Estado impulsará procesos de promoción, difusión, formación, investigación, desarrollo y uso de </text:span><text:span text:style-name="T25">software</text:span><text:span text:style-name="T24"> libre de forma masiva en Ecuador.</text:span></text:p>
      <text:list xml:id="list4740862187000814108" text:style-name="WW8Num16">
        <text:list-item>
          <text:p text:style-name="P51"><text:span text:style-name="T21">Impulsar que Yachay, ciudad del conocimiento, aborde el debate sobre los problemas de dependencia tecnológica en el Ecuador a través de la implementación de </text:span><text:span text:style-name="T25">software</text:span><text:span text:style-name="T24"> libre</text:span><text:span text:style-name="T21"> y el debate necesario en torno a la dependencia de tecnologías propietarias. Para mantener la coherencia con el PNBV, esta nueva universidad deber</text:span><text:span text:style-name="T23">á</text:span><text:span text:style-name="T21"> concentrarse en la formación y en la búsqueda de desarrolladores de </text:span><text:span text:style-name="T25">software</text:span><text:span text:style-name="T24"> libre</text:span><text:span text:style-name="T21"> en el mundo del trabajo nacional e internacional, quienes conjuntamente con talentos jóvenes busquen soluciones a dichos problemas.</text:span></text:p>
        </text:list-item>
        <text:list-item>
          <text:p text:style-name="P51">Evaluar el nivel de conocimiento técnico en usuarios finales y equipos técnicos dentro de las instituciones públicas.</text:p>
        </text:list-item>
        <text:list-item>
          <text:p text:style-name="P59"><text:span text:style-name="T61">Formación masiva de corto plazo y alto impacto, previo a los planes progresivos de migración</text:span><text:span text:style-name="Ref._20_de_20_nota_20_al_20_pie"><text:span text:style-name="T61"><text:note text:id="ftn67" text:note-class="footnote"><text:note-citation>67</text:note-citation><text:note-body><text:p text:style-name="Footnote">En este sentido, la plataforma de educación masiva on line (MOOC, por sus siglas en inglés) desarrollada con <text:span text:style-name="T120">software</text:span> libre por parte de miembros del equipo Buen Conocer / FLOK Society en el IAEN puede ser un instrumento notable, como se muestra en el documento sobre recursos educativos abiertos de este mismo proyecto (Vila-<text:span text:style-name="T151">Viñas</text:span> <text:span text:style-name="T8">et al</text:span>., 201<text:span text:style-name="T158">5</text:span>).</text:p></text:note-body></text:note></text:span></text:span><text:span text:style-name="T61">.</text:span></text:p>
        </text:list-item>
        <text:list-item>
          <text:p text:style-name="P59"><text:soft-page-break/><text:span text:style-name="T61">Introducir criterios de producción de </text:span><text:span text:style-name="T63">software</text:span><text:span text:style-name="T61"> libre en las convocatorias de investigación</text:span><text:span text:style-name="Ref._20_de_20_nota_20_al_20_pie"><text:span text:style-name="T61"><text:note text:id="ftn68" text:note-class="footnote"><text:note-citation>68</text:note-citation><text:note-body><text:p text:style-name="Footnote">Puede profundizarse en recomendaciones de este orden en el documen<text:span text:style-name="T151">t</text:span>o de ciencia del proyecto FLOK (Barandiaran <text:span text:style-name="T120">et al</text:span>., 2015).</text:p></text:note-body></text:note></text:span></text:span><text:span text:style-name="T61">, así como líneas preferentes con este objeto.</text:span></text:p>
        </text:list-item>
      </text:list>
      <text:p text:style-name="P6"><text:span text:style-name="T29">Política 5</text:span><text:span text:style-name="T31">.</text:span><text:span text:style-name="T24"> Ciberseguridad. Establecer unas políticas en la materia a la altura de los desafíos de este siglo. (sección 3.1; Rodríguez, 2014):</text:span></text:p>
      <text:list xml:id="list7380387562483571750" text:style-name="WW8Num17">
        <text:list-item>
          <text:p text:style-name="P52"><text:span text:style-name="T151">P</text:span>rotección de infraestructura crítica para Internet. Las leyes deben permitir establecer sistemas blindados de tecnología de modo que no <text:span text:style-name="T151">sea posible ningún </text:span>tipo de espionaje.</text:p>
        </text:list-item>
        <text:list-item>
          <text:p text:style-name="P52"><text:span text:style-name="T151">P</text:span>rotección de metadatos. La información sobre las comunicaciones, llamada metadatos o información sin contenido, debería ser tan privada como el contenido de las comunicaciones.</text:p>
        </text:list-item>
        <text:list-item>
          <text:p text:style-name="P52">Definición de vigilancia de las comunicaciones. Los países no deberían ser capaces de pasar por alto las protecciones de seguridad sobre la base de definiciones arbitrarias.</text:p>
        </text:list-item>
        <text:list-item>
          <text:p text:style-name="P52">Combatir una cultura de ley secreta. Ningún país debe adoptar o implementar una práctica de vigilancia sin que la ley pública defina sus límites.</text:p>
        </text:list-item>
        <text:list-item>
          <text:p text:style-name="P52"><text:span text:style-name="T151">P</text:span>rotección del acceso a través de las fronteras. Los <text:span text:style-name="T151">Estados</text:span> no deberían pasar por alto las protecciones de privacidad, confiando en convenios secretos de intercambio de datos informales con países extranjeros o compañías internacionales privadas.</text:p>
        </text:list-item>
      </text:list>
      <text:list xml:id="list220012278791362" text:continue-list="list220011802412166" text:style-name="Outline">
        <text:list-item>
          <text:h text:style-name="P63" text:outline-level="1"><text:bookmark-start text:name="__RefHeading__6021_1057243050"/>Referencias<text:bookmark-end text:name="__RefHeading__6021_1057243050"/></text:h>
        </text:list-item>
      </text:list>
      <text:p text:style-name="P32">Adamson, G. (2010, septiembre 29). Richard Stallman and the free software movement | Green Left Weekly. Recuperado a partir de https://www.greenleft.org.au/node/45532.</text:p>
      <text:p text:style-name="P32"><text:span text:style-name="T152">AGID, </text:span>Agenzia per l’Italia Digitale. (2014). Circolare 6 dicembre 2013 n.63. Linee guida per la valutazione comparativa prevista dall’art. 68 del D.L gs. 7 marzo 2005, n. 82 «Codice dell’Amministrazione digitale». Presidenza del Consiglio dei Ministri. <text:soft-page-break/>Recuperado a partir de http://www.agid.gov.it/sites/default/files/linee_guida/circolare_agid_63-2013_linee_guida_art_68_del_cad_ver_13_b.pdf.</text:p>
      <text:p text:style-name="P32">Assange, J. (2014, abril 10). Flujos de información y poder. Recuperado a partir de http://alainet.org/active/72918.</text:p>
      <text:p text:style-name="P31">Barandiaran, X. E., Araya, D., &amp; Vila-Viñas, D. (2015). Ciencia: investigación participativa, colaborativa y abierta. En D. Vila-Viñas &amp; X. E. Barandiaran (Eds.), <text:span text:style-name="T8">Buen Conocer – FLOK Society. Modelos sostenibles y políticas públicas para una economía social del conocimiento común y abierto en el Ecuador</text:span>. Quito: IAEN - CIESPAL. Recuperado a partir de http://book.floksociety.org/ec/1/1-2-ciencia-investigacion-colaborativa-participativa-y-abierta.</text:p>
      <text:p text:style-name="P32">Benkler, H., &amp; Nissembaum, H. (2006). Commons-based Peer Production and Virtue. <text:span text:style-name="T7">The Journal of Political Philosophy</text:span><text:span text:style-name="T3">, </text:span><text:span text:style-name="T7">14</text:span><text:span text:style-name="T3">(4), 394-419.</text:span></text:p>
      <text:p text:style-name="P32"><text:span text:style-name="T3">Benkler, Y. (2006). </text:span><text:span text:style-name="T7">The wealth of networks: How social production transforms markets and freedom</text:span><text:span text:style-name="T3">. New Haven: Yale University Press.</text:span></text:p>
      <text:p text:style-name="P32"><text:span text:style-name="T3">Berardi, F. (2003). </text:span><text:span text:style-name="T7">La fábrica de la infelicidad. Nuevas formas de trabajo y movimiento global</text:span><text:span text:style-name="T3">. Madrid: Traficantes de Sueños. Recuperado a partir de http://www.traficantes.net/libros/la-fabrica-de-la-infelicidad.</text:span></text:p>
      <text:p text:style-name="P30">Bonifaz, R. (2008a, abril 1). OOXML Aprobado :(. Recuperado a partir de http://rafael.bonifaz.ec/blog/2008/04/ooxml-aprobado/.</text:p>
      <text:p text:style-name="P30">Bonifaz, R. (2008b, abril 7). Asamblea de ASLE en Cuenca 2008. Recuperado a partir de http://rafael.bonifaz.ec/blog/2008/04/asamblea-de-asle-en-cuenca-2008/.</text:p>
      <text:p text:style-name="P30">Bonifaz, R., &amp; Mendieta, E. (2008, diciembre 12). Historia sobre la reunión de Stallman y Correa (2 años). Recuperado a partir de http://rafael.bonifaz.ec/blog/2008/12/historia-sobre-la-reunion-de-stallman-y-correa/.</text:p>
      <text:p text:style-name="P30">Chausson, C. (2009, junio 20). Linux à Munich : le projet pédale dans la choucroute. Recuperado a partir de http://www.lemagit.fr/actualites/2240198967/Linux-a-Munich-le-projet-pedale-dans-la-choucroute.</text:p>
      <text:p text:style-name="P30">Corredoira, L. (2014, febrero 2). Cyberlaw Clinic - Observatorio TICs - UCM - Para entender el caso Snowden y Espionaje NSA (I). Recuperado a partir de http://cyberlaw.ucm.es/30-observatorio-tics/230-para-entender-el-caso-snowden-y-espionaje-nsa-i.html.</text:p>
      <text:p text:style-name="P30">Cueva, J. d. la. (2012, junio 21). Software libre, ciudadanía virtuosa y democracia | Derecho de Internet. Recuperado a partir de http://www.derecho-internet.org/node/577.</text:p>
      <text:p text:style-name="P32"><text:span text:style-name="T152">Dafermos, G. (2015). Fabricación: diseño abierto y fabricación distribuida. En D. Vila-Viñas &amp; X. E. Barandiaran (Eds.), </text:span><text:span text:style-name="T16">Buen Conocer - FLOK Society. Modelos sostenibles y políticas públicas para una economía social del conocimiento común y abierto en el Ecuador</text:span><text:span text:style-name="T152">. Quito: IAEN - CIESPAL. Recuperado a partir de http://book.floksociety.org/ec/2/2-3-fabricacion-diseno-abierto-y-fabricacion-distribuida.</text:span></text:p>
      <text:p text:style-name="P32"><text:span text:style-name="T3">Daffara, C., Velardo, M., Ramsamy, P., &amp; Domínguez, M. (2013). </text:span><text:span text:style-name="T7">Impacto de la reutilización del software de fuentes abiertas en la Economía</text:span><text:span text:style-name="T3"> (Dossier). CENATIC. Recuperado a partir de http://observatorio.cenatic.es/index.php?option=com_content&amp;view=article&amp;id=810:dossier-cenatic-impacto-de-la-reutilizacion-del-software-de-fuentes-abiertas-en-la-economia&amp;catid=94:tecnologia&amp;Itemid=137.</text:span></text:p>
      <text:p text:style-name="P30"><text:span text:style-name="T152">DISIC, </text:span>Department of Interministerial Systems Information and Communication. (2012). <text:soft-page-break/>French Prime Minister instructions on the usage of Free Software in the French administration. Recuperado a partir de http://www.april.org/sites/default/files/20130319-ayrault-memorandum-english-translation.pdf.</text:p>
      <text:p text:style-name="P30">Free Culture Forum. (2010). Carta para la Innovación, la Creatividad y el Acceso al Conocimiento. Los derechos de ciudadanos y artistas en la era digital. Barcelona Foro de Cultura. Recuperado a partir de http://fcforum.net/files/Carta-larga-2.0.1.pdf.</text:p>
      <text:p text:style-name="P30">Free Software Foundation Europe (FSFE). (<text:span text:style-name="T152">2014</text:span>). Italy puts Free Software first in public sector. Recuperado 19 de marzo de 2015, a partir de http://fsfe.org/news/2014/news-20140116-01.en.html.</text:p>
      <text:p text:style-name="P30">Free Software Foundation (FSF). (1996). ¿Qué es el software libre? Recuperado 19 de marzo de 2015, a partir de https://www.gnu.org/philosophy/free-sw.es.html.</text:p>
      <text:p text:style-name="P30">Galli, R. (2013, diciembre 26). La pose, o ignorancia, de usar «open source» en castellano. Recuperado a partir de https://gallir.wordpress.com/2013/12/26/la-pose-o-ignorancia-de-usar-open-source-en-castellano/.</text:p>
      <text:p text:style-name="P30">González, M. (2013, junio 9). PRISM: cronología, qué es y qué explicaciones han dado los implicados. Recuperado a partir de http://www.genbeta.com/seguridad/prism-cronologia-que-es-y-que-explicaciones-han-dado-los-implicados.</text:p>
      <text:p text:style-name="P30">Gutiérrez, B. (2012, enero 23). Los hackers son los científicos de la nueva Ilustración. Recuperado a partir de http://blogs.20minutos.es/codigo-abierto/2012/01/23/el-estado-nacion-es-torpe-burocratico-y-homogenizador/.</text:p>
      <text:p text:style-name="P28">Heath, N. (2013, noviembre 18). How Munich rejected Steve Ballmer and kicked Microsoft out of the city - Feature. Recuperado 19 de marzo de 2015, a partir de http://www.techrepublic.com/article/how-munich-rejected-steve-ballmer-and-kicked-microsoft-out-of-the-city/.</text:p>
      <text:p text:style-name="P32"><text:span text:style-name="T3">Heinz, F. (2012). Public Administration Needs Free Software. En D. Bollier &amp; S. Helfrich (Eds.), </text:span><text:span text:style-name="T7">The Wealth of the Commons: A World Beyond Market and State</text:span><text:span text:style-name="T3">. Levellers Press. Recuperado a partir de http://wealthofthecommons.org/essay/public-administration-needs-free-software.</text:span></text:p>
      <text:p text:style-name="P28">Kehrer, A. (2013, noviembre 23). Linux brings over €10 million savings for Munich. Recuperado a partir de http://www.h-online.com/open/news/item/Linux-brings-over-EUR10-million-savings-for-Munich-1755802.html.</text:p>
      <text:p text:style-name="P33"><text:span text:style-name="T87">KEI, </text:span><text:span text:style-name="T83">Knowledge Ecology International. (2005, mayo 10). Proposal for Treaty of Access to Knowledge (draft). Recuperado a partir de http://keionline.org/content/view/235/1.</text:span></text:p>
      <text:p text:style-name="P32"><text:span text:style-name="T6">Lazalde, A., Torres, J., &amp; Vila-Viñas, D. (2015). Hardware: ecosistemas de innovación y producción basados en hardware libre. En D. Vila-Viñas &amp; X. E. Barandiaran (Eds.), </text:span><text:span text:style-name="T15">Buen Conocer - FLOK Society</text:span><text:span text:style-name="T6">. Quito, Ecuador: IAEN - CIESPAL. Recuperado a partir de http://book.floksociety.org/ec/4/4-1-hardware-ecosistemas-de-innovacion-y-produccion-basados-en-hardware-libre.</text:span></text:p>
      <text:p text:style-name="P32"><text:span text:style-name="T3">Mannila, M. (2005). Free and Open Source Software. Approaches in Brazil and Argentina. </text:span><text:span text:style-name="T7">Hyper Medialab</text:span><text:span text:style-name="T3">, </text:span><text:span text:style-name="T7">Working Paper 5</text:span><text:span text:style-name="T3">, 29.</text:span></text:p>
      <text:p text:style-name="P30">Masse, E. (2014, mayo 26). TTIP: The Lobby plague is coming. Recuperado a partir de https://www.accessnow.org/blog/2014/05/26/ttip-the-lobby-plague-is-coming.</text:p>
      <text:p text:style-name="P32"><text:span text:style-name="T3">Moglen, E. (2004). Freeing the mind: Free software and the death of proprietary culture. </text:span><text:span text:style-name="T7">Maine Law Review</text:span><text:span text:style-name="T3">, </text:span><text:span text:style-name="T7">56</text:span><text:span text:style-name="T3">(1), 1–12.</text:span></text:p>
      <text:p text:style-name="P30"><text:soft-page-break/>Netcraft. (2013). June 2013 Web Server Survey. Recuperado 19 de marzo de 2015, a partir de http://news.netcraft.com/archives/2013/06/06/june-2013-web-server-survey-3.html.</text:p>
      <text:p text:style-name="P32"><text:span text:style-name="T3">Paiva, E. (2009). Use of Open Source Software by the Brazilian Government. </text:span><text:span text:style-name="T7">Open Source Business Resource</text:span><text:span text:style-name="T3">, (May 2009).</text:span></text:p>
      <text:p text:style-name="P32"><text:span text:style-name="T3">Rai, G. (2011). </text:span><text:span text:style-name="T7">National Cyber Security Policy</text:span><text:span text:style-name="T3">. India: Department of Information Technology. Ministry of Communications and Information Technology. Government of India.</text:span></text:p>
      <text:p text:style-name="P30">Ramírez Martinell, A. (2013, julio). ¿Qué es Software Libre? Recuperado a partir de http://sg.com.mx/revista/40/%C2%Bfqu%C3%A9-es-software-libre#.VQpPI2YZL9I.</text:p>
      <text:p text:style-name="P32"><text:span text:style-name="T3">Raymond, E. (1999). The cathedral and the bazaar. </text:span><text:span text:style-name="T7">Knowledge, Technology &amp; Policy</text:span><text:span text:style-name="T3">, </text:span><text:span text:style-name="T7">12</text:span><text:span text:style-name="T3">(3), 23-49. http://doi.org/10.1007/s12130-999-1026-0.</text:span></text:p>
      <text:p text:style-name="P30">Restakis, J. (2014). Public Policy for Partner State. IAEN. Recuperado a partir de http://floksociety.org/docs/Ingles/3/3.4.pdf.</text:p>
      <text:p text:style-name="P30">Restakis, J., Araya, D., &amp; Calderón, M. J. (2014). ICT, Open Government and Civil Society. IAEN. Recuperado a partir de http://floksociety.org/docs/Ingles/3/3.3.pdf.</text:p>
      <text:p text:style-name="P32"><text:span text:style-name="T3">Rifkin, J. (2000). </text:span><text:span text:style-name="T7">The Age Of Access: The New Culture of Hypercapitalism, Where All of Life is a Paid-For Experience</text:span><text:span text:style-name="T3">. NY: Putnam.</text:span></text:p>
      <text:p text:style-name="P30">Rodriguez, K. (2014, marzo 10). EFF to the United Nations: Protect Individuals Right to Privacy in The Digital Age. Recuperado a partir de https://www.eff.org/deeplinks/2014/02/eff-un.</text:p>
      <text:p text:style-name="P30">Stallman, R. M. (2012). Why Open Source misses the point of Free Software. Recuperado a partir de https://www.gnu.org/philosophy/open-source-misses-the-point.en.html.</text:p>
      <text:p text:style-name="P30">Stefan, T. (2012). Net Profit Percentage Goals of Any Business. Recuperado a partir de http://smallbusiness.chron.com/net-profit-percentage-goals-business-23447.html.</text:p>
      <text:p text:style-name="P29">Torres, J. (2014a). Free Software (v0.1). FLOK policy paper 4.2. Recuperado a partir de https://floksociety.co-ment.com/text/pW2QAIp4w79/view/.</text:p>
      <text:p text:style-name="P29">Torres, J. (2014b). Software libre (v0.1). Documento FLOK de política pública 4.2. Recuperado a partir de https://floksociety.co-ment.com/text/Sn3irBiqjIB/view/.</text:p>
      <text:p text:style-name="P32"><text:span text:style-name="T3">Torres, J., &amp; Vila-Viñas, D. (2015). Conectividad: Accesibilidad, soberanía y autogestión de las infraestructuras de comunicación. En </text:span><text:span text:style-name="T7">Buen Conocer - FLOK Society. Modelos sostenibles y políticas públicas para una economía social del conocimiento común y abierto en el Ecuador</text:span><text:span text:style-name="T3">. Quito, Ecuador: IAEN-CIESPAL. Recuperado a partir de http://book.floksociety.org/ec/4/4-3-conectividad-acceso-soberania-y-autogestion-de-infraestructuras-de-comunicacion/.</text:span></text:p>
      <text:p text:style-name="P29">Torres, R. M. (2013, diciembre 3). Software libre en el Ecuador: palabras y hechos. Recuperado a partir de http://lalineadefuego.info/2013/12/03/software-libre-en-el-ecuador-palabras-y-hechos-por-rosa-maria-torres/.</text:p>
      <text:p text:style-name="P30">Troiano, G. (2013, noviembre 11). Free software and comparative evaluation in the Italian Public Administration. Recuperado a partir de http://opensource.com/government/13/11/free-open-source-italian-public-administration.</text:p>
      <text:p text:style-name="P32"><text:span text:style-name="T3">Vaca Vera, K. (2010, octubre). </text:span><text:span text:style-name="T7">La comunidad de software libre en el Ecuador : discursos y prácticas</text:span><text:span text:style-name="T3"> (Tesis de maestría). FLACSO Ecuador, Quito. Recuperado a partir de http://repositorio.flacsoandes.edu.ec/handle/10469/5433.</text:span></text:p>
      <text:p text:style-name="P30">Vanheuverswyn, M. (2007, septiembre 24). The problem with the computer industry under capitalism - Free Software the answer? Recuperado a partir de http://www.marxist.com/computer-industry-capitalism-free-software240907.htm.</text:p>
      <text:p text:style-name="P33"><text:soft-page-break/><text:span text:style-name="T83">Vidal, M. (2000). Cooperación sin mando: una introducción al software libre. </text:span><text:span text:style-name="T56">Biblioweb de Sindominio(copyleft)(Telematica)</text:span><text:span text:style-name="T83">. Recuperado a partir de http://www.sindominio.net/biblioweb/telematica/softlibre/sl.pdf.</text:span></text:p>
      <text:p text:style-name="P32"><text:span text:style-name="T3">Vila-Viñas, D., Araya, D., &amp; Bouchard, P. (2015). Educación: recursos educativos abiertos. En D. Vila-Viñas &amp; X. E. Barandiaran (Eds.), </text:span><text:span text:style-name="T14">Buen Conocer - FLOK Society. Modelos sostenibles y políticas públicas para una economía social del conocimiento común y abierto en el Ecuador</text:span><text:span text:style-name="T3">. Quito: IAEN - CIESPAL. Recuperado a partir de http://book.floksociety.org/ec/1/1-1-educacion-recursos-educativos-abiertos.</text:span></text:p>
      <text:p text:style-name="P30">Wayer, F. (2014, enero 5). Uruguay pone el ejemplo con la ley de software libre y formatos abiertos. Recuperado a partir de http://pulso-ciudadano.com/uruguay-pone-el-ejemplo-con-la-ley-de-software-libre-y-formatos-abiertos/.</text:p>
      <text:p text:style-name="P33"><text:span text:style-name="T86">Willis, D., &amp; Miller, C. C. (2014, septiembre 24). Tech Firms and Lobbyists: Now Intertwined, but Not Eager to Reveal It. </text:span><text:span text:style-name="T59">The New York Times</text:span><text:span text:style-name="T86">. Recuperado a partir de http://www.nytimes.com/2014/09/25/upshot/tech-firms-and-lobbyists-now-intertwined-but-not-eager-to-reveal-it.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OpenSymbol2" svg:font-family="OpenSymbol, 'Arial Unicode MS'"/>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4" svg:font-family="'Gentium Basic'" style:font-pitch="variable"/>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Symbol1" svg:font-family="Symbol" style:font-pitch="variable"/>
    <style:font-face style:name="Symbol" svg:font-family="Symbol"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Verdana1" svg:font-family="Verdan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Nimbus Roman No9 L" fo:font-family="'Nimbus Roman No9 L'"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56cm" loext: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language="es" fo:country="ES"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499cm" fo:margin-right="0cm" fo:text-align="justify" style:justify-single-word="false" fo:hyphenation-ladder-count="no-limit" fo:text-indent="-0.499cm"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4cm" fo:margin-bottom="0.101cm" loext: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language="es" fo:country="ES"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1.016cm" fo:margin-right="1.016cm" fo:margin-top="0cm" fo:margin-bottom="0.4cm" loext:contextual-spacing="false" fo:text-align="center" style:justify-single-word="false" fo:text-indent="0cm"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762cm" fo:margin-right="0.762cm" fo:margin-top="0.965cm" fo:margin-bottom="0.508cm" loext:contextual-spacing="false" fo:text-align="center" style:justify-single-word="false" fo:orphans="2" fo:widows="2" fo:hyphenation-ladder-count="no-limit" fo:text-indent="0cm" style:auto-text-indent="false" style:page-number="auto"/>
      <style:text-properties fo:font-variant="small-caps" style:font-name="Gentium Basic" fo:font-family="'Gentium Basic'" style:font-style-name="Regular" style:font-pitch="variable" fo:font-size="125%" fo:language="es" fo:country="ES"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762cm" fo:margin-bottom="0.406cm" loext:contextual-spacing="false" fo:hyphenation-ladder-count="no-limit" style:page-number="auto"/>
      <style:text-properties style:font-name="Gentium Basic" fo:font-family="'Gentium Basic'" style:font-style-name="Regular" style:font-pitch="variable" fo:font-size="15pt" fo:language="es" fo:country="ES"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499cm" fo:margin-right="0cm" fo:margin-top="0.102cm" fo:margin-bottom="0cm" loext:contextual-spacing="false" fo:text-align="start" style:justify-single-word="false" fo:hyphenation-ladder-count="no-limit" fo:text-indent="-0.499cm" style:auto-text-indent="false" style:page-number="auto" text:number-lines="false" text:line-number="0"/>
      <style:text-properties style:font-name="Gentium Basic" fo:font-family="'Gentium Basic'" style:font-style-name="Regular" style:font-pitch="variable" fo:font-size="9pt" fo:language="es" fo:country="ES"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965cm" fo:margin-bottom="0.508cm" loext:contextual-spacing="false" fo:text-align="center" style:justify-single-word="false" text:number-lines="false" text:line-number="0"/>
      <style:text-properties fo:font-variant="small-caps" style:font-name="Gentium Basic" fo:font-family="'Gentium Basic'" style:font-style-name="Regular" style:font-pitch="variable" fo:font-size="16pt" fo:language="es" fo:country="ES"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051cm" loext:contextual-spacing="false" fo:text-indent="0cm" style:auto-text-indent="false">
        <style:tab-stops>
          <style:tab-stop style:position="16.999cm" style:type="right" style:leader-style="dotted" style:leader-text="."/>
        </style:tab-stops>
      </style:paragraph-properties>
      <style:text-properties style:font-name="Gentium Basic" fo:font-family="'Gentium Basic'" style:font-style-name="Regular" style:font-pitch="variable" fo:language="es" fo:country="ES"/>
    </style:style>
    <style:style style:name="Contents_20_2" style:display-name="Contents 2" style:family="paragraph" style:parent-style-name="Index" style:class="index" style:master-page-name="">
      <style:paragraph-properties fo:margin-left="0.499cm" fo:margin-right="0cm" fo:margin-top="0cm" fo:margin-bottom="0.051cm" loext:contextual-spacing="false" fo:text-indent="0cm" style:auto-text-indent="false" style:page-number="auto">
        <style:tab-stops>
          <style:tab-stop style:position="16.499cm" style:type="right" style:leader-style="dotted" style:leader-text="."/>
        </style:tab-stops>
      </style:paragraph-properties>
      <style:text-properties style:font-name="Gentium Basic" fo:font-family="'Gentium Basic'" style:font-style-name="Regular" style:font-pitch="variable" fo:font-size="10.5pt" fo:language="es" fo:country="ES"/>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style:font-name="Gentium Basic" fo:font-family="'Gentium Basic'" style:font-style-name="Regular" style:font-pitch="variable" fo:language="es" fo:country="ES" style:font-size-asian="10.5pt"/>
    </style:style>
    <style:style style:name="Quotations" style:family="paragraph" style:parent-style-name="Text_20_body" style:class="html" style:master-page-name="">
      <style:paragraph-properties fo:margin-left="1cm" fo:margin-right="1cm" fo:margin-top="0cm" fo:margin-bottom="0.499cm" loext:contextual-spacing="false" fo:line-height="115%" fo:text-align="justify" style:justify-single-word="false" fo:hyphenation-ladder-count="no-limit" fo:text-indent="0cm" style:auto-text-indent="false" style:page-number="auto"/>
      <style:text-properties fo:font-size="10.5pt" fo:language="es" fo:country="ES"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813cm" fo:margin-right="0cm" fo:margin-top="0.102cm" fo:margin-bottom="0cm" loext:contextual-spacing="false" fo:line-height="100%" fo:text-align="start" style:justify-single-word="false" fo:text-indent="-0.813cm" style:auto-text-indent="false" style:page-number="auto">
        <style:tab-stops/>
      </style:paragraph-properties>
      <style:text-properties style:font-name="Gentium Basic" fo:font-family="'Gentium Basic'" style:font-style-name="Regular" style:font-pitch="variable" fo:font-size="10pt" fo:language="es" fo:country="ES"/>
    </style:style>
    <style:style style:name="Heading_20_3" style:display-name="Heading 3" style:family="paragraph" style:parent-style-name="Heading" style:next-style-name="Text_20_body" style:default-outline-level="3" style:list-style-name="Outline" style:class="text">
      <style:paragraph-properties fo:margin-top="0.66cm" fo:margin-bottom="0.356cm" loext:contextual-spacing="false"/>
      <style:text-properties style:font-name="Gentium Basic1" fo:font-family="'Gentium Basic'" style:font-style-name="Bold" style:font-pitch="variable" fo:font-size="12pt" fo:language="es" fo:country="ES"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language="es" fo:country="ES"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Gentium Basic" fo:font-family="'Gentium Basic'" style:font-style-name="Regular" style:font-pitch="variable" fo:font-size="10pt" fo:language="es" fo:country="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text-properties fo:language="es" fo:country="E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 fo:font-family="'Liberation Serif'" fo:font-size="12pt" fo:font-weight="normal"/>
    </style:style>
    <style:style style:name="Quotation" style:family="paragraph" style:parent-style-name="Normal">
      <style:paragraph-properties fo:margin-top="0.353cm" fo:margin-bottom="0.353cm" loext: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cm" fo:margin-bottom="0.965cm" loext:contextual-spacing="false" fo:text-align="center" style:justify-single-word="false" style:page-number="auto"/>
      <style:text-properties fo:font-size="10pt" style:font-size-asian="10.5pt"/>
    </style:style>
    <style:style style:name="figures" style:family="paragraph" style:parent-style-name="Text_20_body">
      <style:text-properties fo:font-size="10.5pt" fo:language="es" fo:country="ES" fo:font-style="italic"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text-properties fo:language="es" fo:country="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text-properties fo:language="es" fo:country="ES"/>
    </style:style>
    <style:style style:name="List_20_Contents" style:display-name="List Contents" style:family="paragraph" style:parent-style-name="Standard" style:class="html">
      <style:paragraph-properties fo:margin-left="1cm" fo:margin-right="0cm" fo:text-indent="0cm" style:auto-text-indent="false"/>
      <style:text-properties fo:language="es" fo:country="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language="es" fo:country="ES"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graphic-properties draw:fill="solid" draw:fill-color="#e6e6e6"/>
      <style:paragraph-properties fo:margin-left="0.762cm" fo:margin-right="0.762cm" fo:line-height="100%" fo:text-indent="0cm" style:auto-text-indent="false" style:page-number="auto" fo:background-color="#e6e6e6" fo:padding="0.203cm"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305cm" fo:margin-bottom="0.305cm" loext:contextual-spacing="false" style:page-number="auto"/>
      <style:text-properties style:font-name="Gentium Basic2" fo:font-family="'Gentium Basic'" style:font-style-name="Italic" style:font-pitch="variable" fo:font-size="10.5pt" fo:language="es" fo:country="ES" fo:font-style="normal"/>
    </style:style>
    <style:style style:name="Frame_20_contents" style:display-name="Frame contents" style:family="paragraph" style:parent-style-name="Standard" style:class="extra"/>
    <style:style style:name="autoria-marca" style:family="paragraph" style:parent-style-name="Subtitle" style:class="text">
      <style:text-properties fo:font-style="normal" style:font-size-asian="10.5pt"/>
    </style:style>
    <style:style style:name="Table" style:family="paragraph" style:parent-style-name="Caption" style:class="extra"/>
    <style:style style:name="version" style:family="paragraph" style:parent-style-name="fecha">
      <style:paragraph-properties fo:margin-top="0cm" fo:margin-bottom="0.102cm" loext:contextual-spacing="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section-id" style:family="paragraph" style:parent-style-name="version"/>
    <style:style style:name="seccion-id" style:family="paragraph" style:parent-style-name="Text_20_body" style:master-page-name="">
      <style:paragraph-properties fo:margin-top="0cm" fo:margin-bottom="0.101cm" loext: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autospace="none"/>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RTF_5f_Num_20_2_20_1" style:display-name="RTF_Num 2 1"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language="en" fo:country="GB"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Cita1" style:family="text">
      <style:text-properties fo:font-style="italic" style:font-style-asian="italic" style:font-style-complex="italic"/>
    </style:style>
    <style:style style:name="WW8Num12z0" style:family="text">
      <style:text-properties fo:language="es" fo:country="VE" fo:font-style="normal" fo:font-weight="normal" style:font-style-asian="normal" style:font-weight-asian="normal" style:font-style-complex="normal" style:font-weight-complex="normal"/>
    </style:style>
    <style:style style:name="WW8Num12z1" style:family="text"/>
    <style:style style:name="WW8Num12z2" style:family="text"/>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fo:language="es" fo:country="V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es" fo:country="V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es" fo:country="V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s" fo:country="EC"/>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draw:shadow-opacity="100%"/>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889cm"/>
      </text:outline-level-style>
      <text:outline-level-style text:level="3" text:style-name="Numbering_20_Symbols" style:num-suffix=") " style:num-format="a">
        <style:list-level-properties text:min-label-width="0.508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635cm" text:min-label-width="0.635cm"/>
        <style:text-properties style:font-name="StarSymbol"/>
      </text:list-level-style-bullet>
      <text:list-level-style-bullet text:level="2" text:style-name="RTF_5f_Num_20_2_20_2" text:bullet-char="○">
        <style:list-level-properties text:space-before="1.27cm" text:min-label-width="0.635cm"/>
        <style:text-properties style:font-name="StarSymbol"/>
      </text:list-level-style-bullet>
      <text:list-level-style-bullet text:level="3" text:style-name="RTF_5f_Num_20_2_20_3" text:bullet-char="■">
        <style:list-level-properties text:space-before="1.905cm" text:min-label-width="0.635cm"/>
        <style:text-properties style:font-name="StarSymbol"/>
      </text:list-level-style-bullet>
      <text:list-level-style-bullet text:level="4" text:style-name="RTF_5f_Num_20_2_20_4" text:bullet-char="●">
        <style:list-level-properties text:space-before="2.54cm" text:min-label-width="0.635cm"/>
        <style:text-properties style:font-name="StarSymbol"/>
      </text:list-level-style-bullet>
      <text:list-level-style-bullet text:level="5" text:style-name="RTF_5f_Num_20_2_20_5" text:bullet-char="○">
        <style:list-level-properties text:space-before="3.175cm" text:min-label-width="0.635cm"/>
        <style:text-properties style:font-name="StarSymbol"/>
      </text:list-level-style-bullet>
      <text:list-level-style-bullet text:level="6" text:style-name="RTF_5f_Num_20_2_20_6" text:bullet-char="■">
        <style:list-level-properties text:space-before="3.81cm" text:min-label-width="0.635cm"/>
        <style:text-properties style:font-name="StarSymbol"/>
      </text:list-level-style-bullet>
      <text:list-level-style-bullet text:level="7" text:style-name="RTF_5f_Num_20_2_20_7" text:bullet-char="●">
        <style:list-level-properties text:space-before="4.445cm" text:min-label-width="0.635cm"/>
        <style:text-properties style:font-name="StarSymbol"/>
      </text:list-level-style-bullet>
      <text:list-level-style-bullet text:level="8" text:style-name="RTF_5f_Num_20_2_20_8" text:bullet-char="○">
        <style:list-level-properties text:space-before="5.08cm" text:min-label-width="0.635cm"/>
        <style:text-properties style:font-name="StarSymbol"/>
      </text:list-level-style-bullet>
      <text:list-level-style-bullet text:level="9" text:style-name="RTF_5f_Num_20_2_20_9" text:bullet-char="■">
        <style:list-level-properties text:space-before="5.715cm" text:min-label-width="0.635cm"/>
        <style:text-properties style:font-name="StarSymbol"/>
      </text:list-level-style-bullet>
      <text:list-level-style-bullet text:level="10" text:style-name="RTF_5f_Num_20_2_20_10" text:bullet-char="●">
        <style:list-level-properties text:space-before="6.35cm" text:min-label-width="0.635cm"/>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3.493cm"/>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7.303cm"/>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style:text-properties fo:font-family="Verdana" style:font-family-generic="swiss"/>
      </text:list-level-style-bullet>
      <text:list-level-style-bullet text:level="3" text:style-name="List5Level2" text:bullet-char="■">
        <style:list-level-properties text:space-before="3.493cm"/>
        <style:text-properties fo:font-family="Verdana" style:font-family-generic="swiss"/>
      </text:list-level-style-bullet>
      <text:list-level-style-bullet text:level="4" text:style-name="List5Level3" text:bullet-char="●">
        <style:list-level-properties text:space-before="4.445cm"/>
        <style:text-properties fo:font-family="Verdana" style:font-family-generic="swiss"/>
      </text:list-level-style-bullet>
      <text:list-level-style-bullet text:level="5" text:style-name="List5Level4" text:bullet-char="○">
        <style:list-level-properties text:space-before="5.715cm"/>
        <style:text-properties fo:font-family="Verdana" style:font-family-generic="swiss"/>
      </text:list-level-style-bullet>
      <text:list-level-style-bullet text:level="6" text:style-name="List5Level5" text:bullet-char="■">
        <style:list-level-properties text:space-before="7.303cm"/>
        <style:text-properties fo:font-family="Verdana" style:font-family-generic="swiss"/>
      </text:list-level-style-bullet>
      <text:list-level-style-bullet text:level="7" text:style-name="List5Level6" text:bullet-char="●">
        <style:list-level-properties text:space-before="8.255cm"/>
        <style:text-properties fo:font-family="Verdana" style:font-family-generic="swiss"/>
      </text:list-level-style-bullet>
      <text:list-level-style-bullet text:level="8" text:style-name="List5Level7" text:bullet-char="○">
        <style:list-level-properties text:space-before="9.525cm"/>
        <style:text-properties fo:font-family="Verdana" style:font-family-generic="swiss"/>
      </text:list-level-style-bullet>
      <text:list-level-style-bullet text:level="9" text:style-name="List5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fo:font-family="Verdana" style:font-family-generic="swiss"/>
      </text:list-level-style-bullet>
      <text:list-level-style-bullet text:level="2" text:style-name="List6Level1" text:bullet-char="◦">
        <style:list-level-properties text:space-before="1.905cm"/>
        <style:text-properties fo:font-family="Verdana" style:font-family-generic="swiss"/>
      </text:list-level-style-bullet>
      <text:list-level-style-bullet text:level="3" text:style-name="List6Level2" text:bullet-char="▪">
        <style:list-level-properties text:space-before="3.493cm"/>
        <style:text-properties fo:font-family="Verdana" style:font-family-generic="swiss"/>
      </text:list-level-style-bullet>
      <text:list-level-style-bullet text:level="4" text:style-name="List6Level3" text:bullet-char="•">
        <style:list-level-properties text:space-before="4.445cm"/>
        <style:text-properties fo:font-family="Verdana" style:font-family-generic="swiss"/>
      </text:list-level-style-bullet>
      <text:list-level-style-bullet text:level="5" text:style-name="List6Level4" text:bullet-char="◦">
        <style:list-level-properties text:space-before="5.715cm"/>
        <style:text-properties fo:font-family="Verdana" style:font-family-generic="swiss"/>
      </text:list-level-style-bullet>
      <text:list-level-style-bullet text:level="6" text:style-name="List6Level5" text:bullet-char="▪">
        <style:list-level-properties text:space-before="7.303cm"/>
        <style:text-properties fo:font-family="Verdana" style:font-family-generic="swiss"/>
      </text:list-level-style-bullet>
      <text:list-level-style-bullet text:level="7" text:style-name="List6Level6" text:bullet-char="•">
        <style:list-level-properties text:space-before="8.255cm"/>
        <style:text-properties fo:font-family="Verdana" style:font-family-generic="swiss"/>
      </text:list-level-style-bullet>
      <text:list-level-style-bullet text:level="8" text:style-name="List6Level7" text:bullet-char="◦">
        <style:list-level-properties text:space-before="9.525cm"/>
        <style:text-properties fo:font-family="Verdana" style:font-family-generic="swiss"/>
      </text:list-level-style-bullet>
      <text:list-level-style-bullet text:level="9" text:style-name="List6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3.493cm"/>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4.445cm"/>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5.715cm"/>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7.303cm"/>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8.255cm"/>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9.525cm"/>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1"/>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style:font-name="Verdana1"/>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style:font-name="Verdana1"/>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style:font-name="Verdana1"/>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style:font-name="Verdana1"/>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style:font-name="Verdana1"/>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style:font-name="Verdana1"/>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style:font-name="Verdana1"/>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1"/>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style:font-name="Verdana1"/>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style:font-name="Verdana1"/>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style:font-name="Verdana1"/>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style:font-name="Verdana1"/>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style:font-name="Verdana1"/>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style:font-name="Verdana1"/>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style:font-name="Verdana1"/>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2z2"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WW8Num1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499cm" style:num-format="1" text:number-position="left" text:increment="5"/>
  </office:styles>
  <office:automatic-styles>
    <style:style style:name="MP1" style:family="paragraph" style:parent-style-name="Footer">
      <style:text-properties officeooo:paragraph-rsid="0368c6e5"/>
    </style:style>
    <style:style style:name="MT1" style:family="text">
      <style:text-properties fo:font-size="10.5pt" officeooo:rsid="03867ab9" style:font-size-asian="10.5pt" style:font-size-complex="10.5pt"/>
    </style:style>
    <style:style style:name="MT2" style:family="text">
      <style:text-properties fo:font-size="10.5pt" style:font-size-asian="10.5pt" style:font-size-complex="10.5pt"/>
    </style:style>
    <style:page-layout style:name="Mpm1">
      <style:page-layout-properties fo:page-width="21.006cm" fo:page-height="29.693cm" style:num-format="1" style:print-orientation="portrait" fo:margin-top="3.81cm" fo:margin-bottom="3.81cm" fo:margin-left="4.013cm" fo:margin-right="4.013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09cm" style:distance-before-sep="0.457cm" style:distance-after-sep="0.102cm" style:line-style="none" style:adjustment="left" style:rel-width="25%" style:color="#000000"/>
      </style:page-layout-properties>
      <style:header-style/>
      <style:footer-style>
        <style:header-footer-properties fo:min-height="1.094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3.81cm" fo:margin-bottom="3.81cm" fo:margin-left="4.013cm" fo:margin-right="4.013cm" style:writing-mode="lr-tb" style:footnote-max-height="0cm">
        <style:footnote-sep style:width="0.009cm" style:distance-before-sep="0.457cm" style:distance-after-sep="0.102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4.2</text:span><text:span text:style-name="MT2"> </text:span><text:span text:style-name="MT1">Software<text:tab/><text:tab/></text:span><text:span text:style-name="MT1"><text:page-number style:num-format="Native Numbering" text:select-page="current">673</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5-03-22T21:18:08.633443349</meta:creation-date>
    <meta:editing-cycles>1</meta:editing-cycles>
    <meta:editing-duration>P0D</meta:editing-duration>
    <dc:title>Software: Programas libres y de código abierto en la Administración Pública</dc:title>
    <dc:description>El presente documento introduce las nociones de software libre, sus libertades e implicaciones políticas, tanto en la colaboración técnica para una producción basada en el conocimiento compartido y la cooperación, como para las formas de organización política que crean prototipos de dispositivos democratizantes, en un plano más general. El documento se dirige a mostrar las ventajas que supone y los retos que afronta el software libre para coadyuvar a la transición hacia una economía social del conocimiento común y abierto. En particular, se concentra en las medidas de distinto orden que puede adoptar el Estado para asegurar dicha transición, aludiendo a los procesos de migración a software libre de sus equipos y aplicaciones, a las acciones de fortalecimiento de una industria nacional y regional que pueda asumir las necesidades social, mejorar la seguridad y reducir la dependencia tecnológica, así como a la promoción de estos ecosistemas productivos en general.</dc:description>
    <dc:subject>Buen Conocer / FLOK Society</dc:subject>
    <meta:keyword>software libre</meta:keyword>
    <meta:keyword>soberanía tecnológica</meta:keyword>
    <meta:keyword>ciberseguridad</meta:keyword>
    <meta:keyword>FLOSS</meta:keyword>
    <meta:keyword>FLOK</meta:keyword>
    <meta:keyword>administración pública</meta:keyword>
    <meta:keyword>trabajo cooperativo</meta:keyword>
    <meta:keyword>capitalismo cognitivo</meta:keyword>
    <meta:keyword>economía social del conocimiento</meta:keyword>
    <meta:document-statistic meta:table-count="0" meta:image-count="0" meta:object-count="0" meta:page-count="50" meta:paragraph-count="370" meta:word-count="15514" meta:character-count="105969" meta:non-whitespace-character-count="90878"/>
    <meta:user-defined meta:name="Authors">Jenny Torres, Mariangela Petrizzo</meta:user-defined>
    <meta:user-defined meta:name="Contributors">Milton Cerda, Rubén Zavala, David Vila-Viñas2, Xabier E. Barandiaran5, Bernardo Gutiérrez</meta:user-defined>
    <meta:user-defined meta:name="Document number">4.2</meta:user-defined>
    <meta:user-defined meta:name="Editor">David Vila-Viñas</meta:user-defined>
    <meta:user-defined meta:name="How to cite this document" meta:value-type="string">Torres, J. &amp; Petrizzo, M. (2015). Software: programas libres y de código abierto en la Administración Pública (v.2.0). En Vila-Viñas, D. &amp; Barandiaran, X.E. (Eds.) Buen Conocer / FLOK Society Modelos sostenibles y políticas públicas para una economía social del conocimiento común y abierto en el Ecuador, Quito, Ecuador: IAEN-CIESPAL, disponible en http://book.floksociety.org/ec/4/4-2-software-programas-libres-y-de-codigo-abierto-en-la-administracion-publica</meta:user-defined>
    <meta:user-defined meta:name="Licence" meta:value-type="string">Copyright/Copyleft 2015 FLOK Society / Buen Conocer, Jenny Torres, Mariangela Petrizzo, bajo las licencias Creative Commons BY-SA (Reconocimiento compartir Igual) Ecuatoriana (v.3.0) e Internacional (v.4.0) y GFDL (Licencia de Documentación Libre de GNU)</meta:user-defined>
    <meta:user-defined meta:name="Participants" meta:value-type="string">Gui, Rafael Bonifaz, Leslie Jarrin, Bernardo Gutiérrez, Quirilo Ordóñez, Henry Vallejo, Juan Carlos Sevillano, Marlon Sánchez, Christian Estay, Susana Cadena, Pedro Franco, Christian Benalcázar y Antoine Cárdenas</meta:user-defined>
    <meta:user-defined meta:name="Reviewers" meta:value-type="string">Diego González Rodríguez, Txema Laullón</meta:user-defined>
    <meta:user-defined meta:name="Translator" meta:value-type="string"/>
    <meta:user-defined meta:name="URL" meta:value-type="string">http://book.floksociety.org/ec/4/4-2-software-programas-libres-y-de-codigo-abierto-en-la-administracion-publica</meta:user-defined>
  </office:meta>
</office:document-meta>
</file>